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652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4.95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8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UBARE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_GAP</text:p>
          </table:table-cell>
          <table:table-cell office:value-type="string" calcext:value-type="string">
            <text:p>FINAL_TIME</text:p>
          </table:table-cell>
          <table:table-cell office:value-type="string" calcext:value-type="string">
            <text:p>BESTBOUND</text:p>
          </table:table-cell>
          <table:table-cell office:value-type="string" calcext:value-type="string">
            <text:p>Gap Modif</text:p>
          </table:table-cell>
          <table:table-cell office:value-type="string" calcext:value-type="string">
            <text:p>BESTBOUND</text:p>
          </table:table-cell>
          <table:table-cell office:value-type="string" calcext:value-type="string">
            <text:p>Gap Modi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float" office:value="66533868.7510978" calcext:value-type="float">
            <text:p>66533868,7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32226712396707" calcext:value-type="percentage">
            <text:p>23,22 %</text:p>
          </table:table-cell>
          <table:table-cell office:value-type="float" office:value="3600" calcext:value-type="float">
            <text:p>3600</text:p>
          </table:table-cell>
          <table:table-cell table:formula="of:=[.E2]-[.G2]*(0.0000000001+[.E2])" office:value-type="float" office:value="51082927.1479964" calcext:value-type="float">
            <text:p>51082927,14799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float" office:value="59292457.8506364" calcext:value-type="float">
            <text:p>59292457,8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46552227574541" calcext:value-type="percentage">
            <text:p>24,66 %</text:p>
          </table:table-cell>
          <table:table-cell office:value-type="float" office:value="3600" calcext:value-type="float">
            <text:p>3600</text:p>
          </table:table-cell>
          <table:table-cell table:formula="of:=[.E3]-[.G3]*(0.0000000001+[.E3])" office:value-type="float" office:value="44673770.2891924" calcext:value-type="float">
            <text:p>44673770,28919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float" office:value="55348244.5872097" calcext:value-type="float">
            <text:p>55348244,5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18831504701327" calcext:value-type="percentage">
            <text:p>21,88 %</text:p>
          </table:table-cell>
          <table:table-cell office:value-type="float" office:value="3600" calcext:value-type="float">
            <text:p>3600</text:p>
          </table:table-cell>
          <table:table-cell table:formula="of:=[.E4]-[.G4]*(0.0000000001+[.E4])" office:value-type="float" office:value="43236304.9416135" calcext:value-type="float">
            <text:p>43236304,94161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7" calcext:value-type="float">
            <text:p>37</text:p>
          </table:table-cell>
          <table:table-cell office:value-type="float" office:value="46913712.3006579" calcext:value-type="float">
            <text:p>46913712,3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96640844443115" calcext:value-type="percentage">
            <text:p>19,66 %</text:p>
          </table:table-cell>
          <table:table-cell office:value-type="float" office:value="3600" calcext:value-type="float">
            <text:p>3600</text:p>
          </table:table-cell>
          <table:table-cell table:formula="of:=[.E5]-[.G5]*(0.0000000001+[.E5])" office:value-type="float" office:value="37688560.2978952" calcext:value-type="float">
            <text:p>37688560,29789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1" calcext:value-type="float">
            <text:p>41</text:p>
          </table:table-cell>
          <table:table-cell office:value-type="float" office:value="45320308.3088583" calcext:value-type="float">
            <text:p>45320308,3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66920974884965" calcext:value-type="percentage">
            <text:p>16,69 %</text:p>
          </table:table-cell>
          <table:table-cell office:value-type="float" office:value="3600" calcext:value-type="float">
            <text:p>3600</text:p>
          </table:table-cell>
          <table:table-cell table:formula="of:=[.E6]-[.G6]*(0.0000000001+[.E6])" office:value-type="float" office:value="37755398.2638565" calcext:value-type="float">
            <text:p>37755398,26385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4" calcext:value-type="float">
            <text:p>44</text:p>
          </table:table-cell>
          <table:table-cell office:value-type="float" office:value="44294537.8402088" calcext:value-type="float">
            <text:p>44294537,8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88543505851192" calcext:value-type="percentage">
            <text:p>18,85 %</text:p>
          </table:table-cell>
          <table:table-cell office:value-type="float" office:value="3600" calcext:value-type="float">
            <text:p>3600</text:p>
          </table:table-cell>
          <table:table-cell table:formula="of:=[.E7]-[.G7]*(0.0000000001+[.E7])" office:value-type="float" office:value="35943090.3857575" calcext:value-type="float">
            <text:p>35943090,38575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46148602.1309926" calcext:value-type="float">
            <text:p>46148602,1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330869692630845" calcext:value-type="percentage">
            <text:p>33,09 %</text:p>
          </table:table-cell>
          <table:table-cell office:value-type="float" office:value="3600" calcext:value-type="float">
            <text:p>3600</text:p>
          </table:table-cell>
          <table:table-cell table:formula="of:=[.E8]-[.G8]*(0.0000000001+[.E8])" office:value-type="float" office:value="30879428.3285679" calcext:value-type="float">
            <text:p>30879428,32856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26" calcext:value-type="float">
            <text:p>26</text:p>
          </table:table-cell>
          <table:table-cell office:value-type="float" office:value="100079245.457949" calcext:value-type="float">
            <text:p>100079245,4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375992373648471" calcext:value-type="percentage">
            <text:p>37,60 %</text:p>
          </table:table-cell>
          <table:table-cell office:value-type="float" office:value="3604.09332609177" calcext:value-type="float">
            <text:p>3604,09332609177</text:p>
          </table:table-cell>
          <table:table-cell table:formula="of:=[.E9]-[.G9]*(0.0000000001+[.E9])" office:value-type="float" office:value="62450212.4052668" calcext:value-type="float">
            <text:p>62450212,40526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0" calcext:value-type="float">
            <text:p>30</text:p>
          </table:table-cell>
          <table:table-cell office:value-type="float" office:value="65204576.9814978" calcext:value-type="float">
            <text:p>65204576,9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20238098743729" calcext:value-type="percentage">
            <text:p>22,02 %</text:p>
          </table:table-cell>
          <table:table-cell office:value-type="float" office:value="3600.95639491081" calcext:value-type="float">
            <text:p>3600,95639491081</text:p>
          </table:table-cell>
          <table:table-cell table:formula="of:=[.E10]-[.G10]*(0.0000000001+[.E10])" office:value-type="float" office:value="50844044.9177036" calcext:value-type="float">
            <text:p>50844044,91770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3" calcext:value-type="float">
            <text:p>33</text:p>
          </table:table-cell>
          <table:table-cell office:value-type="float" office:value="76402056.2001145" calcext:value-type="float">
            <text:p>76402056,2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418154800642326" calcext:value-type="percentage">
            <text:p>41,82 %</text:p>
          </table:table-cell>
          <table:table-cell office:value-type="float" office:value="3602.87897109985" calcext:value-type="float">
            <text:p>3602,87897109985</text:p>
          </table:table-cell>
          <table:table-cell table:formula="of:=[.E11]-[.G11]*(0.0000000001+[.E11])" office:value-type="float" office:value="44454169.6210918" calcext:value-type="float">
            <text:p>44454169,62109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7" calcext:value-type="float">
            <text:p>37</text:p>
          </table:table-cell>
          <table:table-cell office:value-type="float" office:value="54004312.05475" calcext:value-type="float">
            <text:p>54004312,0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46919693523381" calcext:value-type="percentage">
            <text:p>24,69 %</text:p>
          </table:table-cell>
          <table:table-cell office:value-type="float" office:value="3601.32465219498" calcext:value-type="float">
            <text:p>3601,32465219498</text:p>
          </table:table-cell>
          <table:table-cell table:formula="of:=[.E12]-[.G12]*(0.0000000001+[.E12])" office:value-type="float" office:value="40669583.8732501" calcext:value-type="float">
            <text:p>40669583,87325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1" calcext:value-type="float">
            <text:p>41</text:p>
          </table:table-cell>
          <table:table-cell office:value-type="float" office:value="50147457.6355531" calcext:value-type="float">
            <text:p>50147457,6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33225456348642" calcext:value-type="percentage">
            <text:p>23,32 %</text:p>
          </table:table-cell>
          <table:table-cell office:value-type="float" office:value="3601.82494688034" calcext:value-type="float">
            <text:p>3601,82494688034</text:p>
          </table:table-cell>
          <table:table-cell table:formula="of:=[.E13]-[.G13]*(0.0000000001+[.E13])" office:value-type="float" office:value="38451793.943777" calcext:value-type="float">
            <text:p>38451793,9437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4" calcext:value-type="float">
            <text:p>44</text:p>
          </table:table-cell>
          <table:table-cell office:value-type="float" office:value="51250266.2902146" calcext:value-type="float">
            <text:p>51250266,2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310868357937766" calcext:value-type="percentage">
            <text:p>31,09 %</text:p>
          </table:table-cell>
          <table:table-cell office:value-type="float" office:value="3601.22720003128" calcext:value-type="float">
            <text:p>3601,22720003128</text:p>
          </table:table-cell>
          <table:table-cell table:formula="of:=[.E14]-[.G14]*(0.0000000001+[.E14])" office:value-type="float" office:value="35318180.1647023" calcext:value-type="float">
            <text:p>35318180,16470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8" calcext:value-type="float">
            <text:p>48</text:p>
          </table:table-cell>
          <table:table-cell office:value-type="float" office:value="41906963.7869161" calcext:value-type="float">
            <text:p>41906963,7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50212300364598" calcext:value-type="percentage">
            <text:p>15,02 %</text:p>
          </table:table-cell>
          <table:table-cell office:value-type="float" office:value="3635.66897892952" calcext:value-type="float">
            <text:p>3635,66897892952</text:p>
          </table:table-cell>
          <table:table-cell table:formula="of:=[.E15]-[.G15]*(0.0000000001+[.E15])" office:value-type="float" office:value="35612022.3551875" calcext:value-type="float">
            <text:p>35612022,355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26" calcext:value-type="float">
            <text:p>26</text:p>
          </table:table-cell>
          <table:table-cell office:value-type="float" office:value="88144060.5632245" calcext:value-type="float">
            <text:p>88144060,5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8389236756453" calcext:value-type="percentage">
            <text:p>6,84 %</text:p>
          </table:table-cell>
          <table:table-cell office:value-type="float" office:value="3601.04546689987" calcext:value-type="float">
            <text:p>3601,04546689987</text:p>
          </table:table-cell>
          <table:table-cell table:formula="of:=[.E16]-[.G16]*(0.0000000001+[.E16])" office:value-type="float" office:value="82115955.536691" calcext:value-type="float">
            <text:p>82115955,5366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0" calcext:value-type="float">
            <text:p>30</text:p>
          </table:table-cell>
          <table:table-cell office:value-type="float" office:value="84974131.56523" calcext:value-type="float">
            <text:p>84974131,5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85963549718901" calcext:value-type="percentage">
            <text:p>8,60 %</text:p>
          </table:table-cell>
          <table:table-cell office:value-type="float" office:value="3601.17340803146" calcext:value-type="float">
            <text:p>3601,17340803146</text:p>
          </table:table-cell>
          <table:table-cell table:formula="of:=[.E17]-[.G17]*(0.0000000001+[.E17])" office:value-type="float" office:value="77669453.5816019" calcext:value-type="float">
            <text:p>77669453,58160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3" calcext:value-type="float">
            <text:p>33</text:p>
          </table:table-cell>
          <table:table-cell office:value-type="float" office:value="83040625.4607395" calcext:value-type="float">
            <text:p>83040625,4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2789112429125" calcext:value-type="percentage">
            <text:p>6,28 %</text:p>
          </table:table-cell>
          <table:table-cell office:value-type="float" office:value="3601.32444000244" calcext:value-type="float">
            <text:p>3601,32444000244</text:p>
          </table:table-cell>
          <table:table-cell table:formula="of:=[.E18]-[.G18]*(0.0000000001+[.E18])" office:value-type="float" office:value="77826578.2925003" calcext:value-type="float">
            <text:p>77826578,2925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7" calcext:value-type="float">
            <text:p>37</text:p>
          </table:table-cell>
          <table:table-cell office:value-type="float" office:value="83251316.3570088" calcext:value-type="float">
            <text:p>83251316,3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71314948721318" calcext:value-type="percentage">
            <text:p>7,13 %</text:p>
          </table:table-cell>
          <table:table-cell office:value-type="float" office:value="3601.13514208794" calcext:value-type="float">
            <text:p>3601,13514208794</text:p>
          </table:table-cell>
          <table:table-cell table:formula="of:=[.E19]-[.G19]*(0.0000000001+[.E19])" office:value-type="float" office:value="77314253.0000265" calcext:value-type="float">
            <text:p>77314253,00002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1" calcext:value-type="float">
            <text:p>41</text:p>
          </table:table-cell>
          <table:table-cell office:value-type="float" office:value="80870531.8823397" calcext:value-type="float">
            <text:p>80870531,8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54569651639522" calcext:value-type="percentage">
            <text:p>5,46 %</text:p>
          </table:table-cell>
          <table:table-cell office:value-type="float" office:value="3601.30671000481" calcext:value-type="float">
            <text:p>3601,30671000481</text:p>
          </table:table-cell>
          <table:table-cell table:formula="of:=[.E20]-[.G20]*(0.0000000001+[.E20])" office:value-type="float" office:value="76457455.1296176" calcext:value-type="float">
            <text:p>76457455,1296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4" calcext:value-type="float">
            <text:p>44</text:p>
          </table:table-cell>
          <table:table-cell office:value-type="float" office:value="81072123.6623251" calcext:value-type="float">
            <text:p>81072123,6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6616588398356" calcext:value-type="percentage">
            <text:p>6,66 %</text:p>
          </table:table-cell>
          <table:table-cell office:value-type="float" office:value="3601.25981807709" calcext:value-type="float">
            <text:p>3601,25981807709</text:p>
          </table:table-cell>
          <table:table-cell table:formula="of:=[.E21]-[.G21]*(0.0000000001+[.E21])" office:value-type="float" office:value="75671375.3697314" calcext:value-type="float">
            <text:p>75671375,36973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8" calcext:value-type="float">
            <text:p>48</text:p>
          </table:table-cell>
          <table:table-cell office:value-type="float" office:value="78741588.531785" calcext:value-type="float">
            <text:p>78741588,5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40341476002991" calcext:value-type="percentage">
            <text:p>4,03 %</text:p>
          </table:table-cell>
          <table:table-cell office:value-type="float" office:value="3600.86223506927" calcext:value-type="float">
            <text:p>3600,86223506927</text:p>
          </table:table-cell>
          <table:table-cell table:formula="of:=[.E22]-[.G22]*(0.0000000001+[.E22])" office:value-type="float" office:value="75565036.6275926" calcext:value-type="float">
            <text:p>75565036,62759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26" calcext:value-type="float">
            <text:p>26</text:p>
          </table:table-cell>
          <table:table-cell office:value-type="float" office:value="72092493.6773055" calcext:value-type="float">
            <text:p>72092493,6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93472282610447" calcext:value-type="percentage">
            <text:p>19,35 %</text:p>
          </table:table-cell>
          <table:table-cell office:value-type="float" office:value="3601.23401904106" calcext:value-type="float">
            <text:p>3601,23401904106</text:p>
          </table:table-cell>
          <table:table-cell table:formula="of:=[.E23]-[.G23]*(0.0000000001+[.E23])" office:value-type="float" office:value="58144594.366478" calcext:value-type="float">
            <text:p>58144594,3664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0" calcext:value-type="float">
            <text:p>30</text:p>
          </table:table-cell>
          <table:table-cell office:value-type="float" office:value="60700309.0753606" calcext:value-type="float">
            <text:p>60700309,0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82073767700196" calcext:value-type="percentage">
            <text:p>18,21 %</text:p>
          </table:table-cell>
          <table:table-cell office:value-type="float" office:value="3601.92906689644" calcext:value-type="float">
            <text:p>3601,92906689644</text:p>
          </table:table-cell>
          <table:table-cell table:formula="of:=[.E24]-[.G24]*(0.0000000001+[.E24])" office:value-type="float" office:value="49648375.1014433" calcext:value-type="float">
            <text:p>49648375,10144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3" calcext:value-type="float">
            <text:p>33</text:p>
          </table:table-cell>
          <table:table-cell office:value-type="float" office:value="61038168.4185493" calcext:value-type="float">
            <text:p>61038168,42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57017974930369" calcext:value-type="percentage">
            <text:p>15,70 %</text:p>
          </table:table-cell>
          <table:table-cell office:value-type="float" office:value="3602.01390194893" calcext:value-type="float">
            <text:p>3602,01390194893</text:p>
          </table:table-cell>
          <table:table-cell table:formula="of:=[.E25]-[.G25]*(0.0000000001+[.E25])" office:value-type="float" office:value="51454078.8200099" calcext:value-type="float">
            <text:p>51454078,82000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7" calcext:value-type="float">
            <text:p>37</text:p>
          </table:table-cell>
          <table:table-cell office:value-type="float" office:value="56633151.6967431" calcext:value-type="float">
            <text:p>56633151,7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06025068984053" calcext:value-type="percentage">
            <text:p>20,60 %</text:p>
          </table:table-cell>
          <table:table-cell office:value-type="float" office:value="3601.28112912178" calcext:value-type="float">
            <text:p>3601,28112912178</text:p>
          </table:table-cell>
          <table:table-cell table:formula="of:=[.E26]-[.G26]*(0.0000000001+[.E26])" office:value-type="float" office:value="44965302.7116373" calcext:value-type="float">
            <text:p>44965302,71163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1" calcext:value-type="float">
            <text:p>41</text:p>
          </table:table-cell>
          <table:table-cell office:value-type="float" office:value="53236428.5958509" calcext:value-type="float">
            <text:p>53236428,6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87206524441891" calcext:value-type="percentage">
            <text:p>18,72 %</text:p>
          </table:table-cell>
          <table:table-cell office:value-type="float" office:value="3600.92717313766" calcext:value-type="float">
            <text:p>3600,92717313766</text:p>
          </table:table-cell>
          <table:table-cell table:formula="of:=[.E27]-[.G27]*(0.0000000001+[.E27])" office:value-type="float" office:value="43270221.8247228" calcext:value-type="float">
            <text:p>43270221,82472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4" calcext:value-type="float">
            <text:p>44</text:p>
          </table:table-cell>
          <table:table-cell office:value-type="float" office:value="50325637.4145698" calcext:value-type="float">
            <text:p>50325637,4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00051926976772" calcext:value-type="percentage">
            <text:p>20,01 %</text:p>
          </table:table-cell>
          <table:table-cell office:value-type="float" office:value="3602.69794607162" calcext:value-type="float">
            <text:p>3602,69794607162</text:p>
          </table:table-cell>
          <table:table-cell table:formula="of:=[.E28]-[.G28]*(0.0000000001+[.E28])" office:value-type="float" office:value="40257896.6734508" calcext:value-type="float">
            <text:p>40257896,67345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8" calcext:value-type="float">
            <text:p>48</text:p>
          </table:table-cell>
          <table:table-cell office:value-type="float" office:value="44976080.6054048" calcext:value-type="float">
            <text:p>44976080,6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55202059590393" calcext:value-type="percentage">
            <text:p>5,52 %</text:p>
          </table:table-cell>
          <table:table-cell office:value-type="float" office:value="3601.22659397125" calcext:value-type="float">
            <text:p>3601,22659397125</text:p>
          </table:table-cell>
          <table:table-cell table:formula="of:=[.E29]-[.G29]*(0.0000000001+[.E29])" office:value-type="float" office:value="42493308.3236829" calcext:value-type="float">
            <text:p>42493308,32368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26" calcext:value-type="float">
            <text:p>26</text:p>
          </table:table-cell>
          <table:table-cell office:value-type="float" office:value="74843892.0184549" calcext:value-type="float">
            <text:p>74843892,02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16986758310793" calcext:value-type="percentage">
            <text:p>21,70 %</text:p>
          </table:table-cell>
          <table:table-cell office:value-type="float" office:value="3604.86081790924" calcext:value-type="float">
            <text:p>3604,86081790924</text:p>
          </table:table-cell>
          <table:table-cell table:formula="of:=[.E30]-[.G30]*(0.0000000001+[.E30])" office:value-type="float" office:value="58603758.5100073" calcext:value-type="float">
            <text:p>58603758,51000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0" calcext:value-type="float">
            <text:p>30</text:p>
          </table:table-cell>
          <table:table-cell office:value-type="float" office:value="61230676.387866" calcext:value-type="float">
            <text:p>61230676,3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72232335983508" calcext:value-type="percentage">
            <text:p>17,22 %</text:p>
          </table:table-cell>
          <table:table-cell office:value-type="float" office:value="3601.37282705307" calcext:value-type="float">
            <text:p>3601,37282705307</text:p>
          </table:table-cell>
          <table:table-cell table:formula="of:=[.E31]-[.G31]*(0.0000000001+[.E31])" office:value-type="float" office:value="50684773.9597336" calcext:value-type="float">
            <text:p>50684773,95973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3" calcext:value-type="float">
            <text:p>33</text:p>
          </table:table-cell>
          <table:table-cell office:value-type="float" office:value="54549040.0359843" calcext:value-type="float">
            <text:p>54549040,0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3284212645869" calcext:value-type="percentage">
            <text:p>9,33 %</text:p>
          </table:table-cell>
          <table:table-cell office:value-type="float" office:value="3601.13122606277" calcext:value-type="float">
            <text:p>3601,13122606277</text:p>
          </table:table-cell>
          <table:table-cell table:formula="of:=[.E32]-[.G32]*(0.0000000001+[.E32])" office:value-type="float" office:value="49460475.7856395" calcext:value-type="float">
            <text:p>49460475,78563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7" calcext:value-type="float">
            <text:p>37</text:p>
          </table:table-cell>
          <table:table-cell office:value-type="float" office:value="57239424.3480522" calcext:value-type="float">
            <text:p>57239424,3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07142877170642" calcext:value-type="percentage">
            <text:p>20,71 %</text:p>
          </table:table-cell>
          <table:table-cell office:value-type="float" office:value="3601.1713540554" calcext:value-type="float">
            <text:p>3601,1713540554</text:p>
          </table:table-cell>
          <table:table-cell table:formula="of:=[.E33]-[.G33]*(0.0000000001+[.E33])" office:value-type="float" office:value="45382685.3010054" calcext:value-type="float">
            <text:p>45382685,30100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1" calcext:value-type="float">
            <text:p>41</text:p>
          </table:table-cell>
          <table:table-cell office:value-type="float" office:value="53703101.2591174" calcext:value-type="float">
            <text:p>53703101,2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54508911717752" calcext:value-type="percentage">
            <text:p>15,45 %</text:p>
          </table:table-cell>
          <table:table-cell office:value-type="float" office:value="3601.3290719986" calcext:value-type="float">
            <text:p>3601,3290719986</text:p>
          </table:table-cell>
          <table:table-cell table:formula="of:=[.E34]-[.G34]*(0.0000000001+[.E34])" office:value-type="float" office:value="45405493.5277029" calcext:value-type="float">
            <text:p>45405493,52770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4" calcext:value-type="float">
            <text:p>44</text:p>
          </table:table-cell>
          <table:table-cell office:value-type="float" office:value="51667629.6550982" calcext:value-type="float">
            <text:p>51667629,6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85554562705575" calcext:value-type="percentage">
            <text:p>18,56 %</text:p>
          </table:table-cell>
          <table:table-cell office:value-type="float" office:value="3601.51175999641" calcext:value-type="float">
            <text:p>3601,51175999641</text:p>
          </table:table-cell>
          <table:table-cell table:formula="of:=[.E35]-[.G35]*(0.0000000001+[.E35])" office:value-type="float" office:value="42080465.2284129" calcext:value-type="float">
            <text:p>42080465,22841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8" calcext:value-type="float">
            <text:p>48</text:p>
          </table:table-cell>
          <table:table-cell office:value-type="float" office:value="47833867.7227675" calcext:value-type="float">
            <text:p>47833867,72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13716237529867" calcext:value-type="percentage">
            <text:p>11,37 %</text:p>
          </table:table-cell>
          <table:table-cell office:value-type="float" office:value="3606.81370997429" calcext:value-type="float">
            <text:p>3606,81370997429</text:p>
          </table:table-cell>
          <table:table-cell table:formula="of:=[.E36]-[.G36]*(0.0000000001+[.E36])" office:value-type="float" office:value="42394380.258833" calcext:value-type="float">
            <text:p>42394380,2588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42" calcext:value-type="float">
            <text:p>42</text:p>
          </table:table-cell>
          <table:table-cell office:value-type="float" office:value="48386235.0076389" calcext:value-type="float">
            <text:p>48386235,0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03447236042855" calcext:value-type="percentage">
            <text:p>20,34 %</text:p>
          </table:table-cell>
          <table:table-cell office:value-type="float" office:value="3600" calcext:value-type="float">
            <text:p>3600</text:p>
          </table:table-cell>
          <table:table-cell table:formula="of:=[.E37]-[.G37]*(0.0000000001+[.E37])" office:value-type="float" office:value="38542189.2328147" calcext:value-type="float">
            <text:p>38542189,23281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42236734.9036984" calcext:value-type="float">
            <text:p>42236734,9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5910663850531" calcext:value-type="percentage">
            <text:p>15,91 %</text:p>
          </table:table-cell>
          <table:table-cell office:value-type="float" office:value="3600" calcext:value-type="float">
            <text:p>3600</text:p>
          </table:table-cell>
          <table:table-cell table:formula="of:=[.E38]-[.G38]*(0.0000000001+[.E38])" office:value-type="float" office:value="35516589.991731" calcext:value-type="float">
            <text:p>35516589,9917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54" calcext:value-type="float">
            <text:p>54</text:p>
          </table:table-cell>
          <table:table-cell office:value-type="float" office:value="39101221.8521855" calcext:value-type="float">
            <text:p>39101221,8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88945394706493" calcext:value-type="percentage">
            <text:p>8,89 %</text:p>
          </table:table-cell>
          <table:table-cell office:value-type="float" office:value="3600" calcext:value-type="float">
            <text:p>3600</text:p>
          </table:table-cell>
          <table:table-cell table:formula="of:=[.E39]-[.G39]*(0.0000000001+[.E39])" office:value-type="float" office:value="35623348.2410367" calcext:value-type="float">
            <text:p>35623348,24103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office:value-type="float" office:value="36043370.8653879" calcext:value-type="float">
            <text:p>36043370,8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0146157789543" calcext:value-type="percentage">
            <text:p>6,01 %</text:p>
          </table:table-cell>
          <table:table-cell office:value-type="float" office:value="3600" calcext:value-type="float">
            <text:p>3600</text:p>
          </table:table-cell>
          <table:table-cell table:formula="of:=[.E40]-[.G40]*(0.0000000001+[.E40])" office:value-type="float" office:value="33875500.5940513" calcext:value-type="float">
            <text:p>33875500,59405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66" calcext:value-type="float">
            <text:p>66</text:p>
          </table:table-cell>
          <table:table-cell office:value-type="float" office:value="35230513.7711819" calcext:value-type="float">
            <text:p>35230513,7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7582269502708" calcext:value-type="percentage">
            <text:p>9,76 %</text:p>
          </table:table-cell>
          <table:table-cell office:value-type="float" office:value="3600" calcext:value-type="float">
            <text:p>3600</text:p>
          </table:table-cell>
          <table:table-cell table:formula="of:=[.E41]-[.G41]*(0.0000000001+[.E41])" office:value-type="float" office:value="31792640.2816436" calcext:value-type="float">
            <text:p>31792640,28164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office:value-type="float" office:value="36483243.6844486" calcext:value-type="float">
            <text:p>36483243,6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93009729326185" calcext:value-type="percentage">
            <text:p>19,30 %</text:p>
          </table:table-cell>
          <table:table-cell office:value-type="float" office:value="3600" calcext:value-type="float">
            <text:p>3600</text:p>
          </table:table-cell>
          <table:table-cell table:formula="of:=[.E42]-[.G42]*(0.0000000001+[.E42])" office:value-type="float" office:value="29441622.6959719" calcext:value-type="float">
            <text:p>29441622,69597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78" calcext:value-type="float">
            <text:p>78</text:p>
          </table:table-cell>
          <table:table-cell office:value-type="float" office:value="31235735.3944446" calcext:value-type="float">
            <text:p>31235735,3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88845611941457" calcext:value-type="percentage">
            <text:p>8,88 %</text:p>
          </table:table-cell>
          <table:table-cell office:value-type="float" office:value="3600" calcext:value-type="float">
            <text:p>3600</text:p>
          </table:table-cell>
          <table:table-cell table:formula="of:=[.E43]-[.G43]*(0.0000000001+[.E43])" office:value-type="float" office:value="28460577.3688837" calcext:value-type="float">
            <text:p>28460577,3688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42" calcext:value-type="float">
            <text:p>42</text:p>
          </table:table-cell>
          <table:table-cell office:value-type="float" office:value="47985966.2481538" calcext:value-type="float">
            <text:p>47985966,2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27890129742639" calcext:value-type="percentage">
            <text:p>12,79 %</text:p>
          </table:table-cell>
          <table:table-cell office:value-type="float" office:value="3601.10094213486" calcext:value-type="float">
            <text:p>3601,10094213486</text:p>
          </table:table-cell>
          <table:table-cell table:formula="of:=[.E44]-[.G44]*(0.0000000001+[.E44])" office:value-type="float" office:value="41849034.7988515" calcext:value-type="float">
            <text:p>41849034,79885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48" calcext:value-type="float">
            <text:p>48</text:p>
          </table:table-cell>
          <table:table-cell office:value-type="float" office:value="42373186.8719277" calcext:value-type="float">
            <text:p>42373186,8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1626859773393" calcext:value-type="percentage">
            <text:p>9,16 %</text:p>
          </table:table-cell>
          <table:table-cell office:value-type="float" office:value="3601.588793993" calcext:value-type="float">
            <text:p>3601,588793993</text:p>
          </table:table-cell>
          <table:table-cell table:formula="of:=[.E45]-[.G45]*(0.0000000001+[.E45])" office:value-type="float" office:value="38490664.8202618" calcext:value-type="float">
            <text:p>38490664,82026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54" calcext:value-type="float">
            <text:p>54</text:p>
          </table:table-cell>
          <table:table-cell office:value-type="float" office:value="42083721.7308023" calcext:value-type="float">
            <text:p>42083721,7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54540037886171" calcext:value-type="percentage">
            <text:p>15,45 %</text:p>
          </table:table-cell>
          <table:table-cell office:value-type="float" office:value="3601.03248381615" calcext:value-type="float">
            <text:p>3601,03248381615</text:p>
          </table:table-cell>
          <table:table-cell table:formula="of:=[.E46]-[.G46]*(0.0000000001+[.E46])" office:value-type="float" office:value="35580101.780133" calcext:value-type="float">
            <text:p>35580101,7801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60" calcext:value-type="float">
            <text:p>60</text:p>
          </table:table-cell>
          <table:table-cell office:value-type="float" office:value="37842841.9717368" calcext:value-type="float">
            <text:p>37842841,9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11251346967367" calcext:value-type="percentage">
            <text:p>11,13 %</text:p>
          </table:table-cell>
          <table:table-cell office:value-type="float" office:value="3602.29445695877" calcext:value-type="float">
            <text:p>3602,29445695877</text:p>
          </table:table-cell>
          <table:table-cell table:formula="of:=[.E47]-[.G47]*(0.0000000001+[.E47])" office:value-type="float" office:value="33632774.8293079" calcext:value-type="float">
            <text:p>33632774,82930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66" calcext:value-type="float">
            <text:p>66</text:p>
          </table:table-cell>
          <table:table-cell office:value-type="float" office:value="35129782.0334401" calcext:value-type="float">
            <text:p>35129782,0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1052891350194" calcext:value-type="percentage">
            <text:p>9,11 %</text:p>
          </table:table-cell>
          <table:table-cell office:value-type="float" office:value="3601.9063270092" calcext:value-type="float">
            <text:p>3601,9063270092</text:p>
          </table:table-cell>
          <table:table-cell table:formula="of:=[.E48]-[.G48]*(0.0000000001+[.E48])" office:value-type="float" office:value="31931113.8067933" calcext:value-type="float">
            <text:p>31931113,80679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72" calcext:value-type="float">
            <text:p>72</text:p>
          </table:table-cell>
          <table:table-cell office:value-type="float" office:value="32273617.25971" calcext:value-type="float">
            <text:p>32273617,2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4400503409437" calcext:value-type="percentage">
            <text:p>6,44 %</text:p>
          </table:table-cell>
          <table:table-cell office:value-type="float" office:value="3601.65512299538" calcext:value-type="float">
            <text:p>3601,65512299538</text:p>
          </table:table-cell>
          <table:table-cell table:formula="of:=[.E49]-[.G49]*(0.0000000001+[.E49])" office:value-type="float" office:value="30195180.0613412" calcext:value-type="float">
            <text:p>30195180,06134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78" calcext:value-type="float">
            <text:p>78</text:p>
          </table:table-cell>
          <table:table-cell office:value-type="float" office:value="29208563.64297" calcext:value-type="float">
            <text:p>29208563,6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9693379422647" calcext:value-type="percentage">
            <text:p>0,97 %</text:p>
          </table:table-cell>
          <table:table-cell office:value-type="float" office:value="3604.67298412323" calcext:value-type="float">
            <text:p>3604,67298412323</text:p>
          </table:table-cell>
          <table:table-cell table:formula="of:=[.E50]-[.G50]*(0.0000000001+[.E50])" office:value-type="float" office:value="28925433.9531882" calcext:value-type="float">
            <text:p>28925433,95318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42" calcext:value-type="float">
            <text:p>42</text:p>
          </table:table-cell>
          <table:table-cell office:value-type="float" office:value="85650629.0847881" calcext:value-type="float">
            <text:p>85650629,0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44944262454118" calcext:value-type="percentage">
            <text:p>4,49 %</text:p>
          </table:table-cell>
          <table:table-cell office:value-type="float" office:value="3601.29577589035" calcext:value-type="float">
            <text:p>3601,29577589035</text:p>
          </table:table-cell>
          <table:table-cell table:formula="of:=[.E51]-[.G51]*(0.0000000001+[.E51])" office:value-type="float" office:value="81801124.7318411" calcext:value-type="float">
            <text:p>81801124,73184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48" calcext:value-type="float">
            <text:p>48</text:p>
          </table:table-cell>
          <table:table-cell office:value-type="float" office:value="82694862.4584035" calcext:value-type="float">
            <text:p>82694862,4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23749091611622" calcext:value-type="percentage">
            <text:p>2,37 %</text:p>
          </table:table-cell>
          <table:table-cell office:value-type="float" office:value="3601.33786892891" calcext:value-type="float">
            <text:p>3601,33786892891</text:p>
          </table:table-cell>
          <table:table-cell table:formula="of:=[.E52]-[.G52]*(0.0000000001+[.E52])" office:value-type="float" office:value="80730934.5940684" calcext:value-type="float">
            <text:p>80730934,59406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54" calcext:value-type="float">
            <text:p>54</text:p>
          </table:table-cell>
          <table:table-cell office:value-type="float" office:value="69489636.9372295" calcext:value-type="float">
            <text:p>69489636,9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1536251422602" calcext:value-type="percentage">
            <text:p>1,54 %</text:p>
          </table:table-cell>
          <table:table-cell office:value-type="float" office:value="3600.73803687096" calcext:value-type="float">
            <text:p>3600,73803687096</text:p>
          </table:table-cell>
          <table:table-cell table:formula="of:=[.E53]-[.G53]*(0.0000000001+[.E53])" office:value-type="float" office:value="68422101.4012204" calcext:value-type="float">
            <text:p>68422101,40122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60" calcext:value-type="float">
            <text:p>60</text:p>
          </table:table-cell>
          <table:table-cell office:value-type="float" office:value="46370984.7637557" calcext:value-type="float">
            <text:p>46370984,7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19096021187398" calcext:value-type="percentage">
            <text:p>1,91 %</text:p>
          </table:table-cell>
          <table:table-cell office:value-type="float" office:value="3630.78736114502" calcext:value-type="float">
            <text:p>3630,78736114502</text:p>
          </table:table-cell>
          <table:table-cell table:formula="of:=[.E54]-[.G54]*(0.0000000001+[.E54])" office:value-type="float" office:value="45485483.4562265" calcext:value-type="float">
            <text:p>45485483,45622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66" calcext:value-type="float">
            <text:p>66</text:p>
          </table:table-cell>
          <table:table-cell office:value-type="float" office:value="38053677.9871171" calcext:value-type="float">
            <text:p>38053677,9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23328345133642" calcext:value-type="percentage">
            <text:p>2,33 %</text:p>
          </table:table-cell>
          <table:table-cell office:value-type="float" office:value="3601.34721684456" calcext:value-type="float">
            <text:p>3601,34721684456</text:p>
          </table:table-cell>
          <table:table-cell table:formula="of:=[.E55]-[.G55]*(0.0000000001+[.E55])" office:value-type="float" office:value="37165948.6534292" calcext:value-type="float">
            <text:p>37165948,65342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72" calcext:value-type="float">
            <text:p>72</text:p>
          </table:table-cell>
          <table:table-cell office:value-type="float" office:value="34841771.0939928" calcext:value-type="float">
            <text:p>34841771,0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40446935671135" calcext:value-type="percentage">
            <text:p>4,04 %</text:p>
          </table:table-cell>
          <table:table-cell office:value-type="float" office:value="3601.58369612694" calcext:value-type="float">
            <text:p>3601,58369612694</text:p>
          </table:table-cell>
          <table:table-cell table:formula="of:=[.E56]-[.G56]*(0.0000000001+[.E56])" office:value-type="float" office:value="33432528.2198857" calcext:value-type="float">
            <text:p>33432528,21988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78" calcext:value-type="float">
            <text:p>78</text:p>
          </table:table-cell>
          <table:table-cell office:value-type="float" office:value="31383602.1675237" calcext:value-type="float">
            <text:p>31383602,1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12290967150327" calcext:value-type="percentage">
            <text:p>1,23 %</text:p>
          </table:table-cell>
          <table:table-cell office:value-type="float" office:value="3601.66002511978" calcext:value-type="float">
            <text:p>3601,66002511978</text:p>
          </table:table-cell>
          <table:table-cell table:formula="of:=[.E57]-[.G57]*(0.0000000001+[.E57])" office:value-type="float" office:value="30997867.3442237" calcext:value-type="float">
            <text:p>30997867,34422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42" calcext:value-type="float">
            <text:p>42</text:p>
          </table:table-cell>
          <table:table-cell office:value-type="float" office:value="52883729.2113818" calcext:value-type="float">
            <text:p>52883729,2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72279409044396" calcext:value-type="percentage">
            <text:p>7,23 %</text:p>
          </table:table-cell>
          <table:table-cell office:value-type="float" office:value="3601.21779298782" calcext:value-type="float">
            <text:p>3601,21779298782</text:p>
          </table:table-cell>
          <table:table-cell table:formula="of:=[.E58]-[.G58]*(0.0000000001+[.E58])" office:value-type="float" office:value="49061324.5159193" calcext:value-type="float">
            <text:p>49061324,5159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48" calcext:value-type="float">
            <text:p>48</text:p>
          </table:table-cell>
          <table:table-cell office:value-type="float" office:value="51849039.3587917" calcext:value-type="float">
            <text:p>51849039,3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18696589868364" calcext:value-type="percentage">
            <text:p>11,87 %</text:p>
          </table:table-cell>
          <table:table-cell office:value-type="float" office:value="3601.30622696877" calcext:value-type="float">
            <text:p>3601,30622696877</text:p>
          </table:table-cell>
          <table:table-cell table:formula="of:=[.E59]-[.G59]*(0.0000000001+[.E59])" office:value-type="float" office:value="45694735.1989525" calcext:value-type="float">
            <text:p>45694735,1989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54" calcext:value-type="float">
            <text:p>54</text:p>
          </table:table-cell>
          <table:table-cell office:value-type="float" office:value="46148980.2298147" calcext:value-type="float">
            <text:p>46148980,2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5340434418675" calcext:value-type="percentage">
            <text:p>6,53 %</text:p>
          </table:table-cell>
          <table:table-cell office:value-type="float" office:value="3601.0190680027" calcext:value-type="float">
            <text:p>3601,0190680027</text:p>
          </table:table-cell>
          <table:table-cell table:formula="of:=[.E60]-[.G60]*(0.0000000001+[.E60])" office:value-type="float" office:value="43133585.8136198" calcext:value-type="float">
            <text:p>43133585,81361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60" calcext:value-type="float">
            <text:p>60</text:p>
          </table:table-cell>
          <table:table-cell office:value-type="float" office:value="46455329.7250076" calcext:value-type="float">
            <text:p>46455329,7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08777151157512" calcext:value-type="percentage">
            <text:p>10,88 %</text:p>
          </table:table-cell>
          <table:table-cell office:value-type="float" office:value="3601.35700392723" calcext:value-type="float">
            <text:p>3601,35700392723</text:p>
          </table:table-cell>
          <table:table-cell table:formula="of:=[.E61]-[.G61]*(0.0000000001+[.E61])" office:value-type="float" office:value="41402051.3014384" calcext:value-type="float">
            <text:p>41402051,30143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66" calcext:value-type="float">
            <text:p>66</text:p>
          </table:table-cell>
          <table:table-cell office:value-type="float" office:value="42503514.6493295" calcext:value-type="float">
            <text:p>42503514,6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73851259603211" calcext:value-type="percentage">
            <text:p>7,39 %</text:p>
          </table:table-cell>
          <table:table-cell office:value-type="float" office:value="3601.60121703148" calcext:value-type="float">
            <text:p>3601,60121703148</text:p>
          </table:table-cell>
          <table:table-cell table:formula="of:=[.E62]-[.G62]*(0.0000000001+[.E62])" office:value-type="float" office:value="39364576.554913" calcext:value-type="float">
            <text:p>39364576,5549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72" calcext:value-type="float">
            <text:p>72</text:p>
          </table:table-cell>
          <table:table-cell office:value-type="float" office:value="41141420.4384622" calcext:value-type="float">
            <text:p>41141420,4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86493049941" calcext:value-type="percentage">
            <text:p>6,86 %</text:p>
          </table:table-cell>
          <table:table-cell office:value-type="float" office:value="3601.42214894295" calcext:value-type="float">
            <text:p>3601,42214894295</text:p>
          </table:table-cell>
          <table:table-cell table:formula="of:=[.E63]-[.G63]*(0.0000000001+[.E63])" office:value-type="float" office:value="38317090.5188917" calcext:value-type="float">
            <text:p>38317090,51889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78" calcext:value-type="float">
            <text:p>78</text:p>
          </table:table-cell>
          <table:table-cell office:value-type="float" office:value="38850955.0074973" calcext:value-type="float">
            <text:p>38850955,0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46279543892718" calcext:value-type="percentage">
            <text:p>4,63 %</text:p>
          </table:table-cell>
          <table:table-cell office:value-type="float" office:value="3601.34450101852" calcext:value-type="float">
            <text:p>3601,34450101852</text:p>
          </table:table-cell>
          <table:table-cell table:formula="of:=[.E64]-[.G64]*(0.0000000001+[.E64])" office:value-type="float" office:value="37052950.5299538" calcext:value-type="float">
            <text:p>37052950,52995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42" calcext:value-type="float">
            <text:p>42</text:p>
          </table:table-cell>
          <table:table-cell office:value-type="float" office:value="50690616.9166465" calcext:value-type="float">
            <text:p>50690616,92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5468661612338" calcext:value-type="percentage">
            <text:p>9,55 %</text:p>
          </table:table-cell>
          <table:table-cell office:value-type="float" office:value="3600.93593716621" calcext:value-type="float">
            <text:p>3600,93593716621</text:p>
          </table:table-cell>
          <table:table-cell table:formula="of:=[.E65]-[.G65]*(0.0000000001+[.E65])" office:value-type="float" office:value="45851251.5633105" calcext:value-type="float">
            <text:p>45851251,5633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48" calcext:value-type="float">
            <text:p>48</text:p>
          </table:table-cell>
          <table:table-cell office:value-type="float" office:value="48938777.8880116" calcext:value-type="float">
            <text:p>48938777,8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22125036565678" calcext:value-type="percentage">
            <text:p>12,21 %</text:p>
          </table:table-cell>
          <table:table-cell office:value-type="float" office:value="3601.24907684326" calcext:value-type="float">
            <text:p>3601,24907684326</text:p>
          </table:table-cell>
          <table:table-cell table:formula="of:=[.E66]-[.G66]*(0.0000000001+[.E66])" office:value-type="float" office:value="42962127.8489586" calcext:value-type="float">
            <text:p>42962127,84895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54" calcext:value-type="float">
            <text:p>54</text:p>
          </table:table-cell>
          <table:table-cell office:value-type="float" office:value="52193558.95069" calcext:value-type="float">
            <text:p>52193558,9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1143498630888" calcext:value-type="percentage">
            <text:p>6,11 %</text:p>
          </table:table-cell>
          <table:table-cell office:value-type="float" office:value="3601.4454870224" calcext:value-type="float">
            <text:p>3601,4454870224</text:p>
          </table:table-cell>
          <table:table-cell table:formula="of:=[.E67]-[.G67]*(0.0000000001+[.E67])" office:value-type="float" office:value="49002262.1504473" calcext:value-type="float">
            <text:p>49002262,15044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60" calcext:value-type="float">
            <text:p>60</text:p>
          </table:table-cell>
          <table:table-cell office:value-type="float" office:value="42678214.2567308" calcext:value-type="float">
            <text:p>42678214,2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35033932879482" calcext:value-type="percentage">
            <text:p>3,50 %</text:p>
          </table:table-cell>
          <table:table-cell office:value-type="float" office:value="3601.47251987457" calcext:value-type="float">
            <text:p>3601,47251987457</text:p>
          </table:table-cell>
          <table:table-cell table:formula="of:=[.E68]-[.G68]*(0.0000000001+[.E68])" office:value-type="float" office:value="41183028.5630443" calcext:value-type="float">
            <text:p>41183028,56304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66" calcext:value-type="float">
            <text:p>66</text:p>
          </table:table-cell>
          <table:table-cell office:value-type="float" office:value="43424077.3000456" calcext:value-type="float">
            <text:p>43424077,3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4527748344505" calcext:value-type="percentage">
            <text:p>9,45 %</text:p>
          </table:table-cell>
          <table:table-cell office:value-type="float" office:value="3601.30110192299" calcext:value-type="float">
            <text:p>3601,30110192299</text:p>
          </table:table-cell>
          <table:table-cell table:formula="of:=[.E69]-[.G69]*(0.0000000001+[.E69])" office:value-type="float" office:value="39319297.0489346" calcext:value-type="float">
            <text:p>39319297,04893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72" calcext:value-type="float">
            <text:p>72</text:p>
          </table:table-cell>
          <table:table-cell office:value-type="float" office:value="38953862.0047117" calcext:value-type="float">
            <text:p>38953862,0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21085850140198" calcext:value-type="percentage">
            <text:p>2,11 %</text:p>
          </table:table-cell>
          <table:table-cell office:value-type="float" office:value="3605.2382979393" calcext:value-type="float">
            <text:p>3605,2382979393</text:p>
          </table:table-cell>
          <table:table-cell table:formula="of:=[.E70]-[.G70]*(0.0000000001+[.E70])" office:value-type="float" office:value="38132486.7080984" calcext:value-type="float">
            <text:p>38132486,70809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78" calcext:value-type="float">
            <text:p>78</text:p>
          </table:table-cell>
          <table:table-cell office:value-type="float" office:value="37645866.7672239" calcext:value-type="float">
            <text:p>37645866,7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22214784894376" calcext:value-type="percentage">
            <text:p>2,22 %</text:p>
          </table:table-cell>
          <table:table-cell office:value-type="float" office:value="3601.30710291862" calcext:value-type="float">
            <text:p>3601,30710291862</text:p>
          </table:table-cell>
          <table:table-cell table:formula="of:=[.E71]-[.G71]*(0.0000000001+[.E71])" office:value-type="float" office:value="36809571.9348277" calcext:value-type="float">
            <text:p>36809571,93482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246" calcext:value-type="float">
            <text:p>246</text:p>
          </table:table-cell>
          <table:table-cell office:value-type="float" office:value="30680243.3094612" calcext:value-type="float">
            <text:p>30680243,31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0655834763" calcext:value-type="percentage">
            <text:p>0,01 %</text:p>
          </table:table-cell>
          <table:table-cell office:value-type="float" office:value="1484.89071893692" calcext:value-type="float">
            <text:p>1484,89071893692</text:p>
          </table:table-cell>
          <table:table-cell table:formula="of:=[.E72]-[.G72]*(0.0000000001+[.E72])" office:value-type="float" office:value="30678075.5712594" calcext:value-type="float">
            <text:p>30678075,5712594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9277741.8435763" calcext:value-type="float">
            <text:p>29277741,8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466108901" calcext:value-type="percentage">
            <text:p>0,01 %</text:p>
          </table:table-cell>
          <table:table-cell office:value-type="float" office:value="1970.23224306107" calcext:value-type="float">
            <text:p>1970,23224306107</text:p>
          </table:table-cell>
          <table:table-cell table:formula="of:=[.E73]-[.G73]*(0.0000000001+[.E73])" office:value-type="float" office:value="29274829.7005177" calcext:value-type="float">
            <text:p>29274829,7005177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28171352.4040528" calcext:value-type="float">
            <text:p>28171352,4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156294097" calcext:value-type="percentage">
            <text:p>0,01 %</text:p>
          </table:table-cell>
          <table:table-cell office:value-type="float" office:value="2047.74918794632" calcext:value-type="float">
            <text:p>2047,74918794632</text:p>
          </table:table-cell>
          <table:table-cell table:formula="of:=[.E74]+[.G74]*(0.0000000001+[.E74])" office:value-type="float" office:value="28174145.7709569" calcext:value-type="float">
            <text:p>28174145,7709569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52" calcext:value-type="float">
            <text:p>352</text:p>
          </table:table-cell>
          <table:table-cell office:value-type="float" office:value="27245758.6943596" calcext:value-type="float">
            <text:p>27245758,69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8825752633" calcext:value-type="percentage">
            <text:p>0,01 %</text:p>
          </table:table-cell>
          <table:table-cell office:value-type="float" office:value="1554.64046311379" calcext:value-type="float">
            <text:p>1554,64046311379</text:p>
          </table:table-cell>
          <table:table-cell table:formula="of:=[.E75]-[.G75]*(0.0000000001+[.E75])" office:value-type="float" office:value="27243611.0269245" calcext:value-type="float">
            <text:p>27243611,0269245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87" calcext:value-type="float">
            <text:p>387</text:p>
          </table:table-cell>
          <table:table-cell office:value-type="float" office:value="26537297.9696326" calcext:value-type="float">
            <text:p>26537297,9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280530147" calcext:value-type="percentage">
            <text:p>0,01 %</text:p>
          </table:table-cell>
          <table:table-cell office:value-type="float" office:value="581.536083936691" calcext:value-type="float">
            <text:p>581,536083936691</text:p>
          </table:table-cell>
          <table:table-cell table:formula="of:=[.E76]-[.G76]*(0.0000000001+[.E76])" office:value-type="float" office:value="26534663.3326215" calcext:value-type="float">
            <text:p>26534663,3326215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float" office:value="25975817.6971537" calcext:value-type="float">
            <text:p>25975817,7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654528719" calcext:value-type="percentage">
            <text:p>0,01 %</text:p>
          </table:table-cell>
          <table:table-cell office:value-type="float" office:value="495.526785135269" calcext:value-type="float">
            <text:p>495,526785135269</text:p>
          </table:table-cell>
          <table:table-cell table:formula="of:=[.E77]-[.G77]*(0.0000000001+[.E77])" office:value-type="float" office:value="25974348.887082" calcext:value-type="float">
            <text:p>25974348,887082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457" calcext:value-type="float">
            <text:p>457</text:p>
          </table:table-cell>
          <table:table-cell office:value-type="float" office:value="25517497.0667966" calcext:value-type="float">
            <text:p>25517497,0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8955860636" calcext:value-type="percentage">
            <text:p>0,01 %</text:p>
          </table:table-cell>
          <table:table-cell office:value-type="float" office:value="422.990631103516" calcext:value-type="float">
            <text:p>422,990631103516</text:p>
          </table:table-cell>
          <table:table-cell table:formula="of:=[.E78]-[.G78]*(0.0000000001+[.E78])" office:value-type="float" office:value="25514971.9609131" calcext:value-type="float">
            <text:p>25514971,9609131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246" calcext:value-type="float">
            <text:p>246</text:p>
          </table:table-cell>
          <table:table-cell office:value-type="float" office:value="30680243.309461" calcext:value-type="float">
            <text:p>30680243,31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5665035586" calcext:value-type="percentage">
            <text:p>0,01 %</text:p>
          </table:table-cell>
          <table:table-cell office:value-type="float" office:value="3226.06862092018" calcext:value-type="float">
            <text:p>3226,06862092018</text:p>
          </table:table-cell>
          <table:table-cell table:formula="of:=[.E79]-[.G79]*(0.0000000001+[.E79])" office:value-type="float" office:value="30677308.282893" calcext:value-type="float">
            <text:p>30677308,2828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281" calcext:value-type="float">
            <text:p>281</text:p>
          </table:table-cell>
          <table:table-cell office:value-type="float" office:value="29277679.4400604" calcext:value-type="float">
            <text:p>29277679,4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0159668117808" calcext:value-type="percentage">
            <text:p>0,02 %</text:p>
          </table:table-cell>
          <table:table-cell office:value-type="float" office:value="3645.66584086418" calcext:value-type="float">
            <text:p>3645,66584086418</text:p>
          </table:table-cell>
          <table:table-cell table:formula="of:=[.E80]-[.G80]*(0.0000000001+[.E80])" office:value-type="float" office:value="29273004.7280904" calcext:value-type="float">
            <text:p>29273004,7280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16" calcext:value-type="float">
            <text:p>316</text:p>
          </table:table-cell>
          <table:table-cell office:value-type="float" office:value="28171352.4040524" calcext:value-type="float">
            <text:p>28171352,4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126974419" calcext:value-type="percentage">
            <text:p>0,01 %</text:p>
          </table:table-cell>
          <table:table-cell office:value-type="float" office:value="1710.82760500908" calcext:value-type="float">
            <text:p>1710,82760500908</text:p>
          </table:table-cell>
          <table:table-cell table:formula="of:=[.E81]-[.G81]*(0.0000000001+[.E81])" office:value-type="float" office:value="28168559.8631233" calcext:value-type="float">
            <text:p>28168559,86312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52" calcext:value-type="float">
            <text:p>352</text:p>
          </table:table-cell>
          <table:table-cell office:value-type="float" office:value="27245686.0388511" calcext:value-type="float">
            <text:p>27245686,0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6190586049" calcext:value-type="percentage">
            <text:p>0,01 %</text:p>
          </table:table-cell>
          <table:table-cell office:value-type="float" office:value="1063.77086305618" calcext:value-type="float">
            <text:p>1063,77086305618</text:p>
          </table:table-cell>
          <table:table-cell table:formula="of:=[.E82]-[.G82]*(0.0000000001+[.E82])" office:value-type="float" office:value="27243065.2603437" calcext:value-type="float">
            <text:p>27243065,26034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87" calcext:value-type="float">
            <text:p>387</text:p>
          </table:table-cell>
          <table:table-cell office:value-type="float" office:value="26538484.0765" calcext:value-type="float">
            <text:p>26538484,0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3064878451" calcext:value-type="percentage">
            <text:p>0,01 %</text:p>
          </table:table-cell>
          <table:table-cell office:value-type="float" office:value="472.882191181183" calcext:value-type="float">
            <text:p>472,882191181183</text:p>
          </table:table-cell>
          <table:table-cell table:formula="of:=[.E83]-[.G83]*(0.0000000001+[.E83])" office:value-type="float" office:value="26536014.2757051" calcext:value-type="float">
            <text:p>26536014,2757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422" calcext:value-type="float">
            <text:p>422</text:p>
          </table:table-cell>
          <table:table-cell office:value-type="float" office:value="25976211.8152918" calcext:value-type="float">
            <text:p>25976211,8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5985651351" calcext:value-type="percentage">
            <text:p>0,01 %</text:p>
          </table:table-cell>
          <table:table-cell office:value-type="float" office:value="1363.01758289337" calcext:value-type="float">
            <text:p>1363,01758289337</text:p>
          </table:table-cell>
          <table:table-cell table:formula="of:=[.E84]-[.G84]*(0.0000000001+[.E84])" office:value-type="float" office:value="25973718.4716811" calcext:value-type="float">
            <text:p>25973718,47168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457" calcext:value-type="float">
            <text:p>457</text:p>
          </table:table-cell>
          <table:table-cell office:value-type="float" office:value="25517413.4937753" calcext:value-type="float">
            <text:p>25517413,49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5722419575" calcext:value-type="percentage">
            <text:p>0,01 %</text:p>
          </table:table-cell>
          <table:table-cell office:value-type="float" office:value="443.754831075668" calcext:value-type="float">
            <text:p>443,754831075668</text:p>
          </table:table-cell>
          <table:table-cell table:formula="of:=[.E85]-[.G85]*(0.0000000001+[.E85])" office:value-type="float" office:value="25515991.6017541" calcext:value-type="float">
            <text:p>25515991,60175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246" calcext:value-type="float">
            <text:p>246</text:p>
          </table:table-cell>
          <table:table-cell office:value-type="float" office:value="30705184.6981719" calcext:value-type="float">
            <text:p>30705184,7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8475148724" calcext:value-type="percentage">
            <text:p>0,01 %</text:p>
          </table:table-cell>
          <table:table-cell office:value-type="float" office:value="3213.52181792259" calcext:value-type="float">
            <text:p>3213,52181792259</text:p>
          </table:table-cell>
          <table:table-cell table:formula="of:=[.E86]-[.G86]*(0.0000000001+[.E86])" office:value-type="float" office:value="30702161.0005421" calcext:value-type="float">
            <text:p>30702161,00054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281" calcext:value-type="float">
            <text:p>281</text:p>
          </table:table-cell>
          <table:table-cell office:value-type="float" office:value="29281163.1941012" calcext:value-type="float">
            <text:p>29281163,19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008607791" calcext:value-type="percentage">
            <text:p>0,01 %</text:p>
          </table:table-cell>
          <table:table-cell office:value-type="float" office:value="1260.14965510368" calcext:value-type="float">
            <text:p>1260,14965510368</text:p>
          </table:table-cell>
          <table:table-cell table:formula="of:=[.E87]-[.G87]*(0.0000000001+[.E87])" office:value-type="float" office:value="29278264.1068989" calcext:value-type="float">
            <text:p>29278264,10689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16" calcext:value-type="float">
            <text:p>316</text:p>
          </table:table-cell>
          <table:table-cell office:value-type="float" office:value="28171352.4040524" calcext:value-type="float">
            <text:p>28171352,4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0179706741322" calcext:value-type="percentage">
            <text:p>0,02 %</text:p>
          </table:table-cell>
          <table:table-cell office:value-type="float" office:value="3655.66114616394" calcext:value-type="float">
            <text:p>3655,66114616394</text:p>
          </table:table-cell>
          <table:table-cell table:formula="of:=[.E88]-[.G88]*(0.0000000001+[.E88])" office:value-type="float" office:value="28166289.8221132" calcext:value-type="float">
            <text:p>28166289,82211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52" calcext:value-type="float">
            <text:p>352</text:p>
          </table:table-cell>
          <table:table-cell office:value-type="float" office:value="27245990.6244534" calcext:value-type="float">
            <text:p>27245990,6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968057884" calcext:value-type="percentage">
            <text:p>0,01 %</text:p>
          </table:table-cell>
          <table:table-cell office:value-type="float" office:value="2411.64364695549" calcext:value-type="float">
            <text:p>2411,64364695549</text:p>
          </table:table-cell>
          <table:table-cell table:formula="of:=[.E89]-[.G89]*(0.0000000001+[.E89])" office:value-type="float" office:value="27243266.8956855" calcext:value-type="float">
            <text:p>27243266,89568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87" calcext:value-type="float">
            <text:p>387</text:p>
          </table:table-cell>
          <table:table-cell office:value-type="float" office:value="26537851.8825127" calcext:value-type="float">
            <text:p>26537851,8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6114782555" calcext:value-type="percentage">
            <text:p>0,01 %</text:p>
          </table:table-cell>
          <table:table-cell office:value-type="float" office:value="1574.17994308472" calcext:value-type="float">
            <text:p>1574,17994308472</text:p>
          </table:table-cell>
          <table:table-cell table:formula="of:=[.E90]-[.G90]*(0.0000000001+[.E90])" office:value-type="float" office:value="26535566.5811684" calcext:value-type="float">
            <text:p>26535566,58116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422" calcext:value-type="float">
            <text:p>422</text:p>
          </table:table-cell>
          <table:table-cell office:value-type="float" office:value="25975951.6261561" calcext:value-type="float">
            <text:p>25975951,6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6919124145" calcext:value-type="percentage">
            <text:p>0,01 %</text:p>
          </table:table-cell>
          <table:table-cell office:value-type="float" office:value="511.062802791595" calcext:value-type="float">
            <text:p>511,062802791595</text:p>
          </table:table-cell>
          <table:table-cell table:formula="of:=[.E91]-[.G91]*(0.0000000001+[.E91])" office:value-type="float" office:value="25973434.0596757" calcext:value-type="float">
            <text:p>25973434,05967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457" calcext:value-type="float">
            <text:p>457</text:p>
          </table:table-cell>
          <table:table-cell office:value-type="float" office:value="25517464.8869556" calcext:value-type="float">
            <text:p>25517464,89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44514738373" calcext:value-type="percentage">
            <text:p>0,00 %</text:p>
          </table:table-cell>
          <table:table-cell office:value-type="float" office:value="243.495593070984" calcext:value-type="float">
            <text:p>243,495593070984</text:p>
          </table:table-cell>
          <table:table-cell table:formula="of:=[.E92]-[.G92]*(0.0000000001+[.E92])" office:value-type="float" office:value="25516328.9836822" calcext:value-type="float">
            <text:p>25516328,98368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246" calcext:value-type="float">
            <text:p>246</text:p>
          </table:table-cell>
          <table:table-cell office:value-type="float" office:value="33467150.3949401" calcext:value-type="float">
            <text:p>33467150,3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0669017605465" calcext:value-type="percentage">
            <text:p>0,07 %</text:p>
          </table:table-cell>
          <table:table-cell office:value-type="float" office:value="3609.14364790916" calcext:value-type="float">
            <text:p>3609,14364790916</text:p>
          </table:table-cell>
          <table:table-cell table:formula="of:=[.E93]-[.G93]*(0.0000000001+[.E93])" office:value-type="float" office:value="33444760.2821211" calcext:value-type="float">
            <text:p>33444760,2821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281" calcext:value-type="float">
            <text:p>281</text:p>
          </table:table-cell>
          <table:table-cell office:value-type="float" office:value="30953322.8171429" calcext:value-type="float">
            <text:p>30953322,82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0330552581672" calcext:value-type="percentage">
            <text:p>0,03 %</text:p>
          </table:table-cell>
          <table:table-cell office:value-type="float" office:value="3691.64909791946" calcext:value-type="float">
            <text:p>3691,64909791946</text:p>
          </table:table-cell>
          <table:table-cell table:formula="of:=[.E94]-[.G94]*(0.0000000001+[.E94])" office:value-type="float" office:value="30943091.1163744" calcext:value-type="float">
            <text:p>30943091,11637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16" calcext:value-type="float">
            <text:p>316</text:p>
          </table:table-cell>
          <table:table-cell office:value-type="float" office:value="29238266.7727463" calcext:value-type="float">
            <text:p>29238266,7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8263189156" calcext:value-type="percentage">
            <text:p>0,01 %</text:p>
          </table:table-cell>
          <table:table-cell office:value-type="float" office:value="1567.74172186852" calcext:value-type="float">
            <text:p>1567,74172186852</text:p>
          </table:table-cell>
          <table:table-cell table:formula="of:=[.E95]-[.G95]*(0.0000000001+[.E95])" office:value-type="float" office:value="29235393.7274078" calcext:value-type="float">
            <text:p>29235393,72740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52" calcext:value-type="float">
            <text:p>352</text:p>
          </table:table-cell>
          <table:table-cell office:value-type="float" office:value="27992883.6083217" calcext:value-type="float">
            <text:p>27992883,6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0122276586623" calcext:value-type="percentage">
            <text:p>0,01 %</text:p>
          </table:table-cell>
          <table:table-cell office:value-type="float" office:value="3701.86239004135" calcext:value-type="float">
            <text:p>3701,86239004135</text:p>
          </table:table-cell>
          <table:table-cell table:formula="of:=[.E96]-[.G96]*(0.0000000001+[.E96])" office:value-type="float" office:value="27989460.7340643" calcext:value-type="float">
            <text:p>27989460,73406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87" calcext:value-type="float">
            <text:p>387</text:p>
          </table:table-cell>
          <table:table-cell office:value-type="float" office:value="27054152.5142134" calcext:value-type="float">
            <text:p>27054152,51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5426388068" calcext:value-type="percentage">
            <text:p>0,01 %</text:p>
          </table:table-cell>
          <table:table-cell office:value-type="float" office:value="1831.48957395554" calcext:value-type="float">
            <text:p>1831,48957395554</text:p>
          </table:table-cell>
          <table:table-cell table:formula="of:=[.E97]-[.G97]*(0.0000000001+[.E97])" office:value-type="float" office:value="27051570.8341567" calcext:value-type="float">
            <text:p>27051570,83415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422" calcext:value-type="float">
            <text:p>422</text:p>
          </table:table-cell>
          <table:table-cell office:value-type="float" office:value="26324915.3960528" calcext:value-type="float">
            <text:p>26324915,4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7252169392" calcext:value-type="percentage">
            <text:p>0,01 %</text:p>
          </table:table-cell>
          <table:table-cell office:value-type="float" office:value="1372.07741093636" calcext:value-type="float">
            <text:p>1372,07741093636</text:p>
          </table:table-cell>
          <table:table-cell table:formula="of:=[.E98]-[.G98]*(0.0000000001+[.E98])" office:value-type="float" office:value="26322355.2409215" calcext:value-type="float">
            <text:p>26322355,24092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457" calcext:value-type="float">
            <text:p>457</text:p>
          </table:table-cell>
          <table:table-cell office:value-type="float" office:value="25760378.6752842" calcext:value-type="float">
            <text:p>25760378,6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8196325052" calcext:value-type="percentage">
            <text:p>0,01 %</text:p>
          </table:table-cell>
          <table:table-cell office:value-type="float" office:value="424.768234014511" calcext:value-type="float">
            <text:p>424,768234014511</text:p>
          </table:table-cell>
          <table:table-cell table:formula="of:=[.E99]-[.G99]*(0.0000000001+[.E99])" office:value-type="float" office:value="25758879.5159133" calcext:value-type="float">
            <text:p>25758879,51591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246" calcext:value-type="float">
            <text:p>246</text:p>
          </table:table-cell>
          <table:table-cell office:value-type="float" office:value="38516683.5558258" calcext:value-type="float">
            <text:p>38516683,56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748156558" calcext:value-type="percentage">
            <text:p>0,01 %</text:p>
          </table:table-cell>
          <table:table-cell office:value-type="float" office:value="1866.35300707817" calcext:value-type="float">
            <text:p>1866,35300707817</text:p>
          </table:table-cell>
          <table:table-cell table:formula="of:=[.E100]-[.G100]*(0.0000000001+[.E100])" office:value-type="float" office:value="38512928.8892118" calcext:value-type="float">
            <text:p>38512928,88921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281" calcext:value-type="float">
            <text:p>281</text:p>
          </table:table-cell>
          <table:table-cell office:value-type="float" office:value="37498314.3730517" calcext:value-type="float">
            <text:p>37498314,3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46330706234" calcext:value-type="percentage">
            <text:p>0,00 %</text:p>
          </table:table-cell>
          <table:table-cell office:value-type="float" office:value="1967.71673202515" calcext:value-type="float">
            <text:p>1967,71673202515</text:p>
          </table:table-cell>
          <table:table-cell table:formula="of:=[.E101]-[.G101]*(0.0000000001+[.E101])" office:value-type="float" office:value="37496577.0496642" calcext:value-type="float">
            <text:p>37496577,04966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16" calcext:value-type="float">
            <text:p>316</text:p>
          </table:table-cell>
          <table:table-cell office:value-type="float" office:value="36793942.5598041" calcext:value-type="float">
            <text:p>36793942,56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65078610182" calcext:value-type="percentage">
            <text:p>0,01 %</text:p>
          </table:table-cell>
          <table:table-cell office:value-type="float" office:value="1950.4328019619" calcext:value-type="float">
            <text:p>1950,4328019619</text:p>
          </table:table-cell>
          <table:table-cell table:formula="of:=[.E102]-[.G102]*(0.0000000001+[.E102])" office:value-type="float" office:value="36791548.0611592" calcext:value-type="float">
            <text:p>36791548,06115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52" calcext:value-type="float">
            <text:p>352</text:p>
          </table:table-cell>
          <table:table-cell office:value-type="float" office:value="36268788.269037" calcext:value-type="float">
            <text:p>36268788,2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0972823506" calcext:value-type="percentage">
            <text:p>0,00 %</text:p>
          </table:table-cell>
          <table:table-cell office:value-type="float" office:value="1126.59097313881" calcext:value-type="float">
            <text:p>1126,59097313881</text:p>
          </table:table-cell>
          <table:table-cell table:formula="of:=[.E103]-[.G103]*(0.0000000001+[.E103])" office:value-type="float" office:value="36268027.6101419" calcext:value-type="float">
            <text:p>36268027,61014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87" calcext:value-type="float">
            <text:p>387</text:p>
          </table:table-cell>
          <table:table-cell office:value-type="float" office:value="35893908.0991354" calcext:value-type="float">
            <text:p>35893908,1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03923268757" calcext:value-type="percentage">
            <text:p>0,00 %</text:p>
          </table:table-cell>
          <table:table-cell office:value-type="float" office:value="301.992324113846" calcext:value-type="float">
            <text:p>301,992324113846</text:p>
          </table:table-cell>
          <table:table-cell table:formula="of:=[.E104]-[.G104]*(0.0000000001+[.E104])" office:value-type="float" office:value="35893767.2776872" calcext:value-type="float">
            <text:p>35893767,27768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422" calcext:value-type="float">
            <text:p>422</text:p>
          </table:table-cell>
          <table:table-cell office:value-type="float" office:value="35611382.3154521" calcext:value-type="float">
            <text:p>35611382,3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8803849083" calcext:value-type="percentage">
            <text:p>0,01 %</text:p>
          </table:table-cell>
          <table:table-cell office:value-type="float" office:value="244.598968029022" calcext:value-type="float">
            <text:p>244,598968029022</text:p>
          </table:table-cell>
          <table:table-cell table:formula="of:=[.E105]-[.G105]*(0.0000000001+[.E105])" office:value-type="float" office:value="35608576.0014545" calcext:value-type="float">
            <text:p>35608576,00145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457" calcext:value-type="float">
            <text:p>457</text:p>
          </table:table-cell>
          <table:table-cell office:value-type="float" office:value="35402160.2728107" calcext:value-type="float">
            <text:p>35402160,2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66545846356" calcext:value-type="percentage">
            <text:p>0,01 %</text:p>
          </table:table-cell>
          <table:table-cell office:value-type="float" office:value="428.07642698288" calcext:value-type="float">
            <text:p>428,07642698288</text:p>
          </table:table-cell>
          <table:table-cell table:formula="of:=[.E106]-[.G106]*(0.0000000001+[.E106])" office:value-type="float" office:value="35399804.4060925" calcext:value-type="float">
            <text:p>35399804,40609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476" calcext:value-type="float">
            <text:p>476</text:p>
          </table:table-cell>
          <table:table-cell office:value-type="float" office:value="77581321.2778522" calcext:value-type="float">
            <text:p>77581321,2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8912060481" calcext:value-type="percentage">
            <text:p>0,00 %</text:p>
          </table:table-cell>
          <table:table-cell office:value-type="float" office:value="796.785578966141" calcext:value-type="float">
            <text:p>796,785578966141</text:p>
          </table:table-cell>
          <table:table-cell table:formula="of:=[.E107]-[.G107]*(0.0000000001+[.E107])" office:value-type="float" office:value="77579078.2419992" calcext:value-type="float">
            <text:p>77579078,2419992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544" calcext:value-type="float">
            <text:p>544</text:p>
          </table:table-cell>
          <table:table-cell office:value-type="float" office:value="76685957.5774072" calcext:value-type="float">
            <text:p>76685957,5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0675095877" calcext:value-type="percentage">
            <text:p>0,01 %</text:p>
          </table:table-cell>
          <table:table-cell office:value-type="float" office:value="376.059423923492" calcext:value-type="float">
            <text:p>376,059423923492</text:p>
          </table:table-cell>
          <table:table-cell table:formula="of:=[.E108]-[.G108]*(0.0000000001+[.E108])" office:value-type="float" office:value="76680537.790003" calcext:value-type="float">
            <text:p>76680537,790003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612" calcext:value-type="float">
            <text:p>612</text:p>
          </table:table-cell>
          <table:table-cell office:value-type="float" office:value="76065859.8505556" calcext:value-type="float">
            <text:p>76065859,85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9123513551" calcext:value-type="percentage">
            <text:p>0,01 %</text:p>
          </table:table-cell>
          <table:table-cell office:value-type="float" office:value="355.195868968964" calcext:value-type="float">
            <text:p>355,195868968964</text:p>
          </table:table-cell>
          <table:table-cell table:formula="of:=[.E109]-[.G109]*(0.0000000001+[.E109])" office:value-type="float" office:value="76061362.56966" calcext:value-type="float">
            <text:p>76061362,56966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681" calcext:value-type="float">
            <text:p>681</text:p>
          </table:table-cell>
          <table:table-cell office:value-type="float" office:value="75663280.8816587" calcext:value-type="float">
            <text:p>75663280,8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9003257955" calcext:value-type="percentage">
            <text:p>0,01 %</text:p>
          </table:table-cell>
          <table:table-cell office:value-type="float" office:value="208.929743051529" calcext:value-type="float">
            <text:p>208,929743051529</text:p>
          </table:table-cell>
          <table:table-cell table:formula="of:=[.E110]-[.G110]*(0.0000000001+[.E110])" office:value-type="float" office:value="75656546.6031527" calcext:value-type="float">
            <text:p>75656546,6031527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749" calcext:value-type="float">
            <text:p>749</text:p>
          </table:table-cell>
          <table:table-cell office:value-type="float" office:value="75389788.5022951" calcext:value-type="float">
            <text:p>75389788,5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727351507" calcext:value-type="percentage">
            <text:p>0,00 %</text:p>
          </table:table-cell>
          <table:table-cell office:value-type="float" office:value="198.435050010681" calcext:value-type="float">
            <text:p>198,435050010681</text:p>
          </table:table-cell>
          <table:table-cell table:formula="of:=[.E111]-[.G111]*(0.0000000001+[.E111])" office:value-type="float" office:value="75387732.3577623" calcext:value-type="float">
            <text:p>75387732,3577623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817" calcext:value-type="float">
            <text:p>817</text:p>
          </table:table-cell>
          <table:table-cell office:value-type="float" office:value="75220375.6383182" calcext:value-type="float">
            <text:p>75220375,6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18279605117" calcext:value-type="percentage">
            <text:p>0,00 %</text:p>
          </table:table-cell>
          <table:table-cell office:value-type="float" office:value="318.050889968872" calcext:value-type="float">
            <text:p>318,050889968872</text:p>
          </table:table-cell>
          <table:table-cell table:formula="of:=[.E112]-[.G112]*(0.0000000001+[.E112])" office:value-type="float" office:value="75219000.6395548" calcext:value-type="float">
            <text:p>75219000,6395548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855" calcext:value-type="float">
            <text:p>855</text:p>
          </table:table-cell>
          <table:table-cell office:value-type="float" office:value="75121571.9449422" calcext:value-type="float">
            <text:p>75121571,9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12373027525" calcext:value-type="percentage">
            <text:p>0,00 %</text:p>
          </table:table-cell>
          <table:table-cell office:value-type="float" office:value="150.786092996597" calcext:value-type="float">
            <text:p>150,786092996597</text:p>
          </table:table-cell>
          <table:table-cell table:formula="of:=[.E113]-[.G113]*(0.0000000001+[.E113])" office:value-type="float" office:value="75120642.4636648" calcext:value-type="float">
            <text:p>75120642,4636648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476" calcext:value-type="float">
            <text:p>476</text:p>
          </table:table-cell>
          <table:table-cell office:value-type="float" office:value="77581747.7348204" calcext:value-type="float">
            <text:p>77581747,7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34969874434" calcext:value-type="percentage">
            <text:p>0,00 %</text:p>
          </table:table-cell>
          <table:table-cell office:value-type="float" office:value="407.981611013413" calcext:value-type="float">
            <text:p>407,981611013413</text:p>
          </table:table-cell>
          <table:table-cell table:formula="of:=[.E114]-[.G114]*(0.0000000001+[.E114])" office:value-type="float" office:value="77579034.7108437" calcext:value-type="float">
            <text:p>77579034,71084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544" calcext:value-type="float">
            <text:p>544</text:p>
          </table:table-cell>
          <table:table-cell office:value-type="float" office:value="76686229.6814201" calcext:value-type="float">
            <text:p>76686229,6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66947496677" calcext:value-type="percentage">
            <text:p>0,01 %</text:p>
          </table:table-cell>
          <table:table-cell office:value-type="float" office:value="944.596181869507" calcext:value-type="float">
            <text:p>944,596181869507</text:p>
          </table:table-cell>
          <table:table-cell table:formula="of:=[.E115]-[.G115]*(0.0000000001+[.E115])" office:value-type="float" office:value="76681095.7303133" calcext:value-type="float">
            <text:p>76681095,73031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612" calcext:value-type="float">
            <text:p>612</text:p>
          </table:table-cell>
          <table:table-cell office:value-type="float" office:value="76066616.166418" calcext:value-type="float">
            <text:p>76066616,1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8815479421" calcext:value-type="percentage">
            <text:p>0,01 %</text:p>
          </table:table-cell>
          <table:table-cell office:value-type="float" office:value="381.73238992691" calcext:value-type="float">
            <text:p>381,73238992691</text:p>
          </table:table-cell>
          <table:table-cell table:formula="of:=[.E116]-[.G116]*(0.0000000001+[.E116])" office:value-type="float" office:value="76060620.9395969" calcext:value-type="float">
            <text:p>76060620,93959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681" calcext:value-type="float">
            <text:p>681</text:p>
          </table:table-cell>
          <table:table-cell office:value-type="float" office:value="75658244.6615212" calcext:value-type="float">
            <text:p>75658244,66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2101898496" calcext:value-type="percentage">
            <text:p>0,00 %</text:p>
          </table:table-cell>
          <table:table-cell office:value-type="float" office:value="216.814470052719" calcext:value-type="float">
            <text:p>216,814470052719</text:p>
          </table:table-cell>
          <table:table-cell table:formula="of:=[.E117]-[.G117]*(0.0000000001+[.E117])" office:value-type="float" office:value="75656572.4706773" calcext:value-type="float">
            <text:p>75656572,47067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749" calcext:value-type="float">
            <text:p>749</text:p>
          </table:table-cell>
          <table:table-cell office:value-type="float" office:value="75389646.1420868" calcext:value-type="float">
            <text:p>75389646,1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4762799011" calcext:value-type="percentage">
            <text:p>0,00 %</text:p>
          </table:table-cell>
          <table:table-cell office:value-type="float" office:value="369.314305067062" calcext:value-type="float">
            <text:p>369,314305067062</text:p>
          </table:table-cell>
          <table:table-cell table:formula="of:=[.E118]-[.G118]*(0.0000000001+[.E118])" office:value-type="float" office:value="75387779.2834319" calcext:value-type="float">
            <text:p>75387779,28343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817" calcext:value-type="float">
            <text:p>817</text:p>
          </table:table-cell>
          <table:table-cell office:value-type="float" office:value="75220416.4969325" calcext:value-type="float">
            <text:p>75220416,5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18724783228" calcext:value-type="percentage">
            <text:p>0,00 %</text:p>
          </table:table-cell>
          <table:table-cell office:value-type="float" office:value="307.800952196121" calcext:value-type="float">
            <text:p>307,800952196121</text:p>
          </table:table-cell>
          <table:table-cell table:formula="of:=[.E119]-[.G119]*(0.0000000001+[.E119])" office:value-type="float" office:value="75219008.0109393" calcext:value-type="float">
            <text:p>75219008,0109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855" calcext:value-type="float">
            <text:p>855</text:p>
          </table:table-cell>
          <table:table-cell office:value-type="float" office:value="75123803.5647234" calcext:value-type="float">
            <text:p>75123803,56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6737233331" calcext:value-type="percentage">
            <text:p>0,01 %</text:p>
          </table:table-cell>
          <table:table-cell office:value-type="float" office:value="261.434437036514" calcext:value-type="float">
            <text:p>261,434437036514</text:p>
          </table:table-cell>
          <table:table-cell table:formula="of:=[.E120]-[.G120]*(0.0000000001+[.E120])" office:value-type="float" office:value="75119541.2479518" calcext:value-type="float">
            <text:p>75119541,24795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476" calcext:value-type="float">
            <text:p>476</text:p>
          </table:table-cell>
          <table:table-cell office:value-type="float" office:value="77581790.8841261" calcext:value-type="float">
            <text:p>77581790,8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32591182798" calcext:value-type="percentage">
            <text:p>0,00 %</text:p>
          </table:table-cell>
          <table:table-cell office:value-type="float" office:value="1189.22522091866" calcext:value-type="float">
            <text:p>1189,22522091866</text:p>
          </table:table-cell>
          <table:table-cell table:formula="of:=[.E121]-[.G121]*(0.0000000001+[.E121])" office:value-type="float" office:value="77579262.4017976" calcext:value-type="float">
            <text:p>77579262,40179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544" calcext:value-type="float">
            <text:p>544</text:p>
          </table:table-cell>
          <table:table-cell office:value-type="float" office:value="76686006.3191195" calcext:value-type="float">
            <text:p>76686006,3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4369553214" calcext:value-type="percentage">
            <text:p>0,01 %</text:p>
          </table:table-cell>
          <table:table-cell office:value-type="float" office:value="876.822879076004" calcext:value-type="float">
            <text:p>876,822879076004</text:p>
          </table:table-cell>
          <table:table-cell table:formula="of:=[.E122]-[.G122]*(0.0000000001+[.E122])" office:value-type="float" office:value="76680303.2150918" calcext:value-type="float">
            <text:p>76680303,21509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612" calcext:value-type="float">
            <text:p>612</text:p>
          </table:table-cell>
          <table:table-cell office:value-type="float" office:value="76068793.0619032" calcext:value-type="float">
            <text:p>76068793,06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5665582281" calcext:value-type="percentage">
            <text:p>0,01 %</text:p>
          </table:table-cell>
          <table:table-cell office:value-type="float" office:value="227.970700025558" calcext:value-type="float">
            <text:p>227,970700025558</text:p>
          </table:table-cell>
          <table:table-cell table:formula="of:=[.E123]-[.G123]*(0.0000000001+[.E123])" office:value-type="float" office:value="76061515.8965215" calcext:value-type="float">
            <text:p>76061515,89652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681" calcext:value-type="float">
            <text:p>681</text:p>
          </table:table-cell>
          <table:table-cell office:value-type="float" office:value="75658566.6196483" calcext:value-type="float">
            <text:p>75658566,6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35841831036" calcext:value-type="percentage">
            <text:p>0,00 %</text:p>
          </table:table-cell>
          <table:table-cell office:value-type="float" office:value="427.262016057968" calcext:value-type="float">
            <text:p>427,262016057968</text:p>
          </table:table-cell>
          <table:table-cell table:formula="of:=[.E124]-[.G124]*(0.0000000001+[.E124])" office:value-type="float" office:value="75655854.8780871" calcext:value-type="float">
            <text:p>75655854,87808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749" calcext:value-type="float">
            <text:p>749</text:p>
          </table:table-cell>
          <table:table-cell office:value-type="float" office:value="75389650.7311566" calcext:value-type="float">
            <text:p>75389650,7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5805997504" calcext:value-type="percentage">
            <text:p>0,00 %</text:p>
          </table:table-cell>
          <table:table-cell office:value-type="float" office:value="372.733832836151" calcext:value-type="float">
            <text:p>372,733832836151</text:p>
          </table:table-cell>
          <table:table-cell table:formula="of:=[.E125]-[.G125]*(0.0000000001+[.E125])" office:value-type="float" office:value="75387705.226018" calcext:value-type="float">
            <text:p>75387705,2260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817" calcext:value-type="float">
            <text:p>817</text:p>
          </table:table-cell>
          <table:table-cell office:value-type="float" office:value="75220394.4765755" calcext:value-type="float">
            <text:p>75220394,4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18442607678" calcext:value-type="percentage">
            <text:p>0,00 %</text:p>
          </table:table-cell>
          <table:table-cell office:value-type="float" office:value="335.495176076889" calcext:value-type="float">
            <text:p>335,495176076889</text:p>
          </table:table-cell>
          <table:table-cell table:formula="of:=[.E126]-[.G126]*(0.0000000001+[.E126])" office:value-type="float" office:value="75219007.2163508" calcext:value-type="float">
            <text:p>75219007,21635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855" calcext:value-type="float">
            <text:p>855</text:p>
          </table:table-cell>
          <table:table-cell office:value-type="float" office:value="75121589.4254389" calcext:value-type="float">
            <text:p>75121589,4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1392869152" calcext:value-type="percentage">
            <text:p>0,00 %</text:p>
          </table:table-cell>
          <table:table-cell office:value-type="float" office:value="162.673454046249" calcext:value-type="float">
            <text:p>162,673454046249</text:p>
          </table:table-cell>
          <table:table-cell table:formula="of:=[.E127]-[.G127]*(0.0000000001+[.E127])" office:value-type="float" office:value="75120543.0799933" calcext:value-type="float">
            <text:p>75120543,07999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476" calcext:value-type="float">
            <text:p>476</text:p>
          </table:table-cell>
          <table:table-cell office:value-type="float" office:value="77938978.4873144" calcext:value-type="float">
            <text:p>77938978,49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924216443" calcext:value-type="percentage">
            <text:p>0,01 %</text:p>
          </table:table-cell>
          <table:table-cell office:value-type="float" office:value="1019.51850199699" calcext:value-type="float">
            <text:p>1019,51850199699</text:p>
          </table:table-cell>
          <table:table-cell table:formula="of:=[.E128]-[.G128]*(0.0000000001+[.E128])" office:value-type="float" office:value="77931190.4959587" calcext:value-type="float">
            <text:p>77931190,49595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544" calcext:value-type="float">
            <text:p>544</text:p>
          </table:table-cell>
          <table:table-cell office:value-type="float" office:value="76895282.1435902" calcext:value-type="float">
            <text:p>76895282,1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66076162101" calcext:value-type="percentage">
            <text:p>0,01 %</text:p>
          </table:table-cell>
          <table:table-cell office:value-type="float" office:value="483.800139188767" calcext:value-type="float">
            <text:p>483,800139188767</text:p>
          </table:table-cell>
          <table:table-cell table:formula="of:=[.E129]-[.G129]*(0.0000000001+[.E129])" office:value-type="float" office:value="76890201.1984625" calcext:value-type="float">
            <text:p>76890201,1984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612" calcext:value-type="float">
            <text:p>612</text:p>
          </table:table-cell>
          <table:table-cell office:value-type="float" office:value="76192339.3661123" calcext:value-type="float">
            <text:p>76192339,3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0505809242" calcext:value-type="percentage">
            <text:p>0,01 %</text:p>
          </table:table-cell>
          <table:table-cell office:value-type="float" office:value="651.090406179428" calcext:value-type="float">
            <text:p>651,090406179428</text:p>
          </table:table-cell>
          <table:table-cell table:formula="of:=[.E130]-[.G130]*(0.0000000001+[.E130])" office:value-type="float" office:value="76186205.4401736" calcext:value-type="float">
            <text:p>76186205,44017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681" calcext:value-type="float">
            <text:p>681</text:p>
          </table:table-cell>
          <table:table-cell office:value-type="float" office:value="75733308.8219822" calcext:value-type="float">
            <text:p>75733308,8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2477587645" calcext:value-type="percentage">
            <text:p>0,01 %</text:p>
          </table:table-cell>
          <table:table-cell office:value-type="float" office:value="361.121519088745" calcext:value-type="float">
            <text:p>361,121519088745</text:p>
          </table:table-cell>
          <table:table-cell table:formula="of:=[.E131]-[.G131]*(0.0000000001+[.E131])" office:value-type="float" office:value="75729334.5206309" calcext:value-type="float">
            <text:p>75729334,52063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749" calcext:value-type="float">
            <text:p>749</text:p>
          </table:table-cell>
          <table:table-cell office:value-type="float" office:value="75443619.451308" calcext:value-type="float">
            <text:p>75443619,45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1878530135" calcext:value-type="percentage">
            <text:p>0,01 %</text:p>
          </table:table-cell>
          <table:table-cell office:value-type="float" office:value="466.786623954773" calcext:value-type="float">
            <text:p>466,786623954773</text:p>
          </table:table-cell>
          <table:table-cell table:formula="of:=[.E132]-[.G132]*(0.0000000001+[.E132])" office:value-type="float" office:value="75437442.2386393" calcext:value-type="float">
            <text:p>75437442,2386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817" calcext:value-type="float">
            <text:p>817</text:p>
          </table:table-cell>
          <table:table-cell office:value-type="float" office:value="75251167.6497482" calcext:value-type="float">
            <text:p>75251167,65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46560150419" calcext:value-type="percentage">
            <text:p>0,00 %</text:p>
          </table:table-cell>
          <table:table-cell office:value-type="float" office:value="329.916229963303" calcext:value-type="float">
            <text:p>329,916229963303</text:p>
          </table:table-cell>
          <table:table-cell table:formula="of:=[.E133]-[.G133]*(0.0000000001+[.E133])" office:value-type="float" office:value="75247663.9440632" calcext:value-type="float">
            <text:p>75247663,94406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855" calcext:value-type="float">
            <text:p>855</text:p>
          </table:table-cell>
          <table:table-cell office:value-type="float" office:value="75142361.0549724" calcext:value-type="float">
            <text:p>75142361,05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897829427" calcext:value-type="percentage">
            <text:p>0,01 %</text:p>
          </table:table-cell>
          <table:table-cell office:value-type="float" office:value="232.15089392662" calcext:value-type="float">
            <text:p>232,15089392662</text:p>
          </table:table-cell>
          <table:table-cell table:formula="of:=[.E134]-[.G134]*(0.0000000001+[.E134])" office:value-type="float" office:value="75135675.0158583" calcext:value-type="float">
            <text:p>75135675,01585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476" calcext:value-type="float">
            <text:p>476</text:p>
          </table:table-cell>
          <table:table-cell office:value-type="float" office:value="86473385.3273763" calcext:value-type="float">
            <text:p>86473385,3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62751586914" calcext:value-type="percentage">
            <text:p>0,01 %</text:p>
          </table:table-cell>
          <table:table-cell office:value-type="float" office:value="302.699756860733" calcext:value-type="float">
            <text:p>302,699756860733</text:p>
          </table:table-cell>
          <table:table-cell table:formula="of:=[.E135]-[.G135]*(0.0000000001+[.E135])" office:value-type="float" office:value="86467958.9852212" calcext:value-type="float">
            <text:p>86467958,98522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544" calcext:value-type="float">
            <text:p>544</text:p>
          </table:table-cell>
          <table:table-cell office:value-type="float" office:value="86178481.9823049" calcext:value-type="float">
            <text:p>86178481,9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4017457742" calcext:value-type="percentage">
            <text:p>0,01 %</text:p>
          </table:table-cell>
          <table:table-cell office:value-type="float" office:value="540.912003040314" calcext:value-type="float">
            <text:p>540,912003040314</text:p>
          </table:table-cell>
          <table:table-cell table:formula="of:=[.E136]-[.G136]*(0.0000000001+[.E136])" office:value-type="float" office:value="86172103.2701565" calcext:value-type="float">
            <text:p>86172103,27015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612" calcext:value-type="float">
            <text:p>612</text:p>
          </table:table-cell>
          <table:table-cell office:value-type="float" office:value="86049525.6512271" calcext:value-type="float">
            <text:p>86049525,65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1913057617" calcext:value-type="percentage">
            <text:p>0,01 %</text:p>
          </table:table-cell>
          <table:table-cell office:value-type="float" office:value="548.710281848908" calcext:value-type="float">
            <text:p>548,710281848908</text:p>
          </table:table-cell>
          <table:table-cell table:formula="of:=[.E137]-[.G137]*(0.0000000001+[.E137])" office:value-type="float" office:value="86043337.566731" calcext:value-type="float">
            <text:p>86043337,5667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681" calcext:value-type="float">
            <text:p>681</text:p>
          </table:table-cell>
          <table:table-cell office:value-type="float" office:value="86001195.6342123" calcext:value-type="float">
            <text:p>86001195,6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3413136956" calcext:value-type="percentage">
            <text:p>0,01 %</text:p>
          </table:table-cell>
          <table:table-cell office:value-type="float" office:value="286.985687971115" calcext:value-type="float">
            <text:p>286,985687971115</text:p>
          </table:table-cell>
          <table:table-cell table:formula="of:=[.E138]-[.G138]*(0.0000000001+[.E138])" office:value-type="float" office:value="85994022.0047025" calcext:value-type="float">
            <text:p>85994022,00470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749" calcext:value-type="float">
            <text:p>749</text:p>
          </table:table-cell>
          <table:table-cell office:value-type="float" office:value="85998737.942213" calcext:value-type="float">
            <text:p>85998737,9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6444439434" calcext:value-type="percentage">
            <text:p>0,01 %</text:p>
          </table:table-cell>
          <table:table-cell office:value-type="float" office:value="245.19341802597" calcext:value-type="float">
            <text:p>245,19341802597</text:p>
          </table:table-cell>
          <table:table-cell table:formula="of:=[.E139]-[.G139]*(0.0000000001+[.E139])" office:value-type="float" office:value="85991303.8295196" calcext:value-type="float">
            <text:p>85991303,8295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817" calcext:value-type="float">
            <text:p>817</text:p>
          </table:table-cell>
          <table:table-cell office:value-type="float" office:value="85997800.5173652" calcext:value-type="float">
            <text:p>85997800,5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8979940861" calcext:value-type="percentage">
            <text:p>0,01 %</text:p>
          </table:table-cell>
          <table:table-cell office:value-type="float" office:value="121.258062124252" calcext:value-type="float">
            <text:p>121,258062124252</text:p>
          </table:table-cell>
          <table:table-cell table:formula="of:=[.E140]-[.G140]*(0.0000000001+[.E140])" office:value-type="float" office:value="85990148.438161" calcext:value-type="float">
            <text:p>85990148,438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855" calcext:value-type="float">
            <text:p>855</text:p>
          </table:table-cell>
          <table:table-cell office:value-type="float" office:value="85996762.6710678" calcext:value-type="float">
            <text:p>85996762,6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4726273541" calcext:value-type="percentage">
            <text:p>0,01 %</text:p>
          </table:table-cell>
          <table:table-cell office:value-type="float" office:value="269.364069223404" calcext:value-type="float">
            <text:p>269,364069223404</text:p>
          </table:table-cell>
          <table:table-cell table:formula="of:=[.E141]-[.G141]*(0.0000000001+[.E141])" office:value-type="float" office:value="85989476.4858301" calcext:value-type="float">
            <text:p>85989476,48583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float" office:value="65612734.4860731" calcext:value-type="float">
            <text:p>65612734,49</text:p>
          </table:table-cell>
          <table:table-cell office:value-type="string" calcext:value-type="string">
            <text:p>Feasible</text:p>
          </table:table-cell>
          <table:table-cell office:value-type="float" office:value="0.062899796420989" calcext:value-type="float">
            <text:p>0,062899796420989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formula="of:=([.E142]-[.I2])/(0.0000000001+[.E142])" office:value-type="float" office:value="0.221447977315453" calcext:value-type="float">
            <text:p>0,2214479773154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float" office:value="57539711.3399764" calcext:value-type="float">
            <text:p>57539711,34</text:p>
          </table:table-cell>
          <table:table-cell office:value-type="string" calcext:value-type="string">
            <text:p>Feasible</text:p>
          </table:table-cell>
          <table:table-cell office:value-type="float" office:value="0.073249120337965" calcext:value-type="float">
            <text:p>0,073249120337965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formula="of:=([.E143]-[.I3])/(0.0000000001+[.E143])" office:value-type="float" office:value="0.223601070480957" calcext:value-type="float">
            <text:p>0,2236010704809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float" office:value="54023156.0630186" calcext:value-type="float">
            <text:p>54023156,06</text:p>
          </table:table-cell>
          <table:table-cell office:value-type="string" calcext:value-type="string">
            <text:p>Feasible</text:p>
          </table:table-cell>
          <table:table-cell office:value-type="float" office:value="0.164523985511463" calcext:value-type="float">
            <text:p>0,164523985511463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formula="of:=([.E144]-[.I4])/(0.0000000001+[.E144])" office:value-type="float" office:value="0.199670880183714" calcext:value-type="float">
            <text:p>0,199670880183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7" calcext:value-type="float">
            <text:p>37</text:p>
          </table:table-cell>
          <table:table-cell office:value-type="float" office:value="46712361.2504129" calcext:value-type="float">
            <text:p>46712361,25</text:p>
          </table:table-cell>
          <table:table-cell office:value-type="string" calcext:value-type="string">
            <text:p>Feasible</text:p>
          </table:table-cell>
          <table:table-cell office:value-type="float" office:value="0.10576104171473" calcext:value-type="float">
            <text:p>0,10576104171473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formula="of:=([.E145]-[.I5])/(0.0000000001+[.E145])" office:value-type="float" office:value="0.193178009224228" calcext:value-type="float">
            <text:p>0,1931780092242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1" calcext:value-type="float">
            <text:p>41</text:p>
          </table:table-cell>
          <table:table-cell office:value-type="float" office:value="46590461.7094398" calcext:value-type="float">
            <text:p>46590461,71</text:p>
          </table:table-cell>
          <table:table-cell office:value-type="string" calcext:value-type="string">
            <text:p>Feasible</text:p>
          </table:table-cell>
          <table:table-cell office:value-type="float" office:value="0.174586945805178" calcext:value-type="float">
            <text:p>0,174586945805178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formula="of:=([.E146]-[.I6])/(0.0000000001+[.E146])" office:value-type="float" office:value="0.189632450965671" calcext:value-type="float">
            <text:p>0,1896324509656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4" calcext:value-type="float">
            <text:p>44</text:p>
          </table:table-cell>
          <table:table-cell office:value-type="float" office:value="41040555.1283128" calcext:value-type="float">
            <text:p>41040555,13</text:p>
          </table:table-cell>
          <table:table-cell office:value-type="string" calcext:value-type="string">
            <text:p>Feasible</text:p>
          </table:table-cell>
          <table:table-cell office:value-type="float" office:value="0.032757578751634" calcext:value-type="float">
            <text:p>0,032757578751634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formula="of:=([.E147]-[.I7])/(0.0000000001+[.E147])" office:value-type="float" office:value="0.124205550500428" calcext:value-type="float">
            <text:p>0,1242055505004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38431988.0407443" calcext:value-type="float">
            <text:p>38431988,04</text:p>
          </table:table-cell>
          <table:table-cell office:value-type="string" calcext:value-type="string">
            <text:p>Feasible</text:p>
          </table:table-cell>
          <table:table-cell office:value-type="float" office:value="0.018064405452918" calcext:value-type="float">
            <text:p>0,018064405452918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formula="of:=([.E148]-[.I8])/(0.0000000001+[.E148])" office:value-type="float" office:value="0.196517539091899" calcext:value-type="float">
            <text:p>0,1965175390918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26" calcext:value-type="float">
            <text:p>26</text:p>
          </table:table-cell>
          <table:table-cell office:value-type="float" office:value="71929492.2225764" calcext:value-type="float">
            <text:p>71929492,22</text:p>
          </table:table-cell>
          <table:table-cell office:value-type="string" calcext:value-type="string">
            <text:p>Feasible</text:p>
          </table:table-cell>
          <table:table-cell office:value-type="float" office:value="0.054967678506296" calcext:value-type="float">
            <text:p>0,054967678506296</text:p>
          </table:table-cell>
          <table:table-cell office:value-type="float" office:value="3294.49058389664" calcext:value-type="float">
            <text:p>3294,49058389664</text:p>
          </table:table-cell>
          <table:table-cell/>
          <table:table-cell table:formula="of:=([.E149]-[.I9])/(0.0000000001+[.E149])" office:value-type="float" office:value="0.131785718547508" calcext:value-type="float">
            <text:p>0,1317857185475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0" calcext:value-type="float">
            <text:p>30</text:p>
          </table:table-cell>
          <table:table-cell office:value-type="float" office:value="61034667.5594825" calcext:value-type="float">
            <text:p>61034667,56</text:p>
          </table:table-cell>
          <table:table-cell office:value-type="string" calcext:value-type="string">
            <text:p>Feasible</text:p>
          </table:table-cell>
          <table:table-cell office:value-type="float" office:value="0.129900150089138" calcext:value-type="float">
            <text:p>0,129900150089138</text:p>
          </table:table-cell>
          <table:table-cell office:value-type="float" office:value="3296.39051604271" calcext:value-type="float">
            <text:p>3296,39051604271</text:p>
          </table:table-cell>
          <table:table-cell/>
          <table:table-cell table:formula="of:=([.E150]-[.I10])/(0.0000000001+[.E150])" office:value-type="float" office:value="0.166964498198461" calcext:value-type="float">
            <text:p>0,1669644981984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3" calcext:value-type="float">
            <text:p>33</text:p>
          </table:table-cell>
          <table:table-cell office:value-type="float" office:value="62856898.9853268" calcext:value-type="float">
            <text:p>62856898,99</text:p>
          </table:table-cell>
          <table:table-cell office:value-type="string" calcext:value-type="string">
            <text:p>Feasible</text:p>
          </table:table-cell>
          <table:table-cell office:value-type="float" office:value="0.327380671694529" calcext:value-type="float">
            <text:p>0,327380671694529</text:p>
          </table:table-cell>
          <table:table-cell office:value-type="float" office:value="3295.5419549942" calcext:value-type="float">
            <text:p>3295,5419549942</text:p>
          </table:table-cell>
          <table:table-cell/>
          <table:table-cell table:formula="of:=([.E151]-[.I11])/(0.0000000001+[.E151])" office:value-type="float" office:value="0.292771830320978" calcext:value-type="float">
            <text:p>0,2927718303209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7" calcext:value-type="float">
            <text:p>37</text:p>
          </table:table-cell>
          <table:table-cell office:value-type="float" office:value="56191300.3974523" calcext:value-type="float">
            <text:p>56191300,40</text:p>
          </table:table-cell>
          <table:table-cell office:value-type="string" calcext:value-type="string">
            <text:p>Feasible</text:p>
          </table:table-cell>
          <table:table-cell office:value-type="float" office:value="0.285081937317896" calcext:value-type="float">
            <text:p>0,285081937317896</text:p>
          </table:table-cell>
          <table:table-cell office:value-type="float" office:value="3294.30101299286" calcext:value-type="float">
            <text:p>3294,30101299286</text:p>
          </table:table-cell>
          <table:table-cell/>
          <table:table-cell table:formula="of:=([.E152]-[.I12])/(0.0000000001+[.E152])" office:value-type="float" office:value="0.276229886377678" calcext:value-type="float">
            <text:p>0,276229886377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1" calcext:value-type="float">
            <text:p>41</text:p>
          </table:table-cell>
          <table:table-cell office:value-type="float" office:value="48749597.2025766" calcext:value-type="float">
            <text:p>48749597,20</text:p>
          </table:table-cell>
          <table:table-cell office:value-type="string" calcext:value-type="string">
            <text:p>Feasible</text:p>
          </table:table-cell>
          <table:table-cell office:value-type="float" office:value="0.249712242489141" calcext:value-type="float">
            <text:p>0,249712242489141</text:p>
          </table:table-cell>
          <table:table-cell office:value-type="float" office:value="3295.39596199989" calcext:value-type="float">
            <text:p>3295,39596199989</text:p>
          </table:table-cell>
          <table:table-cell/>
          <table:table-cell table:formula="of:=([.E153]-[.I13])/(0.0000000001+[.E153])" office:value-type="float" office:value="0.21123873528652" calcext:value-type="float">
            <text:p>0,211238735286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4" calcext:value-type="float">
            <text:p>44</text:p>
          </table:table-cell>
          <table:table-cell office:value-type="float" office:value="44896317.2267646" calcext:value-type="float">
            <text:p>44896317,23</text:p>
          </table:table-cell>
          <table:table-cell office:value-type="string" calcext:value-type="string">
            <text:p>Feasible</text:p>
          </table:table-cell>
          <table:table-cell office:value-type="float" office:value="0.212161348784246" calcext:value-type="float">
            <text:p>0,212161348784246</text:p>
          </table:table-cell>
          <table:table-cell office:value-type="float" office:value="3294.38146400452" calcext:value-type="float">
            <text:p>3294,38146400452</text:p>
          </table:table-cell>
          <table:table-cell/>
          <table:table-cell table:formula="of:=([.E154]-[.I14])/(0.0000000001+[.E154])" office:value-type="float" office:value="0.213339036555816" calcext:value-type="float">
            <text:p>0,2133390365558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8" calcext:value-type="float">
            <text:p>48</text:p>
          </table:table-cell>
          <table:table-cell office:value-type="float" office:value="40294524.5664445" calcext:value-type="float">
            <text:p>40294524,57</text:p>
          </table:table-cell>
          <table:table-cell office:value-type="string" calcext:value-type="string">
            <text:p>Feasible</text:p>
          </table:table-cell>
          <table:table-cell office:value-type="float" office:value="0.079935055082322" calcext:value-type="float">
            <text:p>0,079935055082322</text:p>
          </table:table-cell>
          <table:table-cell office:value-type="float" office:value="3295.55305600166" calcext:value-type="float">
            <text:p>3295,55305600166</text:p>
          </table:table-cell>
          <table:table-cell/>
          <table:table-cell table:formula="of:=([.E155]-[.I15])/(0.0000000001+[.E155])" office:value-type="float" office:value="0.116206910532861" calcext:value-type="float">
            <text:p>0,1162069105328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26" calcext:value-type="float">
            <text:p>26</text:p>
          </table:table-cell>
          <table:table-cell office:value-type="float" office:value="93955918.2548439" calcext:value-type="float">
            <text:p>93955918,25</text:p>
          </table:table-cell>
          <table:table-cell office:value-type="string" calcext:value-type="string">
            <text:p>Feasible</text:p>
          </table:table-cell>
          <table:table-cell office:value-type="float" office:value="0.042075362507346" calcext:value-type="float">
            <text:p>0,042075362507346</text:p>
          </table:table-cell>
          <table:table-cell office:value-type="float" office:value="3295.66732811928" calcext:value-type="float">
            <text:p>3295,66732811928</text:p>
          </table:table-cell>
          <table:table-cell/>
          <table:table-cell table:formula="of:=([.E156]-[.I16])/(0.0000000001+[.E156])" office:value-type="float" office:value="0.126016146061587" calcext:value-type="float">
            <text:p>0,126016146061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0" calcext:value-type="float">
            <text:p>30</text:p>
          </table:table-cell>
          <table:table-cell office:value-type="float" office:value="87321858.8504085" calcext:value-type="float">
            <text:p>87321858,85</text:p>
          </table:table-cell>
          <table:table-cell office:value-type="string" calcext:value-type="string">
            <text:p>Feasible</text:p>
          </table:table-cell>
          <table:table-cell office:value-type="float" office:value="0.079034677749398" calcext:value-type="float">
            <text:p>0,079034677749398</text:p>
          </table:table-cell>
          <table:table-cell office:value-type="float" office:value="3292.00312399864" calcext:value-type="float">
            <text:p>3292,00312399864</text:p>
          </table:table-cell>
          <table:table-cell/>
          <table:table-cell table:formula="of:=([.E157]-[.I17])/(0.0000000001+[.E157])" office:value-type="float" office:value="0.110538247763852" calcext:value-type="float">
            <text:p>0,1105382477638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3" calcext:value-type="float">
            <text:p>33</text:p>
          </table:table-cell>
          <table:table-cell office:value-type="float" office:value="89247960.8693981" calcext:value-type="float">
            <text:p>89247960,87</text:p>
          </table:table-cell>
          <table:table-cell office:value-type="string" calcext:value-type="string">
            <text:p>Feasible</text:p>
          </table:table-cell>
          <table:table-cell office:value-type="float" office:value="0.074373185052373" calcext:value-type="float">
            <text:p>0,074373185052373</text:p>
          </table:table-cell>
          <table:table-cell office:value-type="float" office:value="3296.65108799934" calcext:value-type="float">
            <text:p>3296,65108799934</text:p>
          </table:table-cell>
          <table:table-cell/>
          <table:table-cell table:formula="of:=([.E158]-[.I18])/(0.0000000001+[.E158])" office:value-type="float" office:value="0.127973596994686" calcext:value-type="float">
            <text:p>0,1279735969946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7" calcext:value-type="float">
            <text:p>37</text:p>
          </table:table-cell>
          <table:table-cell office:value-type="float" office:value="86958697.5250671" calcext:value-type="float">
            <text:p>86958697,53</text:p>
          </table:table-cell>
          <table:table-cell office:value-type="string" calcext:value-type="string">
            <text:p>Feasible</text:p>
          </table:table-cell>
          <table:table-cell office:value-type="float" office:value="0.030889508583009" calcext:value-type="float">
            <text:p>0,030889508583009</text:p>
          </table:table-cell>
          <table:table-cell office:value-type="float" office:value="3292.28845596313" calcext:value-type="float">
            <text:p>3292,28845596313</text:p>
          </table:table-cell>
          <table:table-cell/>
          <table:table-cell table:formula="of:=([.E159]-[.I19])/(0.0000000001+[.E159])" office:value-type="float" office:value="0.11090833694077" calcext:value-type="float">
            <text:p>0,110908336940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1" calcext:value-type="float">
            <text:p>41</text:p>
          </table:table-cell>
          <table:table-cell office:value-type="float" office:value="84829309.7819308" calcext:value-type="float">
            <text:p>84829309,78</text:p>
          </table:table-cell>
          <table:table-cell office:value-type="string" calcext:value-type="string">
            <text:p>Feasible</text:p>
          </table:table-cell>
          <table:table-cell office:value-type="float" office:value="0.02283641437013" calcext:value-type="float">
            <text:p>0,02283641437013</text:p>
          </table:table-cell>
          <table:table-cell office:value-type="float" office:value="3297.65175008774" calcext:value-type="float">
            <text:p>3297,65175008774</text:p>
          </table:table-cell>
          <table:table-cell/>
          <table:table-cell table:formula="of:=([.E160]-[.I20])/(0.0000000001+[.E160])" office:value-type="float" office:value="0.0986905902433323" calcext:value-type="float">
            <text:p>0,0986905902433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4" calcext:value-type="float">
            <text:p>44</text:p>
          </table:table-cell>
          <table:table-cell office:value-type="float" office:value="83481411.311133" calcext:value-type="float">
            <text:p>83481411,31</text:p>
          </table:table-cell>
          <table:table-cell office:value-type="string" calcext:value-type="string">
            <text:p>Feasible</text:p>
          </table:table-cell>
          <table:table-cell office:value-type="float" office:value="0.018476953156284" calcext:value-type="float">
            <text:p>0,018476953156284</text:p>
          </table:table-cell>
          <table:table-cell office:value-type="float" office:value="3311.26866292953" calcext:value-type="float">
            <text:p>3311,26866292953</text:p>
          </table:table-cell>
          <table:table-cell/>
          <table:table-cell table:formula="of:=([.E161]-[.I21])/(0.0000000001+[.E161])" office:value-type="float" office:value="0.0935541915108962" calcext:value-type="float">
            <text:p>0,09355419151089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8" calcext:value-type="float">
            <text:p>48</text:p>
          </table:table-cell>
          <table:table-cell office:value-type="float" office:value="83763159.7460086" calcext:value-type="float">
            <text:p>83763159,75</text:p>
          </table:table-cell>
          <table:table-cell office:value-type="string" calcext:value-type="string">
            <text:p>Feasible</text:p>
          </table:table-cell>
          <table:table-cell office:value-type="float" office:value="0.022544489286509" calcext:value-type="float">
            <text:p>0,022544489286509</text:p>
          </table:table-cell>
          <table:table-cell office:value-type="float" office:value="3297.05012083054" calcext:value-type="float">
            <text:p>3297,05012083054</text:p>
          </table:table-cell>
          <table:table-cell/>
          <table:table-cell table:formula="of:=([.E162]-[.I22])/(0.0000000001+[.E162])" office:value-type="float" office:value="0.097872658377201" calcext:value-type="float">
            <text:p>0,097872658377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26" calcext:value-type="float">
            <text:p>26</text:p>
          </table:table-cell>
          <table:table-cell office:value-type="float" office:value="66223964.8961379" calcext:value-type="float">
            <text:p>66223964,90</text:p>
          </table:table-cell>
          <table:table-cell office:value-type="string" calcext:value-type="string">
            <text:p>Feasible</text:p>
          </table:table-cell>
          <table:table-cell office:value-type="float" office:value="0.046572281651016" calcext:value-type="float">
            <text:p>0,046572281651016</text:p>
          </table:table-cell>
          <table:table-cell office:value-type="float" office:value="3294.78930497169" calcext:value-type="float">
            <text:p>3294,78930497169</text:p>
          </table:table-cell>
          <table:table-cell/>
          <table:table-cell table:formula="of:=([.E163]-[.I23])/(0.0000000001+[.E163])" office:value-type="float" office:value="0.122000706879015" calcext:value-type="float">
            <text:p>0,122000706879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0" calcext:value-type="float">
            <text:p>30</text:p>
          </table:table-cell>
          <table:table-cell office:value-type="float" office:value="61418832.4880733" calcext:value-type="float">
            <text:p>61418832,49</text:p>
          </table:table-cell>
          <table:table-cell office:value-type="string" calcext:value-type="string">
            <text:p>Feasible</text:p>
          </table:table-cell>
          <table:table-cell office:value-type="float" office:value="0.097894271523745" calcext:value-type="float">
            <text:p>0,097894271523745</text:p>
          </table:table-cell>
          <table:table-cell office:value-type="float" office:value="3294.40230488777" calcext:value-type="float">
            <text:p>3294,40230488777</text:p>
          </table:table-cell>
          <table:table-cell/>
          <table:table-cell table:formula="of:=([.E164]-[.I24])/(0.0000000001+[.E164])" office:value-type="float" office:value="0.191642480161368" calcext:value-type="float">
            <text:p>0,191642480161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3" calcext:value-type="float">
            <text:p>33</text:p>
          </table:table-cell>
          <table:table-cell office:value-type="float" office:value="57136376.4236367" calcext:value-type="float">
            <text:p>57136376,42</text:p>
          </table:table-cell>
          <table:table-cell office:value-type="string" calcext:value-type="string">
            <text:p>Feasible</text:p>
          </table:table-cell>
          <table:table-cell office:value-type="float" office:value="0.123744639759059" calcext:value-type="float">
            <text:p>0,123744639759059</text:p>
          </table:table-cell>
          <table:table-cell office:value-type="float" office:value="3299.95653486252" calcext:value-type="float">
            <text:p>3299,95653486252</text:p>
          </table:table-cell>
          <table:table-cell/>
          <table:table-cell table:formula="of:=([.E165]-[.I25])/(0.0000000001+[.E165])" office:value-type="float" office:value="0.0994514871138399" calcext:value-type="float">
            <text:p>0,09945148711383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7" calcext:value-type="float">
            <text:p>37</text:p>
          </table:table-cell>
          <table:table-cell office:value-type="float" office:value="53215803.6114308" calcext:value-type="float">
            <text:p>53215803,61</text:p>
          </table:table-cell>
          <table:table-cell office:value-type="string" calcext:value-type="string">
            <text:p>Feasible</text:p>
          </table:table-cell>
          <table:table-cell office:value-type="float" office:value="0.137064055614403" calcext:value-type="float">
            <text:p>0,137064055614403</text:p>
          </table:table-cell>
          <table:table-cell office:value-type="float" office:value="3292.32845115662" calcext:value-type="float">
            <text:p>3292,32845115662</text:p>
          </table:table-cell>
          <table:table-cell/>
          <table:table-cell table:formula="of:=([.E166]-[.I26])/(0.0000000001+[.E166])" office:value-type="float" office:value="0.15503854757201" calcext:value-type="float">
            <text:p>0,15503854757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1" calcext:value-type="float">
            <text:p>41</text:p>
          </table:table-cell>
          <table:table-cell office:value-type="float" office:value="52982797.3466311" calcext:value-type="float">
            <text:p>52982797,35</text:p>
          </table:table-cell>
          <table:table-cell office:value-type="string" calcext:value-type="string">
            <text:p>Feasible</text:p>
          </table:table-cell>
          <table:table-cell office:value-type="float" office:value="0.181204159022402" calcext:value-type="float">
            <text:p>0,181204159022402</text:p>
          </table:table-cell>
          <table:table-cell office:value-type="float" office:value="3295.32532906532" calcext:value-type="float">
            <text:p>3295,32532906532</text:p>
          </table:table-cell>
          <table:table-cell/>
          <table:table-cell table:formula="of:=([.E167]-[.I27])/(0.0000000001+[.E167])" office:value-type="float" office:value="0.183315642214311" calcext:value-type="float">
            <text:p>0,183315642214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4" calcext:value-type="float">
            <text:p>44</text:p>
          </table:table-cell>
          <table:table-cell office:value-type="float" office:value="46435286.5838234" calcext:value-type="float">
            <text:p>46435286,58</text:p>
          </table:table-cell>
          <table:table-cell office:value-type="string" calcext:value-type="string">
            <text:p>Feasible</text:p>
          </table:table-cell>
          <table:table-cell office:value-type="float" office:value="0.0897132525316" calcext:value-type="float">
            <text:p>0,0897132525316</text:p>
          </table:table-cell>
          <table:table-cell office:value-type="float" office:value="3312.62734508514" calcext:value-type="float">
            <text:p>3312,62734508514</text:p>
          </table:table-cell>
          <table:table-cell/>
          <table:table-cell table:formula="of:=([.E168]-[.I28])/(0.0000000001+[.E168])" office:value-type="float" office:value="0.133032233993461" calcext:value-type="float">
            <text:p>0,1330322339934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8" calcext:value-type="float">
            <text:p>48</text:p>
          </table:table-cell>
          <table:table-cell office:value-type="float" office:value="49321048.4716096" calcext:value-type="float">
            <text:p>49321048,47</text:p>
          </table:table-cell>
          <table:table-cell office:value-type="string" calcext:value-type="string">
            <text:p>Feasible</text:p>
          </table:table-cell>
          <table:table-cell office:value-type="float" office:value="0.141148682887207" calcext:value-type="float">
            <text:p>0,141148682887207</text:p>
          </table:table-cell>
          <table:table-cell office:value-type="float" office:value="3289.26534700394" calcext:value-type="float">
            <text:p>3289,26534700394</text:p>
          </table:table-cell>
          <table:table-cell/>
          <table:table-cell table:formula="of:=([.E169]-[.I29])/(0.0000000001+[.E169])" office:value-type="float" office:value="0.138434610769819" calcext:value-type="float">
            <text:p>0,1384346107698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26" calcext:value-type="float">
            <text:p>26</text:p>
          </table:table-cell>
          <table:table-cell office:value-type="float" office:value="67519242.7171198" calcext:value-type="float">
            <text:p>67519242,72</text:p>
          </table:table-cell>
          <table:table-cell office:value-type="string" calcext:value-type="string">
            <text:p>Feasible</text:p>
          </table:table-cell>
          <table:table-cell office:value-type="float" office:value="0.078952197821667" calcext:value-type="float">
            <text:p>0,078952197821667</text:p>
          </table:table-cell>
          <table:table-cell office:value-type="float" office:value="3288.79537701607" calcext:value-type="float">
            <text:p>3288,79537701607</text:p>
          </table:table-cell>
          <table:table-cell/>
          <table:table-cell table:formula="of:=([.E170]-[.I30])/(0.0000000001+[.E170])" office:value-type="float" office:value="0.132043604879649" calcext:value-type="float">
            <text:p>0,1320436048796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0" calcext:value-type="float">
            <text:p>30</text:p>
          </table:table-cell>
          <table:table-cell office:value-type="float" office:value="60918474.1050736" calcext:value-type="float">
            <text:p>60918474,11</text:p>
          </table:table-cell>
          <table:table-cell office:value-type="string" calcext:value-type="string">
            <text:p>Feasible</text:p>
          </table:table-cell>
          <table:table-cell office:value-type="float" office:value="0.124400782287989" calcext:value-type="float">
            <text:p>0,124400782287989</text:p>
          </table:table-cell>
          <table:table-cell office:value-type="float" office:value="3291.5295689106" calcext:value-type="float">
            <text:p>3291,5295689106</text:p>
          </table:table-cell>
          <table:table-cell/>
          <table:table-cell table:formula="of:=([.E171]-[.I31])/(0.0000000001+[.E171])" office:value-type="float" office:value="0.167990093246404" calcext:value-type="float">
            <text:p>0,167990093246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3" calcext:value-type="float">
            <text:p>33</text:p>
          </table:table-cell>
          <table:table-cell office:value-type="float" office:value="58231944.4498747" calcext:value-type="float">
            <text:p>58231944,45</text:p>
          </table:table-cell>
          <table:table-cell office:value-type="string" calcext:value-type="string">
            <text:p>Feasible</text:p>
          </table:table-cell>
          <table:table-cell office:value-type="float" office:value="0.157496741524373" calcext:value-type="float">
            <text:p>0,157496741524373</text:p>
          </table:table-cell>
          <table:table-cell office:value-type="float" office:value="3288.53635811806" calcext:value-type="float">
            <text:p>3288,53635811806</text:p>
          </table:table-cell>
          <table:table-cell/>
          <table:table-cell table:formula="of:=([.E172]-[.I32])/(0.0000000001+[.E172])" office:value-type="float" office:value="0.150629843243266" calcext:value-type="float">
            <text:p>0,1506298432432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7" calcext:value-type="float">
            <text:p>37</text:p>
          </table:table-cell>
          <table:table-cell office:value-type="float" office:value="52731483.4266175" calcext:value-type="float">
            <text:p>52731483,43</text:p>
          </table:table-cell>
          <table:table-cell office:value-type="string" calcext:value-type="string">
            <text:p>Feasible</text:p>
          </table:table-cell>
          <table:table-cell office:value-type="float" office:value="0.11597798687229" calcext:value-type="float">
            <text:p>0,11597798687229</text:p>
          </table:table-cell>
          <table:table-cell office:value-type="float" office:value="3289.22022199631" calcext:value-type="float">
            <text:p>3289,22022199631</text:p>
          </table:table-cell>
          <table:table-cell/>
          <table:table-cell table:formula="of:=([.E173]-[.I33])/(0.0000000001+[.E173])" office:value-type="float" office:value="0.139362628321255" calcext:value-type="float">
            <text:p>0,1393626283212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1" calcext:value-type="float">
            <text:p>41</text:p>
          </table:table-cell>
          <table:table-cell office:value-type="float" office:value="50413283.1257595" calcext:value-type="float">
            <text:p>50413283,13</text:p>
          </table:table-cell>
          <table:table-cell office:value-type="string" calcext:value-type="string">
            <text:p>Feasible</text:p>
          </table:table-cell>
          <table:table-cell office:value-type="float" office:value="0.11399696338923" calcext:value-type="float">
            <text:p>0,11399696338923</text:p>
          </table:table-cell>
          <table:table-cell office:value-type="float" office:value="3283.27387809753" calcext:value-type="float">
            <text:p>3283,27387809753</text:p>
          </table:table-cell>
          <table:table-cell/>
          <table:table-cell table:formula="of:=([.E174]-[.I34])/(0.0000000001+[.E174])" office:value-type="float" office:value="0.0993347246511257" calcext:value-type="float">
            <text:p>0,09933472465112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4" calcext:value-type="float">
            <text:p>44</text:p>
          </table:table-cell>
          <table:table-cell office:value-type="float" office:value="49754868.6157763" calcext:value-type="float">
            <text:p>49754868,62</text:p>
          </table:table-cell>
          <table:table-cell office:value-type="string" calcext:value-type="string">
            <text:p>Feasible</text:p>
          </table:table-cell>
          <table:table-cell office:value-type="float" office:value="0.13383999465406" calcext:value-type="float">
            <text:p>0,13383999465406</text:p>
          </table:table-cell>
          <table:table-cell office:value-type="float" office:value="3289.14713406563" calcext:value-type="float">
            <text:p>3289,14713406563</text:p>
          </table:table-cell>
          <table:table-cell/>
          <table:table-cell table:formula="of:=([.E175]-[.I35])/(0.0000000001+[.E175])" office:value-type="float" office:value="0.154244269975422" calcext:value-type="float">
            <text:p>0,1542442699754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8" calcext:value-type="float">
            <text:p>48</text:p>
          </table:table-cell>
          <table:table-cell office:value-type="float" office:value="46418804.7285903" calcext:value-type="float">
            <text:p>46418804,73</text:p>
          </table:table-cell>
          <table:table-cell office:value-type="string" calcext:value-type="string">
            <text:p>Feasible</text:p>
          </table:table-cell>
          <table:table-cell office:value-type="float" office:value="0.052408998370266" calcext:value-type="float">
            <text:p>0,052408998370266</text:p>
          </table:table-cell>
          <table:table-cell office:value-type="float" office:value="3287.04329800606" calcext:value-type="float">
            <text:p>3287,04329800606</text:p>
          </table:table-cell>
          <table:table-cell/>
          <table:table-cell table:formula="of:=([.E176]-[.I36])/(0.0000000001+[.E176])" office:value-type="float" office:value="0.0866981494523176" calcext:value-type="float">
            <text:p>0,0866981494523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42" calcext:value-type="float">
            <text:p>42</text:p>
          </table:table-cell>
          <table:table-cell office:value-type="float" office:value="46843227.3337865" calcext:value-type="float">
            <text:p>46843227,33</text:p>
          </table:table-cell>
          <table:table-cell office:value-type="string" calcext:value-type="string">
            <text:p>Feasible</text:p>
          </table:table-cell>
          <table:table-cell table:style-name="ce11" office:value-type="float" office:value="0.092168913628872" calcext:value-type="float">
            <text:p>0,092168913628872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([.E177]-[.I37])/(0.0000000001+[.E177])" office:value-type="float" office:value="0.177208928023294" calcext:value-type="float">
            <text:p>0,177208928023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42675678.9614682" calcext:value-type="float">
            <text:p>42675678,96</text:p>
          </table:table-cell>
          <table:table-cell office:value-type="string" calcext:value-type="string">
            <text:p>Feasible</text:p>
          </table:table-cell>
          <table:table-cell office:value-type="float" office:value="0.078761919564974" calcext:value-type="float">
            <text:p>0,078761919564974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([.E178]-[.I38])/(0.0000000001+[.E178])" office:value-type="float" office:value="0.167755713417028" calcext:value-type="float">
            <text:p>0,1677557134170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54" calcext:value-type="float">
            <text:p>54</text:p>
          </table:table-cell>
          <table:table-cell office:value-type="float" office:value="36899542.6051624" calcext:value-type="float">
            <text:p>36899542,61</text:p>
          </table:table-cell>
          <table:table-cell office:value-type="string" calcext:value-type="string">
            <text:p>Feasible</text:p>
          </table:table-cell>
          <table:table-cell office:value-type="float" office:value="0.005593912975986" calcext:value-type="float">
            <text:p>0,005593912975986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([.E179]-[.I39])/(0.0000000001+[.E179])" office:value-type="float" office:value="0.0345856418270924" calcext:value-type="float">
            <text:p>0,0345856418270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office:value-type="float" office:value="34534762.7350149" calcext:value-type="float">
            <text:p>34534762,74</text:p>
          </table:table-cell>
          <table:table-cell office:value-type="string" calcext:value-type="string">
            <text:p>Feasible</text:p>
          </table:table-cell>
          <table:table-cell office:value-type="float" office:value="0.000974269385199" calcext:value-type="float">
            <text:p>0,000974269385199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([.E180]-[.I40])/(0.0000000001+[.E180])" office:value-type="float" office:value="0.0190898123731775" calcext:value-type="float">
            <text:p>0,0190898123731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66" calcext:value-type="float">
            <text:p>66</text:p>
          </table:table-cell>
          <table:table-cell office:value-type="float" office:value="32762029.3463318" calcext:value-type="float">
            <text:p>32762029,35</text:p>
          </table:table-cell>
          <table:table-cell office:value-type="string" calcext:value-type="string">
            <text:p>Feasible</text:p>
          </table:table-cell>
          <table:table-cell office:value-type="float" office:value="0.001634695273607" calcext:value-type="float">
            <text:p>0,001634695273607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([.E181]-[.I41])/(0.0000000001+[.E181])" office:value-type="float" office:value="0.0295887978867457" calcext:value-type="float">
            <text:p>0,0295887978867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office:value-type="float" office:value="30944834.6910004" calcext:value-type="float">
            <text:p>30944834,69</text:p>
          </table:table-cell>
          <table:table-cell office:value-type="string" calcext:value-type="string">
            <text:p>Feasible</text:p>
          </table:table-cell>
          <table:table-cell office:value-type="float" office:value="0.002277160770119" calcext:value-type="float">
            <text:p>0,002277160770119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([.E182]-[.I42])/(0.0000000001+[.E182])" office:value-type="float" office:value="0.0485771538299943" calcext:value-type="float">
            <text:p>0,04857715382999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78" calcext:value-type="float">
            <text:p>78</text:p>
          </table:table-cell>
          <table:table-cell office:value-type="float" office:value="29444834.3303639" calcext:value-type="float">
            <text:p>29444834,33</text:p>
          </table:table-cell>
          <table:table-cell office:value-type="string" calcext:value-type="string">
            <text:p>Feasible</text:p>
          </table:table-cell>
          <table:table-cell office:value-type="float" office:value="0.002348855159108" calcext:value-type="float">
            <text:p>0,002348855159108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([.E183]-[.I43])/(0.0000000001+[.E183])" office:value-type="float" office:value="0.0334271522956127" calcext:value-type="float">
            <text:p>0,03342715229561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42" calcext:value-type="float">
            <text:p>42</text:p>
          </table:table-cell>
          <table:table-cell office:value-type="float" office:value="44161767.6873135" calcext:value-type="float">
            <text:p>44161767,69</text:p>
          </table:table-cell>
          <table:table-cell office:value-type="string" calcext:value-type="string">
            <text:p>Feasible</text:p>
          </table:table-cell>
          <table:table-cell office:value-type="float" office:value="0.038574797918552" calcext:value-type="float">
            <text:p>0,038574797918552</text:p>
          </table:table-cell>
          <table:table-cell office:value-type="float" office:value="3295.74736094475" calcext:value-type="float">
            <text:p>3295,74736094475</text:p>
          </table:table-cell>
          <table:table-cell/>
          <table:table-cell table:formula="of:=([.E184]-[.I44])/(0.0000000001+[.E184])" office:value-type="float" office:value="0.0523695723603558" calcext:value-type="float">
            <text:p>0,05236957236035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48" calcext:value-type="float">
            <text:p>48</text:p>
          </table:table-cell>
          <table:table-cell office:value-type="float" office:value="42370758.0460316" calcext:value-type="float">
            <text:p>42370758,05</text:p>
          </table:table-cell>
          <table:table-cell office:value-type="string" calcext:value-type="string">
            <text:p>Feasible</text:p>
          </table:table-cell>
          <table:table-cell office:value-type="float" office:value="0.089409451892774" calcext:value-type="float">
            <text:p>0,089409451892774</text:p>
          </table:table-cell>
          <table:table-cell office:value-type="float" office:value="3294.53670692444" calcext:value-type="float">
            <text:p>3294,53670692444</text:p>
          </table:table-cell>
          <table:table-cell/>
          <table:table-cell table:formula="of:=([.E185]-[.I45])/(0.0000000001+[.E185])" office:value-type="float" office:value="0.0915747889512494" calcext:value-type="float">
            <text:p>0,0915747889512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54" calcext:value-type="float">
            <text:p>54</text:p>
          </table:table-cell>
          <table:table-cell office:value-type="float" office:value="39608531.2015626" calcext:value-type="float">
            <text:p>39608531,20</text:p>
          </table:table-cell>
          <table:table-cell office:value-type="string" calcext:value-type="string">
            <text:p>Feasible</text:p>
          </table:table-cell>
          <table:table-cell office:value-type="float" office:value="0.084162879202847" calcext:value-type="float">
            <text:p>0,084162879202847</text:p>
          </table:table-cell>
          <table:table-cell office:value-type="float" office:value="3297.68853998184" calcext:value-type="float">
            <text:p>3297,68853998184</text:p>
          </table:table-cell>
          <table:table-cell/>
          <table:table-cell table:formula="of:=([.E186]-[.I46])/(0.0000000001+[.E186])" office:value-type="float" office:value="0.101706104700763" calcext:value-type="float">
            <text:p>0,1017061047007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60" calcext:value-type="float">
            <text:p>60</text:p>
          </table:table-cell>
          <table:table-cell office:value-type="float" office:value="35551582.8813848" calcext:value-type="float">
            <text:p>35551582,88</text:p>
          </table:table-cell>
          <table:table-cell office:value-type="string" calcext:value-type="string">
            <text:p>Feasible</text:p>
          </table:table-cell>
          <table:table-cell office:value-type="float" office:value="0.029242724625272" calcext:value-type="float">
            <text:p>0,029242724625272</text:p>
          </table:table-cell>
          <table:table-cell office:value-type="float" office:value="3292.40899705887" calcext:value-type="float">
            <text:p>3292,40899705887</text:p>
          </table:table-cell>
          <table:table-cell/>
          <table:table-cell table:formula="of:=([.E187]-[.I47])/(0.0000000001+[.E187])" office:value-type="float" office:value="0.0539725068917151" calcext:value-type="float">
            <text:p>0,0539725068917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66" calcext:value-type="float">
            <text:p>66</text:p>
          </table:table-cell>
          <table:table-cell office:value-type="float" office:value="32951696.9657842" calcext:value-type="float">
            <text:p>32951696,97</text:p>
          </table:table-cell>
          <table:table-cell office:value-type="string" calcext:value-type="string">
            <text:p>Feasible</text:p>
          </table:table-cell>
          <table:table-cell office:value-type="float" office:value="0.008018521541365" calcext:value-type="float">
            <text:p>0,008018521541365</text:p>
          </table:table-cell>
          <table:table-cell office:value-type="float" office:value="3316.75208592415" calcext:value-type="float">
            <text:p>3316,75208592415</text:p>
          </table:table-cell>
          <table:table-cell/>
          <table:table-cell table:formula="of:=([.E188]-[.I48])/(0.0000000001+[.E188])" office:value-type="float" office:value="0.0309720971290387" calcext:value-type="float">
            <text:p>0,0309720971290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72" calcext:value-type="float">
            <text:p>72</text:p>
          </table:table-cell>
          <table:table-cell office:value-type="float" office:value="31208450.7021961" calcext:value-type="float">
            <text:p>31208450,70</text:p>
          </table:table-cell>
          <table:table-cell office:value-type="string" calcext:value-type="string">
            <text:p>Feasible</text:p>
          </table:table-cell>
          <table:table-cell office:value-type="float" office:value="0.002455405182944" calcext:value-type="float">
            <text:p>0,002455405182944</text:p>
          </table:table-cell>
          <table:table-cell office:value-type="float" office:value="3310.52696204185" calcext:value-type="float">
            <text:p>3310,52696204185</text:p>
          </table:table-cell>
          <table:table-cell/>
          <table:table-cell table:formula="of:=([.E189]-[.I49])/(0.0000000001+[.E189])" office:value-type="float" office:value="0.032467829003239" calcext:value-type="float">
            <text:p>0,0324678290032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78" calcext:value-type="float">
            <text:p>78</text:p>
          </table:table-cell>
          <table:table-cell office:value-type="float" office:value="30683505.2587177" calcext:value-type="float">
            <text:p>30683505,26</text:p>
          </table:table-cell>
          <table:table-cell office:value-type="string" calcext:value-type="string">
            <text:p>Feasible</text:p>
          </table:table-cell>
          <table:table-cell office:value-type="float" office:value="0.005401222855251" calcext:value-type="float">
            <text:p>0,005401222855251</text:p>
          </table:table-cell>
          <table:table-cell office:value-type="float" office:value="3291.33012890816" calcext:value-type="float">
            <text:p>3291,33012890816</text:p>
          </table:table-cell>
          <table:table-cell/>
          <table:table-cell table:formula="of:=([.E190]-[.I50])/(0.0000000001+[.E190])" office:value-type="float" office:value="0.0572969512676536" calcext:value-type="float">
            <text:p>0,05729695126765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42" calcext:value-type="float">
            <text:p>42</text:p>
          </table:table-cell>
          <table:table-cell office:value-type="float" office:value="86106354.8356976" calcext:value-type="float">
            <text:p>86106354,84</text:p>
          </table:table-cell>
          <table:table-cell office:value-type="string" calcext:value-type="string">
            <text:p>Feasible</text:p>
          </table:table-cell>
          <table:table-cell office:value-type="float" office:value="0.031134854437409" calcext:value-type="float">
            <text:p>0,031134854437409</text:p>
          </table:table-cell>
          <table:table-cell office:value-type="float" office:value="3295.60335111618" calcext:value-type="float">
            <text:p>3295,60335111618</text:p>
          </table:table-cell>
          <table:table-cell/>
          <table:table-cell table:formula="of:=([.E191]-[.I51])/(0.0000000001+[.E191])" office:value-type="float" office:value="0.0499989822130026" calcext:value-type="float">
            <text:p>0,04999898221300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48" calcext:value-type="float">
            <text:p>48</text:p>
          </table:table-cell>
          <table:table-cell office:value-type="float" office:value="87761107.8611351" calcext:value-type="float">
            <text:p>87761107,86</text:p>
          </table:table-cell>
          <table:table-cell office:value-type="string" calcext:value-type="string">
            <text:p>Feasible</text:p>
          </table:table-cell>
          <table:table-cell office:value-type="float" office:value="0.055104057617884" calcext:value-type="float">
            <text:p>0,055104057617884</text:p>
          </table:table-cell>
          <table:table-cell office:value-type="float" office:value="3302.18669390678" calcext:value-type="float">
            <text:p>3302,18669390678</text:p>
          </table:table-cell>
          <table:table-cell/>
          <table:table-cell table:formula="of:=([.E192]-[.I52])/(0.0000000001+[.E192])" office:value-type="float" office:value="0.0801057944504368" calcext:value-type="float">
            <text:p>0,0801057944504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54" calcext:value-type="float">
            <text:p>54</text:p>
          </table:table-cell>
          <table:table-cell office:value-type="float" office:value="70026905.605762" calcext:value-type="float">
            <text:p>70026905,61</text:p>
          </table:table-cell>
          <table:table-cell office:value-type="string" calcext:value-type="string">
            <text:p>Feasible</text:p>
          </table:table-cell>
          <table:table-cell office:value-type="float" office:value="0.013372527219974" calcext:value-type="float">
            <text:p>0,013372527219974</text:p>
          </table:table-cell>
          <table:table-cell office:value-type="float" office:value="3305.23430490494" calcext:value-type="float">
            <text:p>3305,23430490494</text:p>
          </table:table-cell>
          <table:table-cell/>
          <table:table-cell table:formula="of:=([.E193]-[.I53])/(0.0000000001+[.E193])" office:value-type="float" office:value="0.0229169658527594" calcext:value-type="float">
            <text:p>0,0229169658527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60" calcext:value-type="float">
            <text:p>60</text:p>
          </table:table-cell>
          <table:table-cell office:value-type="float" office:value="46155888.1505729" calcext:value-type="float">
            <text:p>46155888,15</text:p>
          </table:table-cell>
          <table:table-cell office:value-type="string" calcext:value-type="string">
            <text:p>Feasible</text:p>
          </table:table-cell>
          <table:table-cell office:value-type="float" office:value="0.011114592609138" calcext:value-type="float">
            <text:p>0,011114592609138</text:p>
          </table:table-cell>
          <table:table-cell office:value-type="float" office:value="3304.97543001175" calcext:value-type="float">
            <text:p>3304,97543001175</text:p>
          </table:table-cell>
          <table:table-cell/>
          <table:table-cell table:formula="of:=([.E194]-[.I54])/(0.0000000001+[.E194])" office:value-type="float" office:value="0.0145247924199693" calcext:value-type="float">
            <text:p>0,01452479241996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66" calcext:value-type="float">
            <text:p>66</text:p>
          </table:table-cell>
          <table:table-cell office:value-type="float" office:value="37813680.6573105" calcext:value-type="float">
            <text:p>37813680,66</text:p>
          </table:table-cell>
          <table:table-cell office:value-type="string" calcext:value-type="string">
            <text:p>Feasible</text:p>
          </table:table-cell>
          <table:table-cell office:value-type="float" office:value="0.005884454912113" calcext:value-type="float">
            <text:p>0,005884454912113</text:p>
          </table:table-cell>
          <table:table-cell office:value-type="float" office:value="3308.68020105362" calcext:value-type="float">
            <text:p>3308,68020105362</text:p>
          </table:table-cell>
          <table:table-cell/>
          <table:table-cell table:formula="of:=([.E195]-[.I55])/(0.0000000001+[.E195])" office:value-type="float" office:value="0.0171295677284492" calcext:value-type="float">
            <text:p>0,01712956772844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72" calcext:value-type="float">
            <text:p>72</text:p>
          </table:table-cell>
          <table:table-cell office:value-type="float" office:value="34227477.5224755" calcext:value-type="float">
            <text:p>34227477,52</text:p>
          </table:table-cell>
          <table:table-cell office:value-type="string" calcext:value-type="string">
            <text:p>Feasible</text:p>
          </table:table-cell>
          <table:table-cell office:value-type="float" office:value="0.004190042435245" calcext:value-type="float">
            <text:p>0,004190042435245</text:p>
          </table:table-cell>
          <table:table-cell office:value-type="float" office:value="3313.06523513794" calcext:value-type="float">
            <text:p>3313,06523513794</text:p>
          </table:table-cell>
          <table:table-cell/>
          <table:table-cell table:formula="of:=([.E196]-[.I56])/(0.0000000001+[.E196])" office:value-type="float" office:value="0.0232254714671228" calcext:value-type="float">
            <text:p>0,02322547146712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78" calcext:value-type="float">
            <text:p>78</text:p>
          </table:table-cell>
          <table:table-cell office:value-type="float" office:value="31690960.7116559" calcext:value-type="float">
            <text:p>31690960,71</text:p>
          </table:table-cell>
          <table:table-cell office:value-type="string" calcext:value-type="string">
            <text:p>Feasible</text:p>
          </table:table-cell>
          <table:table-cell office:value-type="float" office:value="0.002511881465208" calcext:value-type="float">
            <text:p>0,002511881465208</text:p>
          </table:table-cell>
          <table:table-cell office:value-type="float" office:value="3316.79477596283" calcext:value-type="float">
            <text:p>3316,79477596283</text:p>
          </table:table-cell>
          <table:table-cell/>
          <table:table-cell table:formula="of:=([.E197]-[.I57])/(0.0000000001+[.E197])" office:value-type="float" office:value="0.0218703804450222" calcext:value-type="float">
            <text:p>0,02187038044502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42" calcext:value-type="float">
            <text:p>42</text:p>
          </table:table-cell>
          <table:table-cell office:value-type="float" office:value="53196031.0810349" calcext:value-type="float">
            <text:p>53196031,08</text:p>
          </table:table-cell>
          <table:table-cell office:value-type="string" calcext:value-type="string">
            <text:p>Feasible</text:p>
          </table:table-cell>
          <table:table-cell office:value-type="float" office:value="0.060704743635104" calcext:value-type="float">
            <text:p>0,060704743635104</text:p>
          </table:table-cell>
          <table:table-cell office:value-type="float" office:value="3292.0373301506" calcext:value-type="float">
            <text:p>3292,0373301506</text:p>
          </table:table-cell>
          <table:table-cell/>
          <table:table-cell table:formula="of:=([.E198]-[.I58])/(0.0000000001+[.E198])" office:value-type="float" office:value="0.0777258468553252" calcext:value-type="float">
            <text:p>0,0777258468553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48" calcext:value-type="float">
            <text:p>48</text:p>
          </table:table-cell>
          <table:table-cell office:value-type="float" office:value="50318173.8942727" calcext:value-type="float">
            <text:p>50318173,89</text:p>
          </table:table-cell>
          <table:table-cell office:value-type="string" calcext:value-type="string">
            <text:p>Feasible</text:p>
          </table:table-cell>
          <table:table-cell office:value-type="float" office:value="0.079942615940555" calcext:value-type="float">
            <text:p>0,079942615940555</text:p>
          </table:table-cell>
          <table:table-cell office:value-type="float" office:value="3291.06583094597" calcext:value-type="float">
            <text:p>3291,06583094597</text:p>
          </table:table-cell>
          <table:table-cell/>
          <table:table-cell table:formula="of:=([.E199]-[.I59])/(0.0000000001+[.E199])" office:value-type="float" office:value="0.0918840716484429" calcext:value-type="float">
            <text:p>0,0918840716484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54" calcext:value-type="float">
            <text:p>54</text:p>
          </table:table-cell>
          <table:table-cell office:value-type="float" office:value="48945365.1923601" calcext:value-type="float">
            <text:p>48945365,19</text:p>
          </table:table-cell>
          <table:table-cell office:value-type="string" calcext:value-type="string">
            <text:p>Feasible</text:p>
          </table:table-cell>
          <table:table-cell office:value-type="float" office:value="0.106929888605153" calcext:value-type="float">
            <text:p>0,106929888605153</text:p>
          </table:table-cell>
          <table:table-cell office:value-type="float" office:value="3293.74084091187" calcext:value-type="float">
            <text:p>3293,74084091187</text:p>
          </table:table-cell>
          <table:table-cell/>
          <table:table-cell table:formula="of:=([.E200]-[.I60])/(0.0000000001+[.E200])" office:value-type="float" office:value="0.118740137210121" calcext:value-type="float">
            <text:p>0,11874013721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60" calcext:value-type="float">
            <text:p>60</text:p>
          </table:table-cell>
          <table:table-cell office:value-type="float" office:value="44837178.4683536" calcext:value-type="float">
            <text:p>44837178,47</text:p>
          </table:table-cell>
          <table:table-cell office:value-type="string" calcext:value-type="string">
            <text:p>Feasible</text:p>
          </table:table-cell>
          <table:table-cell office:value-type="float" office:value="0.063164404413225" calcext:value-type="float">
            <text:p>0,063164404413225</text:p>
          </table:table-cell>
          <table:table-cell office:value-type="float" office:value="3301.50670599937" calcext:value-type="float">
            <text:p>3301,50670599937</text:p>
          </table:table-cell>
          <table:table-cell/>
          <table:table-cell table:formula="of:=([.E201]-[.I61])/(0.0000000001+[.E201])" office:value-type="float" office:value="0.076613366056023" calcext:value-type="float">
            <text:p>0,0766133660560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66" calcext:value-type="float">
            <text:p>66</text:p>
          </table:table-cell>
          <table:table-cell office:value-type="float" office:value="41518593.1541708" calcext:value-type="float">
            <text:p>41518593,15</text:p>
          </table:table-cell>
          <table:table-cell office:value-type="string" calcext:value-type="string">
            <text:p>Feasible</text:p>
          </table:table-cell>
          <table:table-cell office:value-type="float" office:value="0.023386373414694" calcext:value-type="float">
            <text:p>0,023386373414694</text:p>
          </table:table-cell>
          <table:table-cell office:value-type="float" office:value="3285.93182611465" calcext:value-type="float">
            <text:p>3285,93182611465</text:p>
          </table:table-cell>
          <table:table-cell/>
          <table:table-cell table:formula="of:=([.E202]-[.I62])/(0.0000000001+[.E202])" office:value-type="float" office:value="0.0518807704119288" calcext:value-type="float">
            <text:p>0,05188077041192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72" calcext:value-type="float">
            <text:p>72</text:p>
          </table:table-cell>
          <table:table-cell office:value-type="float" office:value="40504867.5834236" calcext:value-type="float">
            <text:p>40504867,58</text:p>
          </table:table-cell>
          <table:table-cell office:value-type="string" calcext:value-type="string">
            <text:p>Feasible</text:p>
          </table:table-cell>
          <table:table-cell office:value-type="float" office:value="0.03718983541128" calcext:value-type="float">
            <text:p>0,03718983541128</text:p>
          </table:table-cell>
          <table:table-cell office:value-type="float" office:value="3299.53467011452" calcext:value-type="float">
            <text:p>3299,53467011452</text:p>
          </table:table-cell>
          <table:table-cell/>
          <table:table-cell table:formula="of:=([.E203]-[.I63])/(0.0000000001+[.E203])" office:value-type="float" office:value="0.0540126951415397" calcext:value-type="float">
            <text:p>0,05401269514153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78" calcext:value-type="float">
            <text:p>78</text:p>
          </table:table-cell>
          <table:table-cell office:value-type="float" office:value="37887809.4586212" calcext:value-type="float">
            <text:p>37887809,46</text:p>
          </table:table-cell>
          <table:table-cell office:value-type="string" calcext:value-type="string">
            <text:p>Feasible</text:p>
          </table:table-cell>
          <table:table-cell office:value-type="float" office:value="0.001910618918112" calcext:value-type="float">
            <text:p>0,001910618918112</text:p>
          </table:table-cell>
          <table:table-cell office:value-type="float" office:value="3317.39174318314" calcext:value-type="float">
            <text:p>3317,39174318314</text:p>
          </table:table-cell>
          <table:table-cell/>
          <table:table-cell table:formula="of:=([.E204]-[.I64])/(0.0000000001+[.E204])" office:value-type="float" office:value="0.0220350276407285" calcext:value-type="float">
            <text:p>0,02203502764072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42" calcext:value-type="float">
            <text:p>42</text:p>
          </table:table-cell>
          <table:table-cell office:value-type="float" office:value="54758227.7364966" calcext:value-type="float">
            <text:p>54758227,74</text:p>
          </table:table-cell>
          <table:table-cell office:value-type="string" calcext:value-type="string">
            <text:p>Feasible</text:p>
          </table:table-cell>
          <table:table-cell office:value-type="float" office:value="0.1484850023896" calcext:value-type="float">
            <text:p>0,1484850023896</text:p>
          </table:table-cell>
          <table:table-cell office:value-type="float" office:value="3292.15197587013" calcext:value-type="float">
            <text:p>3292,15197587013</text:p>
          </table:table-cell>
          <table:table-cell/>
          <table:table-cell table:formula="of:=([.E205]-[.I65])/(0.0000000001+[.E205])" office:value-type="float" office:value="0.162660052039075" calcext:value-type="float">
            <text:p>0,1626600520390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48" calcext:value-type="float">
            <text:p>48</text:p>
          </table:table-cell>
          <table:table-cell office:value-type="float" office:value="48709237.9117001" calcext:value-type="float">
            <text:p>48709237,91</text:p>
          </table:table-cell>
          <table:table-cell office:value-type="string" calcext:value-type="string">
            <text:p>Feasible</text:p>
          </table:table-cell>
          <table:table-cell office:value-type="float" office:value="0.041096866455855" calcext:value-type="float">
            <text:p>0,041096866455855</text:p>
          </table:table-cell>
          <table:table-cell office:value-type="float" office:value="3288.27089500427" calcext:value-type="float">
            <text:p>3288,27089500427</text:p>
          </table:table-cell>
          <table:table-cell/>
          <table:table-cell table:formula="of:=([.E206]-[.I66])/(0.0000000001+[.E206])" office:value-type="float" office:value="0.117988092385265" calcext:value-type="float">
            <text:p>0,1179880923852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54" calcext:value-type="float">
            <text:p>54</text:p>
          </table:table-cell>
          <table:table-cell office:value-type="float" office:value="45349743.4489799" calcext:value-type="float">
            <text:p>45349743,45</text:p>
          </table:table-cell>
          <table:table-cell office:value-type="string" calcext:value-type="string">
            <text:p>Feasible</text:p>
          </table:table-cell>
          <table:table-cell office:value-type="float" office:value="0.016245781815192" calcext:value-type="float">
            <text:p>0,016245781815192</text:p>
          </table:table-cell>
          <table:table-cell office:value-type="float" office:value="3290.83300113678" calcext:value-type="float">
            <text:p>3290,83300113678</text:p>
          </table:table-cell>
          <table:table-cell/>
          <table:table-cell table:formula="of:=([.E207]-[.I67])/(0.0000000001+[.E207])" office:value-type="float" office:value="-0.080541110570485" calcext:value-type="float">
            <text:p>-0,080541110570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60" calcext:value-type="float">
            <text:p>60</text:p>
          </table:table-cell>
          <table:table-cell office:value-type="float" office:value="45605896.8273594" calcext:value-type="float">
            <text:p>45605896,83</text:p>
          </table:table-cell>
          <table:table-cell office:value-type="string" calcext:value-type="string">
            <text:p>Feasible</text:p>
          </table:table-cell>
          <table:table-cell office:value-type="float" office:value="0.006551705675214" calcext:value-type="float">
            <text:p>0,006551705675214</text:p>
          </table:table-cell>
          <table:table-cell office:value-type="float" office:value="3288.60567879677" calcext:value-type="float">
            <text:p>3288,60567879677</text:p>
          </table:table-cell>
          <table:table-cell/>
          <table:table-cell table:formula="of:=([.E208]-[.I68])/(0.0000000001+[.E208])" office:value-type="float" office:value="0.0969801839673885" calcext:value-type="float">
            <text:p>0,09698018396738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66" calcext:value-type="float">
            <text:p>66</text:p>
          </table:table-cell>
          <table:table-cell office:value-type="float" office:value="41513086.3280674" calcext:value-type="float">
            <text:p>41513086,33</text:p>
          </table:table-cell>
          <table:table-cell office:value-type="string" calcext:value-type="string">
            <text:p>Feasible</text:p>
          </table:table-cell>
          <table:table-cell office:value-type="float" office:value="0.014826692776505" calcext:value-type="float">
            <text:p>0,014826692776505</text:p>
          </table:table-cell>
          <table:table-cell office:value-type="float" office:value="3288.82416200638" calcext:value-type="float">
            <text:p>3288,82416200638</text:p>
          </table:table-cell>
          <table:table-cell/>
          <table:table-cell table:formula="of:=([.E209]-[.I69])/(0.0000000001+[.E209])" office:value-type="float" office:value="0.0528457282553237" calcext:value-type="float">
            <text:p>0,05284572825532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72" calcext:value-type="float">
            <text:p>72</text:p>
          </table:table-cell>
          <table:table-cell office:value-type="float" office:value="40643013.735384" calcext:value-type="float">
            <text:p>40643013,74</text:p>
          </table:table-cell>
          <table:table-cell office:value-type="string" calcext:value-type="string">
            <text:p>Feasible</text:p>
          </table:table-cell>
          <table:table-cell office:value-type="float" office:value="0.006348051626372" calcext:value-type="float">
            <text:p>0,006348051626372</text:p>
          </table:table-cell>
          <table:table-cell office:value-type="float" office:value="3285.49591684341" calcext:value-type="float">
            <text:p>3285,49591684341</text:p>
          </table:table-cell>
          <table:table-cell/>
          <table:table-cell table:formula="of:=([.E210]-[.I70])/(0.0000000001+[.E210])" office:value-type="float" office:value="0.0617701985298381" calcext:value-type="float">
            <text:p>0,06177019852983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78" calcext:value-type="float">
            <text:p>78</text:p>
          </table:table-cell>
          <table:table-cell office:value-type="float" office:value="38834404.4847661" calcext:value-type="float">
            <text:p>38834404,48</text:p>
          </table:table-cell>
          <table:table-cell office:value-type="string" calcext:value-type="string">
            <text:p>Feasible</text:p>
          </table:table-cell>
          <table:table-cell office:value-type="float" office:value="0.004976434523805" calcext:value-type="float">
            <text:p>0,004976434523805</text:p>
          </table:table-cell>
          <table:table-cell office:value-type="float" office:value="3289.35998892784" calcext:value-type="float">
            <text:p>3289,35998892784</text:p>
          </table:table-cell>
          <table:table-cell/>
          <table:table-cell table:formula="of:=([.E211]-[.I71])/(0.0000000001+[.E211])" office:value-type="float" office:value="0.0521401725300749" calcext:value-type="float">
            <text:p>0,05214017253007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246" calcext:value-type="float">
            <text:p>246</text:p>
          </table:table-cell>
          <table:table-cell office:value-type="float" office:value="39667481.0471649" calcext:value-type="float">
            <text:p>39667481,05</text:p>
          </table:table-cell>
          <table:table-cell table:style-name="ce9" office:value-type="string" calcext:value-type="string">
            <text:p>Feasible</text:p>
          </table:table-cell>
          <table:table-cell office:value-type="float" office:value="0.000172744208899" calcext:value-type="float">
            <text:p>0,000172744208899</text:p>
          </table:table-cell>
          <table:table-cell table:style-name="ce9" office:value-type="float" office:value="3600" calcext:value-type="float">
            <text:p>3600</text:p>
          </table:table-cell>
          <table:table-cell/>
          <table:table-cell table:formula="of:=([.E212]-[.I72])/(0.0000000001+[.E212])" office:value-type="float" office:value="0.226619014835275" calcext:value-type="float">
            <text:p>0,2266190148352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36520591.410118" calcext:value-type="float">
            <text:p>36520591,41</text:p>
          </table:table-cell>
          <table:table-cell office:value-type="string" calcext:value-type="string">
            <text:p>Optimal</text:p>
          </table:table-cell>
          <table:table-cell office:value-type="float" office:value="0.000097360715724" calcext:value-type="float">
            <text:p>0,000097360715724</text:p>
          </table:table-cell>
          <table:table-cell office:value-type="float" office:value="2184.68094992638" calcext:value-type="float">
            <text:p>2184,68094992638</text:p>
          </table:table-cell>
          <table:table-cell/>
          <table:table-cell table:formula="of:=([.E213]-[.I73])/(0.0000000001+[.E213])" office:value-type="float" office:value="0.198402091254" calcext:value-type="float">
            <text:p>0,198402091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31353769.2945639" calcext:value-type="float">
            <text:p>31353769,29</text:p>
          </table:table-cell>
          <table:table-cell office:value-type="string" calcext:value-type="string">
            <text:p>Optimal</text:p>
          </table:table-cell>
          <table:table-cell office:value-type="float" office:value="0.000099424486618" calcext:value-type="float">
            <text:p>0,000099424486618</text:p>
          </table:table-cell>
          <table:table-cell office:value-type="float" office:value="2032.29182219505" calcext:value-type="float">
            <text:p>2032,29182219505</text:p>
          </table:table-cell>
          <table:table-cell/>
          <table:table-cell table:formula="of:=([.E214]-[.I74])/(0.0000000001+[.E214])" office:value-type="float" office:value="0.101411204941101" calcext:value-type="float">
            <text:p>0,101411204941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52" calcext:value-type="float">
            <text:p>352</text:p>
          </table:table-cell>
          <table:table-cell office:value-type="float" office:value="27245686.0388513" calcext:value-type="float">
            <text:p>27245686,04</text:p>
          </table:table-cell>
          <table:table-cell office:value-type="string" calcext:value-type="string">
            <text:p>Optimal</text:p>
          </table:table-cell>
          <table:table-cell office:value-type="float" office:value="0.000082263133492" calcext:value-type="float">
            <text:p>0,000082263133492</text:p>
          </table:table-cell>
          <table:table-cell office:value-type="float" office:value="1807.33020210266" calcext:value-type="float">
            <text:p>1807,33020210266</text:p>
          </table:table-cell>
          <table:table-cell/>
          <table:table-cell table:formula="of:=([.E215]-[.I75])/(0.0000000001+[.E215])" office:value-type="float" office:value="0.0000761592834872419" calcext:value-type="float">
            <text:p>7,61592834872419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87" calcext:value-type="float">
            <text:p>387</text:p>
          </table:table-cell>
          <table:table-cell office:value-type="float" office:value="26537297.9696326" calcext:value-type="float">
            <text:p>26537297,97</text:p>
          </table:table-cell>
          <table:table-cell office:value-type="string" calcext:value-type="string">
            <text:p>Optimal</text:p>
          </table:table-cell>
          <table:table-cell office:value-type="float" office:value="0.000096969108119" calcext:value-type="float">
            <text:p>0,000096969108119</text:p>
          </table:table-cell>
          <table:table-cell office:value-type="float" office:value="931.339228153229" calcext:value-type="float">
            <text:p>931,339228153229</text:p>
          </table:table-cell>
          <table:table-cell/>
          <table:table-cell table:formula="of:=([.E216]-[.I76])/(0.0000000001+[.E216])" office:value-type="float" office:value="0.0000992805301470697" calcext:value-type="float">
            <text:p>9,92805301470697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float" office:value="25975686.4862816" calcext:value-type="float">
            <text:p>25975686,49</text:p>
          </table:table-cell>
          <table:table-cell office:value-type="string" calcext:value-type="string">
            <text:p>Optimal</text:p>
          </table:table-cell>
          <table:table-cell office:value-type="float" office:value="0.000099752999201" calcext:value-type="float">
            <text:p>0,000099752999201</text:p>
          </table:table-cell>
          <table:table-cell office:value-type="float" office:value="1362.9801158905" calcext:value-type="float">
            <text:p>1362,9801158905</text:p>
          </table:table-cell>
          <table:table-cell/>
          <table:table-cell table:formula="of:=([.E217]-[.I77])/(0.0000000001+[.E217])" office:value-type="float" office:value="0.000051494277169087" calcext:value-type="float">
            <text:p>5,1494277169087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457" calcext:value-type="float">
            <text:p>457</text:p>
          </table:table-cell>
          <table:table-cell office:value-type="float" office:value="25517981.0713459" calcext:value-type="float">
            <text:p>25517981,07</text:p>
          </table:table-cell>
          <table:table-cell office:value-type="string" calcext:value-type="string">
            <text:p>Optimal</text:p>
          </table:table-cell>
          <table:table-cell office:value-type="float" office:value="0.00009109414253" calcext:value-type="float">
            <text:p>0,00009109414253</text:p>
          </table:table-cell>
          <table:table-cell office:value-type="float" office:value="417.554728984833" calcext:value-type="float">
            <text:p>417,554728984833</text:p>
          </table:table-cell>
          <table:table-cell/>
          <table:table-cell table:formula="of:=([.E218]-[.I78])/(0.0000000001+[.E218])" office:value-type="float" office:value="0.000117921179751852" calcext:value-type="float">
            <text:p>0,0001179211797518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246" calcext:value-type="float">
            <text:p>246</text:p>
          </table:table-cell>
          <table:table-cell office:value-type="float" office:value="40682774.1102763" calcext:value-type="float">
            <text:p>40682774,11</text:p>
          </table:table-cell>
          <table:table-cell office:value-type="string" calcext:value-type="string">
            <text:p>Feasible</text:p>
          </table:table-cell>
          <table:table-cell office:value-type="float" office:value="0.000140974963697" calcext:value-type="float">
            <text:p>0,000140974963697</text:p>
          </table:table-cell>
          <table:table-cell office:value-type="float" office:value="3302.311439991" calcext:value-type="float">
            <text:p>3302,311439991</text:p>
          </table:table-cell>
          <table:table-cell/>
          <table:table-cell table:formula="of:=([.E219]-[.I79])/(0.0000000001+[.E219])" office:value-type="float" office:value="0.2459386324114" calcext:value-type="float">
            <text:p>0,2459386324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281" calcext:value-type="float">
            <text:p>281</text:p>
          </table:table-cell>
          <table:table-cell office:value-type="float" office:value="36935791.9764897" calcext:value-type="float">
            <text:p>36935791,98</text:p>
          </table:table-cell>
          <table:table-cell office:value-type="string" calcext:value-type="string">
            <text:p>Optimal</text:p>
          </table:table-cell>
          <table:table-cell office:value-type="float" office:value="0.000099911774793" calcext:value-type="float">
            <text:p>0,000099911774793</text:p>
          </table:table-cell>
          <table:table-cell office:value-type="float" office:value="1817.19595503807" calcext:value-type="float">
            <text:p>1817,19595503807</text:p>
          </table:table-cell>
          <table:table-cell/>
          <table:table-cell table:formula="of:=([.E220]-[.I80])/(0.0000000001+[.E220])" office:value-type="float" office:value="0.207462378315234" calcext:value-type="float">
            <text:p>0,2074623783152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16" calcext:value-type="float">
            <text:p>316</text:p>
          </table:table-cell>
          <table:table-cell office:value-type="float" office:value="31571339.9714529" calcext:value-type="float">
            <text:p>31571339,97</text:p>
          </table:table-cell>
          <table:table-cell office:value-type="string" calcext:value-type="string">
            <text:p>Optimal</text:p>
          </table:table-cell>
          <table:table-cell office:value-type="float" office:value="0.000099207652978" calcext:value-type="float">
            <text:p>0,000099207652978</text:p>
          </table:table-cell>
          <table:table-cell office:value-type="float" office:value="2665.0556268692" calcext:value-type="float">
            <text:p>2665,0556268692</text:p>
          </table:table-cell>
          <table:table-cell/>
          <table:table-cell table:formula="of:=([.E221]-[.I81])/(0.0000000001+[.E221])" office:value-type="float" office:value="0.107780667890765" calcext:value-type="float">
            <text:p>0,107780667890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52" calcext:value-type="float">
            <text:p>352</text:p>
          </table:table-cell>
          <table:table-cell office:value-type="float" office:value="27271261.5516691" calcext:value-type="float">
            <text:p>27271261,55</text:p>
          </table:table-cell>
          <table:table-cell office:value-type="string" calcext:value-type="string">
            <text:p>Optimal</text:p>
          </table:table-cell>
          <table:table-cell office:value-type="float" office:value="0.000097394302814" calcext:value-type="float">
            <text:p>0,000097394302814</text:p>
          </table:table-cell>
          <table:table-cell office:value-type="float" office:value="1733.28811693192" calcext:value-type="float">
            <text:p>1733,28811693192</text:p>
          </table:table-cell>
          <table:table-cell/>
          <table:table-cell table:formula="of:=([.E222]-[.I82])/(0.0000000001+[.E222])" office:value-type="float" office:value="0.00103391958131314" calcext:value-type="float">
            <text:p>0,001033919581313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87" calcext:value-type="float">
            <text:p>387</text:p>
          </table:table-cell>
          <table:table-cell office:value-type="float" office:value="26537598.9471521" calcext:value-type="float">
            <text:p>26537598,95</text:p>
          </table:table-cell>
          <table:table-cell office:value-type="string" calcext:value-type="string">
            <text:p>Optimal</text:p>
          </table:table-cell>
          <table:table-cell office:value-type="float" office:value="0.000079492187728" calcext:value-type="float">
            <text:p>0,000079492187728</text:p>
          </table:table-cell>
          <table:table-cell office:value-type="float" office:value="866.288951873779" calcext:value-type="float">
            <text:p>866,288951873779</text:p>
          </table:table-cell>
          <table:table-cell/>
          <table:table-cell table:formula="of:=([.E223]-[.I83])/(0.0000000001+[.E223])" office:value-type="float" office:value="0.000059714198338458" calcext:value-type="float">
            <text:p>5,9714198338458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422" calcext:value-type="float">
            <text:p>422</text:p>
          </table:table-cell>
          <table:table-cell office:value-type="float" office:value="25975894.0200712" calcext:value-type="float">
            <text:p>25975894,02</text:p>
          </table:table-cell>
          <table:table-cell office:value-type="string" calcext:value-type="string">
            <text:p>Optimal</text:p>
          </table:table-cell>
          <table:table-cell office:value-type="float" office:value="0.000099693535665" calcext:value-type="float">
            <text:p>0,000099693535665</text:p>
          </table:table-cell>
          <table:table-cell office:value-type="float" office:value="1474.97752189636" calcext:value-type="float">
            <text:p>1474,97752189636</text:p>
          </table:table-cell>
          <table:table-cell/>
          <table:table-cell table:formula="of:=([.E224]-[.I84])/(0.0000000001+[.E224])" office:value-type="float" office:value="0.0000837525895525666" calcext:value-type="float">
            <text:p>8,37525895525666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457" calcext:value-type="float">
            <text:p>457</text:p>
          </table:table-cell>
          <table:table-cell office:value-type="float" office:value="25517327.1211991" calcext:value-type="float">
            <text:p>25517327,12</text:p>
          </table:table-cell>
          <table:table-cell office:value-type="string" calcext:value-type="string">
            <text:p>Optimal</text:p>
          </table:table-cell>
          <table:table-cell office:value-type="float" office:value="0.000000270367405" calcext:value-type="float">
            <text:p>0,000000270367405</text:p>
          </table:table-cell>
          <table:table-cell office:value-type="float" office:value="1070.34767913818" calcext:value-type="float">
            <text:p>1070,34767913818</text:p>
          </table:table-cell>
          <table:table-cell/>
          <table:table-cell table:formula="of:=([.E225]-[.I85])/(0.0000000001+[.E225])" office:value-type="float" office:value="0.0000523377483317615" calcext:value-type="float">
            <text:p>5,23377483317615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246" calcext:value-type="float">
            <text:p>246</text:p>
          </table:table-cell>
          <table:table-cell office:value-type="float" office:value="39428622.6819825" calcext:value-type="float">
            <text:p>39428622,68</text:p>
          </table:table-cell>
          <table:table-cell office:value-type="string" calcext:value-type="string">
            <text:p>Optimal</text:p>
          </table:table-cell>
          <table:table-cell office:value-type="float" office:value="0.00004842705484" calcext:value-type="float">
            <text:p>0,00004842705484</text:p>
          </table:table-cell>
          <table:table-cell office:value-type="float" office:value="1569.67688798904" calcext:value-type="float">
            <text:p>1569,67688798904</text:p>
          </table:table-cell>
          <table:table-cell/>
          <table:table-cell table:formula="of:=([.E226]-[.I86])/(0.0000000001+[.E226])" office:value-type="float" office:value="0.221323015815818" calcext:value-type="float">
            <text:p>0,2213230158158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281" calcext:value-type="float">
            <text:p>281</text:p>
          </table:table-cell>
          <table:table-cell office:value-type="float" office:value="35248472.9834919" calcext:value-type="float">
            <text:p>35248472,98</text:p>
          </table:table-cell>
          <table:table-cell office:value-type="string" calcext:value-type="string">
            <text:p>Feasible</text:p>
          </table:table-cell>
          <table:table-cell office:value-type="float" office:value="0.000130121498682" calcext:value-type="float">
            <text:p>0,000130121498682</text:p>
          </table:table-cell>
          <table:table-cell office:value-type="float" office:value="3373.61187505722" calcext:value-type="float">
            <text:p>3373,61187505722</text:p>
          </table:table-cell>
          <table:table-cell/>
          <table:table-cell table:formula="of:=([.E227]-[.I87])/(0.0000000001+[.E227])" office:value-type="float" office:value="0.169374964963421" calcext:value-type="float">
            <text:p>0,1693749649634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16" calcext:value-type="float">
            <text:p>316</text:p>
          </table:table-cell>
          <table:table-cell office:value-type="float" office:value="31387796.9396243" calcext:value-type="float">
            <text:p>31387796,94</text:p>
          </table:table-cell>
          <table:table-cell office:value-type="string" calcext:value-type="string">
            <text:p>Optimal</text:p>
          </table:table-cell>
          <table:table-cell office:value-type="float" office:value="0.000099922883336" calcext:value-type="float">
            <text:p>0,000099922883336</text:p>
          </table:table-cell>
          <table:table-cell office:value-type="float" office:value="2743.92614507675" calcext:value-type="float">
            <text:p>2743,92614507675</text:p>
          </table:table-cell>
          <table:table-cell/>
          <table:table-cell table:formula="of:=([.E228]-[.I88])/(0.0000000001+[.E228])" office:value-type="float" office:value="0.102635655624629" calcext:value-type="float">
            <text:p>0,102635655624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52" calcext:value-type="float">
            <text:p>352</text:p>
          </table:table-cell>
          <table:table-cell office:value-type="float" office:value="27271087.6909999" calcext:value-type="float">
            <text:p>27271087,69</text:p>
          </table:table-cell>
          <table:table-cell office:value-type="string" calcext:value-type="string">
            <text:p>Optimal</text:p>
          </table:table-cell>
          <table:table-cell office:value-type="float" office:value="0.000086358040875" calcext:value-type="float">
            <text:p>0,000086358040875</text:p>
          </table:table-cell>
          <table:table-cell office:value-type="float" office:value="1405.97416400909" calcext:value-type="float">
            <text:p>1405,97416400909</text:p>
          </table:table-cell>
          <table:table-cell/>
          <table:table-cell table:formula="of:=([.E229]-[.I89])/(0.0000000001+[.E229])" office:value-type="float" office:value="0.00102015715799757" calcext:value-type="float">
            <text:p>0,001020157157997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87" calcext:value-type="float">
            <text:p>387</text:p>
          </table:table-cell>
          <table:table-cell office:value-type="float" office:value="26537306.1004605" calcext:value-type="float">
            <text:p>26537306,10</text:p>
          </table:table-cell>
          <table:table-cell office:value-type="string" calcext:value-type="string">
            <text:p>Optimal</text:p>
          </table:table-cell>
          <table:table-cell office:value-type="float" office:value="0.000093872765586" calcext:value-type="float">
            <text:p>0,000093872765586</text:p>
          </table:table-cell>
          <table:table-cell office:value-type="float" office:value="1002.68835401535" calcext:value-type="float">
            <text:p>1002,68835401535</text:p>
          </table:table-cell>
          <table:table-cell/>
          <table:table-cell table:formula="of:=([.E230]-[.I90])/(0.0000000001+[.E230])" office:value-type="float" office:value="0.0000655499576917618" calcext:value-type="float">
            <text:p>6,55499576917618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422" calcext:value-type="float">
            <text:p>422</text:p>
          </table:table-cell>
          <table:table-cell office:value-type="float" office:value="25975686.4862818" calcext:value-type="float">
            <text:p>25975686,49</text:p>
          </table:table-cell>
          <table:table-cell office:value-type="string" calcext:value-type="string">
            <text:p>Optimal</text:p>
          </table:table-cell>
          <table:table-cell office:value-type="float" office:value="0.00009888263905" calcext:value-type="float">
            <text:p>0,00009888263905</text:p>
          </table:table-cell>
          <table:table-cell office:value-type="float" office:value="1450.20058012009" calcext:value-type="float">
            <text:p>1450,20058012009</text:p>
          </table:table-cell>
          <table:table-cell/>
          <table:table-cell table:formula="of:=([.E231]-[.I91])/(0.0000000001+[.E231])" office:value-type="float" office:value="0.000086712880806079" calcext:value-type="float">
            <text:p>8,6712880806079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457" calcext:value-type="float">
            <text:p>457</text:p>
          </table:table-cell>
          <table:table-cell office:value-type="float" office:value="25517914.7147414" calcext:value-type="float">
            <text:p>25517914,71</text:p>
          </table:table-cell>
          <table:table-cell office:value-type="string" calcext:value-type="string">
            <text:p>Optimal</text:p>
          </table:table-cell>
          <table:table-cell office:value-type="float" office:value="0.000070367024017" calcext:value-type="float">
            <text:p>0,000070367024017</text:p>
          </table:table-cell>
          <table:table-cell office:value-type="float" office:value="967.714418172836" calcext:value-type="float">
            <text:p>967,714418172836</text:p>
          </table:table-cell>
          <table:table-cell/>
          <table:table-cell table:formula="of:=([.E232]-[.I92])/(0.0000000001+[.E232])" office:value-type="float" office:value="0.0000621418747147902" calcext:value-type="float">
            <text:p>6,21418747147902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246" calcext:value-type="float">
            <text:p>246</text:p>
          </table:table-cell>
          <table:table-cell office:value-type="float" office:value="39720187.8460729" calcext:value-type="float">
            <text:p>39720187,85</text:p>
          </table:table-cell>
          <table:table-cell office:value-type="string" calcext:value-type="string">
            <text:p>Optimal</text:p>
          </table:table-cell>
          <table:table-cell office:value-type="float" office:value="0.000091124629587" calcext:value-type="float">
            <text:p>0,000091124629587</text:p>
          </table:table-cell>
          <table:table-cell office:value-type="float" office:value="1973.29864215851" calcext:value-type="float">
            <text:p>1973,29864215851</text:p>
          </table:table-cell>
          <table:table-cell/>
          <table:table-cell table:formula="of:=([.E233]-[.I93])/(0.0000000001+[.E233])" office:value-type="float" office:value="0.15799088333295" calcext:value-type="float">
            <text:p>0,157990883332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281" calcext:value-type="float">
            <text:p>281</text:p>
          </table:table-cell>
          <table:table-cell office:value-type="float" office:value="34347047.2243373" calcext:value-type="float">
            <text:p>34347047,22</text:p>
          </table:table-cell>
          <table:table-cell office:value-type="string" calcext:value-type="string">
            <text:p>Optimal</text:p>
          </table:table-cell>
          <table:table-cell office:value-type="float" office:value="0.00009378682978" calcext:value-type="float">
            <text:p>0,00009378682978</text:p>
          </table:table-cell>
          <table:table-cell office:value-type="float" office:value="527.232881069183" calcext:value-type="float">
            <text:p>527,232881069183</text:p>
          </table:table-cell>
          <table:table-cell/>
          <table:table-cell table:formula="of:=([.E234]-[.I94])/(0.0000000001+[.E234])" office:value-type="float" office:value="0.0991047668735551" calcext:value-type="float">
            <text:p>0,09910476687355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16" calcext:value-type="float">
            <text:p>316</text:p>
          </table:table-cell>
          <table:table-cell office:value-type="float" office:value="30296443.2335413" calcext:value-type="float">
            <text:p>30296443,23</text:p>
          </table:table-cell>
          <table:table-cell office:value-type="string" calcext:value-type="string">
            <text:p>Optimal</text:p>
          </table:table-cell>
          <table:table-cell office:value-type="float" office:value="0.000060730724936" calcext:value-type="float">
            <text:p>0,000060730724936</text:p>
          </table:table-cell>
          <table:table-cell office:value-type="float" office:value="1502.82074093819" calcext:value-type="float">
            <text:p>1502,82074093819</text:p>
          </table:table-cell>
          <table:table-cell/>
          <table:table-cell table:formula="of:=([.E235]-[.I95])/(0.0000000001+[.E235])" office:value-type="float" office:value="0.0350222466034823" calcext:value-type="float">
            <text:p>0,03502224660348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52" calcext:value-type="float">
            <text:p>352</text:p>
          </table:table-cell>
          <table:table-cell office:value-type="float" office:value="27992965.7271354" calcext:value-type="float">
            <text:p>27992965,73</text:p>
          </table:table-cell>
          <table:table-cell office:value-type="string" calcext:value-type="string">
            <text:p>Optimal</text:p>
          </table:table-cell>
          <table:table-cell office:value-type="float" office:value="0.000099523798949" calcext:value-type="float">
            <text:p>0,000099523798949</text:p>
          </table:table-cell>
          <table:table-cell office:value-type="float" office:value="749.015474081039" calcext:value-type="float">
            <text:p>749,015474081039</text:p>
          </table:table-cell>
          <table:table-cell/>
          <table:table-cell table:formula="of:=([.E236]-[.I96])/(0.0000000001+[.E236])" office:value-type="float" office:value="0.000125209779672006" calcext:value-type="float">
            <text:p>0,0001252097796720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87" calcext:value-type="float">
            <text:p>387</text:p>
          </table:table-cell>
          <table:table-cell office:value-type="float" office:value="27053799.9742615" calcext:value-type="float">
            <text:p>27053799,97</text:p>
          </table:table-cell>
          <table:table-cell office:value-type="string" calcext:value-type="string">
            <text:p>Optimal</text:p>
          </table:table-cell>
          <table:table-cell office:value-type="float" office:value="0.000099499338432" calcext:value-type="float">
            <text:p>0,000099499338432</text:p>
          </table:table-cell>
          <table:table-cell office:value-type="float" office:value="1420.91315293312" calcext:value-type="float">
            <text:p>1420,91315293312</text:p>
          </table:table-cell>
          <table:table-cell/>
          <table:table-cell table:formula="of:=([.E237]-[.I97])/(0.0000000001+[.E237])" office:value-type="float" office:value="0.000082396561920744" calcext:value-type="float">
            <text:p>8,2396561920744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422" calcext:value-type="float">
            <text:p>422</text:p>
          </table:table-cell>
          <table:table-cell office:value-type="float" office:value="26324801.8791376" calcext:value-type="float">
            <text:p>26324801,88</text:p>
          </table:table-cell>
          <table:table-cell office:value-type="string" calcext:value-type="string">
            <text:p>Optimal</text:p>
          </table:table-cell>
          <table:table-cell office:value-type="float" office:value="0.000094996340157" calcext:value-type="float">
            <text:p>0,000094996340157</text:p>
          </table:table-cell>
          <table:table-cell office:value-type="float" office:value="1233.02197003365" calcext:value-type="float">
            <text:p>1233,02197003365</text:p>
          </table:table-cell>
          <table:table-cell/>
          <table:table-cell table:formula="of:=([.E238]-[.I98])/(0.0000000001+[.E238])" office:value-type="float" office:value="0.0000929404227755801" calcext:value-type="float">
            <text:p>9,29404227755801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457" calcext:value-type="float">
            <text:p>457</text:p>
          </table:table-cell>
          <table:table-cell office:value-type="float" office:value="25760763.34678" calcext:value-type="float">
            <text:p>25760763,35</text:p>
          </table:table-cell>
          <table:table-cell office:value-type="string" calcext:value-type="string">
            <text:p>Optimal</text:p>
          </table:table-cell>
          <table:table-cell office:value-type="float" office:value="0.000092566829761" calcext:value-type="float">
            <text:p>0,000092566829761</text:p>
          </table:table-cell>
          <table:table-cell office:value-type="float" office:value="375.65527009964" calcext:value-type="float">
            <text:p>375,65527009964</text:p>
          </table:table-cell>
          <table:table-cell/>
          <table:table-cell table:formula="of:=([.E239]-[.I99])/(0.0000000001+[.E239])" office:value-type="float" office:value="0.0000731279132256467" calcext:value-type="float">
            <text:p>7,31279132256467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246" calcext:value-type="float">
            <text:p>246</text:p>
          </table:table-cell>
          <table:table-cell office:value-type="float" office:value="50791443.9014358" calcext:value-type="float">
            <text:p>50791443,90</text:p>
          </table:table-cell>
          <table:table-cell office:value-type="string" calcext:value-type="string">
            <text:p>Optimal</text:p>
          </table:table-cell>
          <table:table-cell office:value-type="float" office:value="0.000056996247801" calcext:value-type="float">
            <text:p>0,000056996247801</text:p>
          </table:table-cell>
          <table:table-cell office:value-type="float" office:value="571.494005918503" calcext:value-type="float">
            <text:p>571,494005918503</text:p>
          </table:table-cell>
          <table:table-cell/>
          <table:table-cell table:formula="of:=([.E240]-[.I100])/(0.0000000001+[.E240])" office:value-type="float" office:value="0.241743767632424" calcext:value-type="float">
            <text:p>0,2417437676324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281" calcext:value-type="float">
            <text:p>281</text:p>
          </table:table-cell>
          <table:table-cell office:value-type="float" office:value="41837316.903944" calcext:value-type="float">
            <text:p>41837316,90</text:p>
          </table:table-cell>
          <table:table-cell office:value-type="string" calcext:value-type="string">
            <text:p>Optimal</text:p>
          </table:table-cell>
          <table:table-cell office:value-type="float" office:value="0.000093017839097" calcext:value-type="float">
            <text:p>0,000093017839097</text:p>
          </table:table-cell>
          <table:table-cell office:value-type="float" office:value="323.127520084381" calcext:value-type="float">
            <text:p>323,127520084381</text:p>
          </table:table-cell>
          <table:table-cell/>
          <table:table-cell table:formula="of:=([.E241]-[.I101])/(0.0000000001+[.E241])" office:value-type="float" office:value="0.103752825838375" calcext:value-type="float">
            <text:p>0,1037528258383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16" calcext:value-type="float">
            <text:p>316</text:p>
          </table:table-cell>
          <table:table-cell office:value-type="float" office:value="38088132.8298981" calcext:value-type="float">
            <text:p>38088132,83</text:p>
          </table:table-cell>
          <table:table-cell office:value-type="string" calcext:value-type="string">
            <text:p>Optimal</text:p>
          </table:table-cell>
          <table:table-cell office:value-type="float" office:value="0.00004337535251" calcext:value-type="float">
            <text:p>0,00004337535251</text:p>
          </table:table-cell>
          <table:table-cell office:value-type="float" office:value="721.305217981339" calcext:value-type="float">
            <text:p>721,305217981339</text:p>
          </table:table-cell>
          <table:table-cell/>
          <table:table-cell table:formula="of:=([.E242]-[.I102])/(0.0000000001+[.E242])" office:value-type="float" office:value="0.0340416994062027" calcext:value-type="float">
            <text:p>0,03404169940620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52" calcext:value-type="float">
            <text:p>352</text:p>
          </table:table-cell>
          <table:table-cell office:value-type="float" office:value="36268788.269037" calcext:value-type="float">
            <text:p>36268788,27</text:p>
          </table:table-cell>
          <table:table-cell office:value-type="string" calcext:value-type="string">
            <text:p>Optimal</text:p>
          </table:table-cell>
          <table:table-cell office:value-type="float" office:value="0.000013699447653" calcext:value-type="float">
            <text:p>0,000013699447653</text:p>
          </table:table-cell>
          <table:table-cell office:value-type="float" office:value="943.741905927658" calcext:value-type="float">
            <text:p>943,741905927658</text:p>
          </table:table-cell>
          <table:table-cell/>
          <table:table-cell table:formula="of:=([.E243]-[.I103])/(0.0000000001+[.E243])" office:value-type="float" office:value="0.0000209728235059829" calcext:value-type="float">
            <text:p>2,09728235059829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87" calcext:value-type="float">
            <text:p>387</text:p>
          </table:table-cell>
          <table:table-cell office:value-type="float" office:value="35895870.9245678" calcext:value-type="float">
            <text:p>35895870,92</text:p>
          </table:table-cell>
          <table:table-cell office:value-type="string" calcext:value-type="string">
            <text:p>Optimal</text:p>
          </table:table-cell>
          <table:table-cell office:value-type="float" office:value="0.000057606128734" calcext:value-type="float">
            <text:p>0,000057606128734</text:p>
          </table:table-cell>
          <table:table-cell office:value-type="float" office:value="780.809258937836" calcext:value-type="float">
            <text:p>780,809258937836</text:p>
          </table:table-cell>
          <table:table-cell/>
          <table:table-cell table:formula="of:=([.E244]-[.I104])/(0.0000000001+[.E244])" office:value-type="float" office:value="0.0000586041465613808" calcext:value-type="float">
            <text:p>5,86041465613808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422" calcext:value-type="float">
            <text:p>422</text:p>
          </table:table-cell>
          <table:table-cell office:value-type="float" office:value="35612428.0970513" calcext:value-type="float">
            <text:p>35612428,10</text:p>
          </table:table-cell>
          <table:table-cell office:value-type="string" calcext:value-type="string">
            <text:p>Optimal</text:p>
          </table:table-cell>
          <table:table-cell office:value-type="float" office:value="0.000087219425779" calcext:value-type="float">
            <text:p>0,000087219425779</text:p>
          </table:table-cell>
          <table:table-cell office:value-type="float" office:value="350.42741894722" calcext:value-type="float">
            <text:p>350,42741894722</text:p>
          </table:table-cell>
          <table:table-cell/>
          <table:table-cell table:formula="of:=([.E245]-[.I105])/(0.0000000001+[.E245])" office:value-type="float" office:value="0.000108167170919371" calcext:value-type="float">
            <text:p>0,000108167170919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457" calcext:value-type="float">
            <text:p>457</text:p>
          </table:table-cell>
          <table:table-cell office:value-type="float" office:value="35402160.2728106" calcext:value-type="float">
            <text:p>35402160,27</text:p>
          </table:table-cell>
          <table:table-cell office:value-type="string" calcext:value-type="string">
            <text:p>Optimal</text:p>
          </table:table-cell>
          <table:table-cell office:value-type="float" office:value="0.000066545209807" calcext:value-type="float">
            <text:p>0,000066545209807</text:p>
          </table:table-cell>
          <table:table-cell office:value-type="float" office:value="431.343123912811" calcext:value-type="float">
            <text:p>431,343123912811</text:p>
          </table:table-cell>
          <table:table-cell/>
          <table:table-cell table:formula="of:=([.E246]-[.I106])/(0.0000000001+[.E246])" office:value-type="float" office:value="0.0000665458463533485" calcext:value-type="float">
            <text:p>6,65458463533485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476" calcext:value-type="float">
            <text:p>476</text:p>
          </table:table-cell>
          <table:table-cell office:value-type="float" office:value="77586186.5533859" calcext:value-type="float">
            <text:p>77586186,55</text:p>
          </table:table-cell>
          <table:table-cell office:value-type="string" calcext:value-type="string">
            <text:p>Optimal</text:p>
          </table:table-cell>
          <table:table-cell office:value-type="float" office:value="0.000099783770055" calcext:value-type="float">
            <text:p>0,000099783770055</text:p>
          </table:table-cell>
          <table:table-cell office:value-type="float" office:value="1106.59789609909" calcext:value-type="float">
            <text:p>1106,59789609909</text:p>
          </table:table-cell>
          <table:table-cell/>
          <table:table-cell table:formula="of:=([.E247]-[.I107])/(0.0000000001+[.E247])" office:value-type="float" office:value="0.0000916182596728545" calcext:value-type="float">
            <text:p>9,16182596728545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544" calcext:value-type="float">
            <text:p>544</text:p>
          </table:table-cell>
          <table:table-cell office:value-type="float" office:value="76685115.1666766" calcext:value-type="float">
            <text:p>76685115,17</text:p>
          </table:table-cell>
          <table:table-cell office:value-type="string" calcext:value-type="string">
            <text:p>Optimal</text:p>
          </table:table-cell>
          <table:table-cell office:value-type="float" office:value="0.000059181654341" calcext:value-type="float">
            <text:p>0,000059181654341</text:p>
          </table:table-cell>
          <table:table-cell office:value-type="float" office:value="629.444697856903" calcext:value-type="float">
            <text:p>629,444697856903</text:p>
          </table:table-cell>
          <table:table-cell/>
          <table:table-cell table:formula="of:=([.E248]-[.I108])/(0.0000000001+[.E248])" office:value-type="float" office:value="0.0000596905496413483" calcext:value-type="float">
            <text:p>5,96905496413483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612" calcext:value-type="float">
            <text:p>612</text:p>
          </table:table-cell>
          <table:table-cell office:value-type="float" office:value="76065352.9928549" calcext:value-type="float">
            <text:p>76065352,99</text:p>
          </table:table-cell>
          <table:table-cell office:value-type="string" calcext:value-type="string">
            <text:p>Optimal</text:p>
          </table:table-cell>
          <table:table-cell office:value-type="float" office:value="0.000051759963203" calcext:value-type="float">
            <text:p>0,000051759963203</text:p>
          </table:table-cell>
          <table:table-cell office:value-type="float" office:value="429.617215156555" calcext:value-type="float">
            <text:p>429,617215156555</text:p>
          </table:table-cell>
          <table:table-cell/>
          <table:table-cell table:formula="of:=([.E249]-[.I109])/(0.0000000001+[.E249])" office:value-type="float" office:value="0.0000524604571979676" calcext:value-type="float">
            <text:p>5,24604571979676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681" calcext:value-type="float">
            <text:p>681</text:p>
          </table:table-cell>
          <table:table-cell office:value-type="float" office:value="75658244.6615212" calcext:value-type="float">
            <text:p>75658244,66</text:p>
          </table:table-cell>
          <table:table-cell office:value-type="string" calcext:value-type="string">
            <text:p>Optimal</text:p>
          </table:table-cell>
          <table:table-cell office:value-type="float" office:value="0.000022103155168" calcext:value-type="float">
            <text:p>0,000022103155168</text:p>
          </table:table-cell>
          <table:table-cell office:value-type="float" office:value="334.803302049637" calcext:value-type="float">
            <text:p>334,803302049637</text:p>
          </table:table-cell>
          <table:table-cell/>
          <table:table-cell table:formula="of:=([.E250]-[.I110])/(0.0000000001+[.E250])" office:value-type="float" office:value="0.0000224437981097195" calcext:value-type="float">
            <text:p>2,24437981097195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749" calcext:value-type="float">
            <text:p>749</text:p>
          </table:table-cell>
          <table:table-cell office:value-type="float" office:value="75389646.1420871" calcext:value-type="float">
            <text:p>75389646,14</text:p>
          </table:table-cell>
          <table:table-cell office:value-type="string" calcext:value-type="string">
            <text:p>Optimal</text:p>
          </table:table-cell>
          <table:table-cell office:value-type="float" office:value="0.000025471350868" calcext:value-type="float">
            <text:p>0,000025471350868</text:p>
          </table:table-cell>
          <table:table-cell office:value-type="float" office:value="406.126991033554" calcext:value-type="float">
            <text:p>406,126991033554</text:p>
          </table:table-cell>
          <table:table-cell/>
          <table:table-cell table:formula="of:=([.E251]-[.I111])/(0.0000000001+[.E251])" office:value-type="float" office:value="0.0000253852408490258" calcext:value-type="float">
            <text:p>2,53852408490258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817" calcext:value-type="float">
            <text:p>817</text:p>
          </table:table-cell>
          <table:table-cell office:value-type="float" office:value="75223538.0608871" calcext:value-type="float">
            <text:p>75223538,06</text:p>
          </table:table-cell>
          <table:table-cell office:value-type="string" calcext:value-type="string">
            <text:p>Optimal</text:p>
          </table:table-cell>
          <table:table-cell office:value-type="float" office:value="0.000066253619299" calcext:value-type="float">
            <text:p>0,000066253619299</text:p>
          </table:table-cell>
          <table:table-cell office:value-type="float" office:value="258.03724694252" calcext:value-type="float">
            <text:p>258,03724694252</text:p>
          </table:table-cell>
          <table:table-cell/>
          <table:table-cell table:formula="of:=([.E252]-[.I112])/(0.0000000001+[.E252])" office:value-type="float" office:value="0.0000603191693623458" calcext:value-type="float">
            <text:p>6,03191693623458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855" calcext:value-type="float">
            <text:p>855</text:p>
          </table:table-cell>
          <table:table-cell office:value-type="float" office:value="75122716.7981765" calcext:value-type="float">
            <text:p>75122716,80</text:p>
          </table:table-cell>
          <table:table-cell office:value-type="string" calcext:value-type="string">
            <text:p>Optimal</text:p>
          </table:table-cell>
          <table:table-cell office:value-type="float" office:value="0.000041886526288" calcext:value-type="float">
            <text:p>0,000041886526288</text:p>
          </table:table-cell>
          <table:table-cell office:value-type="float" office:value="167.104943990707" calcext:value-type="float">
            <text:p>167,104943990707</text:p>
          </table:table-cell>
          <table:table-cell/>
          <table:table-cell table:formula="of:=([.E253]-[.I113])/(0.0000000001+[.E253])" office:value-type="float" office:value="0.0000276126130695628" calcext:value-type="float">
            <text:p>2,76126130695628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476" calcext:value-type="float">
            <text:p>476</text:p>
          </table:table-cell>
          <table:table-cell office:value-type="float" office:value="77583619.7396125" calcext:value-type="float">
            <text:p>77583619,74</text:p>
          </table:table-cell>
          <table:table-cell office:value-type="string" calcext:value-type="string">
            <text:p>Optimal</text:p>
          </table:table-cell>
          <table:table-cell office:value-type="float" office:value="0.000064288404541" calcext:value-type="float">
            <text:p>0,000064288404541</text:p>
          </table:table-cell>
          <table:table-cell office:value-type="float" office:value="1045.29420590401" calcext:value-type="float">
            <text:p>1045,29420590401</text:p>
          </table:table-cell>
          <table:table-cell/>
          <table:table-cell table:formula="of:=([.E254]-[.I114])/(0.0000000001+[.E254])" office:value-type="float" office:value="0.0000590978970064983" calcext:value-type="float">
            <text:p>5,90978970064983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544" calcext:value-type="float">
            <text:p>544</text:p>
          </table:table-cell>
          <table:table-cell office:value-type="float" office:value="76686229.6814209" calcext:value-type="float">
            <text:p>76686229,68</text:p>
          </table:table-cell>
          <table:table-cell office:value-type="string" calcext:value-type="string">
            <text:p>Optimal</text:p>
          </table:table-cell>
          <table:table-cell office:value-type="float" office:value="0.000075263222825" calcext:value-type="float">
            <text:p>0,000075263222825</text:p>
          </table:table-cell>
          <table:table-cell office:value-type="float" office:value="899.170614957809" calcext:value-type="float">
            <text:p>899,170614957809</text:p>
          </table:table-cell>
          <table:table-cell/>
          <table:table-cell table:formula="of:=([.E255]-[.I115])/(0.0000000001+[.E255])" office:value-type="float" office:value="0.0000669474966875352" calcext:value-type="float">
            <text:p>6,69474966875352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612" calcext:value-type="float">
            <text:p>612</text:p>
          </table:table-cell>
          <table:table-cell office:value-type="float" office:value="76066578.4054013" calcext:value-type="float">
            <text:p>76066578,41</text:p>
          </table:table-cell>
          <table:table-cell office:value-type="string" calcext:value-type="string">
            <text:p>Optimal</text:p>
          </table:table-cell>
          <table:table-cell office:value-type="float" office:value="0.000052347052228" calcext:value-type="float">
            <text:p>0,000052347052228</text:p>
          </table:table-cell>
          <table:table-cell office:value-type="float" office:value="839.212047815323" calcext:value-type="float">
            <text:p>839,212047815323</text:p>
          </table:table-cell>
          <table:table-cell/>
          <table:table-cell table:formula="of:=([.E256]-[.I116])/(0.0000000001+[.E256])" office:value-type="float" office:value="0.0000783190979440063" calcext:value-type="float">
            <text:p>7,83190979440063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681" calcext:value-type="float">
            <text:p>681</text:p>
          </table:table-cell>
          <table:table-cell office:value-type="float" office:value="75658244.6615213" calcext:value-type="float">
            <text:p>75658244,66</text:p>
          </table:table-cell>
          <table:table-cell office:value-type="string" calcext:value-type="string">
            <text:p>Optimal</text:p>
          </table:table-cell>
          <table:table-cell office:value-type="float" office:value="0.000022087649333" calcext:value-type="float">
            <text:p>0,000022087649333</text:p>
          </table:table-cell>
          <table:table-cell office:value-type="float" office:value="253.963569879532" calcext:value-type="float">
            <text:p>253,963569879532</text:p>
          </table:table-cell>
          <table:table-cell/>
          <table:table-cell table:formula="of:=([.E257]-[.I117])/(0.0000000001+[.E257])" office:value-type="float" office:value="0.0000221018984973866" calcext:value-type="float">
            <text:p>2,21018984973866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749" calcext:value-type="float">
            <text:p>749</text:p>
          </table:table-cell>
          <table:table-cell office:value-type="float" office:value="75389705.8532307" calcext:value-type="float">
            <text:p>75389705,85</text:p>
          </table:table-cell>
          <table:table-cell office:value-type="string" calcext:value-type="string">
            <text:p>Optimal</text:p>
          </table:table-cell>
          <table:table-cell office:value-type="float" office:value="0.000027049883183" calcext:value-type="float">
            <text:p>0,000027049883183</text:p>
          </table:table-cell>
          <table:table-cell office:value-type="float" office:value="421.146641016007" calcext:value-type="float">
            <text:p>421,146641016007</text:p>
          </table:table-cell>
          <table:table-cell/>
          <table:table-cell table:formula="of:=([.E258]-[.I118])/(0.0000000001+[.E258])" office:value-type="float" office:value="0.0000255548125174786" calcext:value-type="float">
            <text:p>2,55548125174786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817" calcext:value-type="float">
            <text:p>817</text:p>
          </table:table-cell>
          <table:table-cell office:value-type="float" office:value="75225571.816153" calcext:value-type="float">
            <text:p>75225571,82</text:p>
          </table:table-cell>
          <table:table-cell office:value-type="string" calcext:value-type="string">
            <text:p>Optimal</text:p>
          </table:table-cell>
          <table:table-cell office:value-type="float" office:value="0.000092232806019" calcext:value-type="float">
            <text:p>0,000092232806019</text:p>
          </table:table-cell>
          <table:table-cell office:value-type="float" office:value="288.322588920593" calcext:value-type="float">
            <text:p>288,322588920593</text:p>
          </table:table-cell>
          <table:table-cell/>
          <table:table-cell table:formula="of:=([.E259]-[.I119])/(0.0000000001+[.E259])" office:value-type="float" office:value="0.0000872549726808481" calcext:value-type="float">
            <text:p>8,72549726808481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855" calcext:value-type="float">
            <text:p>855</text:p>
          </table:table-cell>
          <table:table-cell office:value-type="float" office:value="75122765.713626" calcext:value-type="float">
            <text:p>75122765,71</text:p>
          </table:table-cell>
          <table:table-cell office:value-type="string" calcext:value-type="string">
            <text:p>Optimal</text:p>
          </table:table-cell>
          <table:table-cell office:value-type="float" office:value="0.000046870586995" calcext:value-type="float">
            <text:p>0,000046870586995</text:p>
          </table:table-cell>
          <table:table-cell office:value-type="float" office:value="254.446610927582" calcext:value-type="float">
            <text:p>254,446610927582</text:p>
          </table:table-cell>
          <table:table-cell/>
          <table:table-cell table:formula="of:=([.E260]-[.I120])/(0.0000000001+[.E260])" office:value-type="float" office:value="0.0000429226166466479" calcext:value-type="float">
            <text:p>4,29226166466479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476" calcext:value-type="float">
            <text:p>476</text:p>
          </table:table-cell>
          <table:table-cell office:value-type="float" office:value="77581663.9664978" calcext:value-type="float">
            <text:p>77581663,97</text:p>
          </table:table-cell>
          <table:table-cell office:value-type="string" calcext:value-type="string">
            <text:p>Optimal</text:p>
          </table:table-cell>
          <table:table-cell office:value-type="float" office:value="0.000036826172959" calcext:value-type="float">
            <text:p>0,000036826172959</text:p>
          </table:table-cell>
          <table:table-cell office:value-type="float" office:value="777.15796995163" calcext:value-type="float">
            <text:p>777,15796995163</text:p>
          </table:table-cell>
          <table:table-cell/>
          <table:table-cell table:formula="of:=([.E261]-[.I121])/(0.0000000001+[.E261])" office:value-type="float" office:value="0.0000309553131167466" calcext:value-type="float">
            <text:p>3,09553131167466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544" calcext:value-type="float">
            <text:p>544</text:p>
          </table:table-cell>
          <table:table-cell office:value-type="float" office:value="76687884.7700396" calcext:value-type="float">
            <text:p>76687884,77</text:p>
          </table:table-cell>
          <table:table-cell office:value-type="string" calcext:value-type="string">
            <text:p>Optimal</text:p>
          </table:table-cell>
          <table:table-cell office:value-type="float" office:value="0.000088218756021" calcext:value-type="float">
            <text:p>0,000088218756021</text:p>
          </table:table-cell>
          <table:table-cell office:value-type="float" office:value="839.163645029068" calcext:value-type="float">
            <text:p>839,163645029068</text:p>
          </table:table-cell>
          <table:table-cell/>
          <table:table-cell table:formula="of:=([.E262]-[.I122])/(0.0000000001+[.E262])" office:value-type="float" office:value="0.0000988624861744165" calcext:value-type="float">
            <text:p>9,88624861744165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612" calcext:value-type="float">
            <text:p>612</text:p>
          </table:table-cell>
          <table:table-cell office:value-type="float" office:value="76064741.7003939" calcext:value-type="float">
            <text:p>76064741,70</text:p>
          </table:table-cell>
          <table:table-cell office:value-type="string" calcext:value-type="string">
            <text:p>Optimal</text:p>
          </table:table-cell>
          <table:table-cell office:value-type="float" office:value="0.000041964607264" calcext:value-type="float">
            <text:p>0,000041964607264</text:p>
          </table:table-cell>
          <table:table-cell office:value-type="float" office:value="411.313290834427" calcext:value-type="float">
            <text:p>411,313290834427</text:p>
          </table:table-cell>
          <table:table-cell/>
          <table:table-cell table:formula="of:=([.E263]-[.I123])/(0.0000000001+[.E263])" office:value-type="float" office:value="0.0000424086613624151" calcext:value-type="float">
            <text:p>4,24086613624151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681" calcext:value-type="float">
            <text:p>681</text:p>
          </table:table-cell>
          <table:table-cell office:value-type="float" office:value="75658232.1917872" calcext:value-type="float">
            <text:p>75658232,19</text:p>
          </table:table-cell>
          <table:table-cell office:value-type="string" calcext:value-type="string">
            <text:p>Optimal</text:p>
          </table:table-cell>
          <table:table-cell office:value-type="float" office:value="0.000021953135919" calcext:value-type="float">
            <text:p>0,000021953135919</text:p>
          </table:table-cell>
          <table:table-cell office:value-type="float" office:value="398.584399938583" calcext:value-type="float">
            <text:p>398,584399938583</text:p>
          </table:table-cell>
          <table:table-cell/>
          <table:table-cell table:formula="of:=([.E264]-[.I124])/(0.0000000001+[.E264])" office:value-type="float" office:value="0.0000314217452779419" calcext:value-type="float">
            <text:p>3,14217452779419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749" calcext:value-type="float">
            <text:p>749</text:p>
          </table:table-cell>
          <table:table-cell office:value-type="float" office:value="75389788.5022954" calcext:value-type="float">
            <text:p>75389788,50</text:p>
          </table:table-cell>
          <table:table-cell office:value-type="string" calcext:value-type="string">
            <text:p>Optimal</text:p>
          </table:table-cell>
          <table:table-cell office:value-type="float" office:value="0.000027155536209" calcext:value-type="float">
            <text:p>0,000027155536209</text:p>
          </table:table-cell>
          <table:table-cell office:value-type="float" office:value="483.664156198502" calcext:value-type="float">
            <text:p>483,664156198502</text:p>
          </table:table-cell>
          <table:table-cell/>
          <table:table-cell table:formula="of:=([.E265]-[.I125])/(0.0000000001+[.E265])" office:value-type="float" office:value="0.0000276334012706465" calcext:value-type="float">
            <text:p>2,76334012706465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817" calcext:value-type="float">
            <text:p>817</text:p>
          </table:table-cell>
          <table:table-cell office:value-type="float" office:value="75226062.237109" calcext:value-type="float">
            <text:p>75226062,24</text:p>
          </table:table-cell>
          <table:table-cell office:value-type="string" calcext:value-type="string">
            <text:p>Optimal</text:p>
          </table:table-cell>
          <table:table-cell office:value-type="float" office:value="0.000098732637618" calcext:value-type="float">
            <text:p>0,000098732637618</text:p>
          </table:table-cell>
          <table:table-cell office:value-type="float" office:value="316.03990483284" calcext:value-type="float">
            <text:p>316,03990483284</text:p>
          </table:table-cell>
          <table:table-cell/>
          <table:table-cell table:formula="of:=([.E266]-[.I126])/(0.0000000001+[.E266])" office:value-type="float" office:value="0.0000937842623742476" calcext:value-type="float">
            <text:p>9,37842623742476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855" calcext:value-type="float">
            <text:p>855</text:p>
          </table:table-cell>
          <table:table-cell office:value-type="float" office:value="75124796.5951474" calcext:value-type="float">
            <text:p>75124796,60</text:p>
          </table:table-cell>
          <table:table-cell office:value-type="string" calcext:value-type="string">
            <text:p>Optimal</text:p>
          </table:table-cell>
          <table:table-cell office:value-type="float" office:value="0.000078536562187" calcext:value-type="float">
            <text:p>0,000078536562187</text:p>
          </table:table-cell>
          <table:table-cell office:value-type="float" office:value="224.72109913826" calcext:value-type="float">
            <text:p>224,72109913826</text:p>
          </table:table-cell>
          <table:table-cell/>
          <table:table-cell table:formula="of:=([.E267]-[.I127])/(0.0000000001+[.E267])" office:value-type="float" office:value="0.0000566193234043732" calcext:value-type="float">
            <text:p>5,66193234043732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476" calcext:value-type="float">
            <text:p>476</text:p>
          </table:table-cell>
          <table:table-cell office:value-type="float" office:value="77936147.467772" calcext:value-type="float">
            <text:p>77936147,47</text:p>
          </table:table-cell>
          <table:table-cell office:value-type="string" calcext:value-type="string">
            <text:p>Optimal</text:p>
          </table:table-cell>
          <table:table-cell office:value-type="float" office:value="0.000061830799903" calcext:value-type="float">
            <text:p>0,000061830799903</text:p>
          </table:table-cell>
          <table:table-cell office:value-type="float" office:value="1277.22318100929" calcext:value-type="float">
            <text:p>1277,22318100929</text:p>
          </table:table-cell>
          <table:table-cell/>
          <table:table-cell table:formula="of:=([.E268]-[.I128])/(0.0000000001+[.E268])" office:value-type="float" office:value="0.0000636029875016713" calcext:value-type="float">
            <text:p>6,36029875016713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544" calcext:value-type="float">
            <text:p>544</text:p>
          </table:table-cell>
          <table:table-cell office:value-type="float" office:value="76894368.9198966" calcext:value-type="float">
            <text:p>76894368,92</text:p>
          </table:table-cell>
          <table:table-cell office:value-type="string" calcext:value-type="string">
            <text:p>Optimal</text:p>
          </table:table-cell>
          <table:table-cell office:value-type="float" office:value="0.000091659268918" calcext:value-type="float">
            <text:p>0,000091659268918</text:p>
          </table:table-cell>
          <table:table-cell office:value-type="float" office:value="389.893121004105" calcext:value-type="float">
            <text:p>389,893121004105</text:p>
          </table:table-cell>
          <table:table-cell/>
          <table:table-cell table:formula="of:=([.E269]-[.I129])/(0.0000000001+[.E269])" office:value-type="float" office:value="0.0000542006065291064" calcext:value-type="float">
            <text:p>5,42006065291064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612" calcext:value-type="float">
            <text:p>612</text:p>
          </table:table-cell>
          <table:table-cell office:value-type="float" office:value="76191624.0540859" calcext:value-type="float">
            <text:p>76191624,05</text:p>
          </table:table-cell>
          <table:table-cell office:value-type="string" calcext:value-type="string">
            <text:p>Optimal</text:p>
          </table:table-cell>
          <table:table-cell office:value-type="float" office:value="0.000075782264664" calcext:value-type="float">
            <text:p>0,000075782264664</text:p>
          </table:table-cell>
          <table:table-cell office:value-type="float" office:value="666.022518873215" calcext:value-type="float">
            <text:p>666,022518873215</text:p>
          </table:table-cell>
          <table:table-cell/>
          <table:table-cell table:formula="of:=([.E270]-[.I130])/(0.0000000001+[.E270])" office:value-type="float" office:value="0.0000711182361522151" calcext:value-type="float">
            <text:p>7,11182361522151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681" calcext:value-type="float">
            <text:p>681</text:p>
          </table:table-cell>
          <table:table-cell office:value-type="float" office:value="75734949.9785929" calcext:value-type="float">
            <text:p>75734949,98</text:p>
          </table:table-cell>
          <table:table-cell office:value-type="string" calcext:value-type="string">
            <text:p>Optimal</text:p>
          </table:table-cell>
          <table:table-cell office:value-type="float" office:value="0.000077173422511" calcext:value-type="float">
            <text:p>0,000077173422511</text:p>
          </table:table-cell>
          <table:table-cell office:value-type="float" office:value="406.432087898254" calcext:value-type="float">
            <text:p>406,432087898254</text:p>
          </table:table-cell>
          <table:table-cell/>
          <table:table-cell table:formula="of:=([.E271]-[.I131])/(0.0000000001+[.E271])" office:value-type="float" office:value="0.0000741461896210176" calcext:value-type="float">
            <text:p>7,41461896210176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749" calcext:value-type="float">
            <text:p>749</text:p>
          </table:table-cell>
          <table:table-cell office:value-type="float" office:value="75439446.2886499" calcext:value-type="float">
            <text:p>75439446,29</text:p>
          </table:table-cell>
          <table:table-cell office:value-type="string" calcext:value-type="string">
            <text:p>Optimal</text:p>
          </table:table-cell>
          <table:table-cell office:value-type="float" office:value="0.000029581604348" calcext:value-type="float">
            <text:p>0,000029581604348</text:p>
          </table:table-cell>
          <table:table-cell office:value-type="float" office:value="380.746613025665" calcext:value-type="float">
            <text:p>380,746613025665</text:p>
          </table:table-cell>
          <table:table-cell/>
          <table:table-cell table:formula="of:=([.E272]-[.I132])/(0.0000000001+[.E272])" office:value-type="float" office:value="0.0000265650148460589" calcext:value-type="float">
            <text:p>2,65650148460589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817" calcext:value-type="float">
            <text:p>817</text:p>
          </table:table-cell>
          <table:table-cell office:value-type="float" office:value="75249025.6402073" calcext:value-type="float">
            <text:p>75249025,64</text:p>
          </table:table-cell>
          <table:table-cell office:value-type="string" calcext:value-type="string">
            <text:p>Optimal</text:p>
          </table:table-cell>
          <table:table-cell office:value-type="float" office:value="0.000017636093428" calcext:value-type="float">
            <text:p>0,000017636093428</text:p>
          </table:table-cell>
          <table:table-cell office:value-type="float" office:value="368.778753042221" calcext:value-type="float">
            <text:p>368,778753042221</text:p>
          </table:table-cell>
          <table:table-cell/>
          <table:table-cell table:formula="of:=([.E273]-[.I133])/(0.0000000001+[.E273])" office:value-type="float" office:value="0.000018095864132314" calcext:value-type="float">
            <text:p>1,8095864132314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855" calcext:value-type="float">
            <text:p>855</text:p>
          </table:table-cell>
          <table:table-cell office:value-type="float" office:value="75140712.2000611" calcext:value-type="float">
            <text:p>75140712,20</text:p>
          </table:table-cell>
          <table:table-cell office:value-type="string" calcext:value-type="string">
            <text:p>Optimal</text:p>
          </table:table-cell>
          <table:table-cell office:value-type="float" office:value="0.000068644227709" calcext:value-type="float">
            <text:p>0,000068644227709</text:p>
          </table:table-cell>
          <table:table-cell office:value-type="float" office:value="234.883181095123" calcext:value-type="float">
            <text:p>234,883181095123</text:p>
          </table:table-cell>
          <table:table-cell/>
          <table:table-cell table:formula="of:=([.E274]-[.I134])/(0.0000000001+[.E274])" office:value-type="float" office:value="0.0000670366843127442" calcext:value-type="float">
            <text:p>6,70366843127442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476" calcext:value-type="float">
            <text:p>476</text:p>
          </table:table-cell>
          <table:table-cell office:value-type="float" office:value="86473594.6268166" calcext:value-type="float">
            <text:p>86473594,63</text:p>
          </table:table-cell>
          <table:table-cell office:value-type="string" calcext:value-type="string">
            <text:p>Optimal</text:p>
          </table:table-cell>
          <table:table-cell office:value-type="float" office:value="0.000066246936131" calcext:value-type="float">
            <text:p>0,000066246936131</text:p>
          </table:table-cell>
          <table:table-cell office:value-type="float" office:value="344.655544996262" calcext:value-type="float">
            <text:p>344,655544996262</text:p>
          </table:table-cell>
          <table:table-cell/>
          <table:table-cell table:formula="of:=([.E275]-[.I135])/(0.0000000001+[.E275])" office:value-type="float" office:value="0.0000651718205971356" calcext:value-type="float">
            <text:p>6,51718205971356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544" calcext:value-type="float">
            <text:p>544</text:p>
          </table:table-cell>
          <table:table-cell office:value-type="float" office:value="86178481.9823044" calcext:value-type="float">
            <text:p>86178481,98</text:p>
          </table:table-cell>
          <table:table-cell office:value-type="string" calcext:value-type="string">
            <text:p>Optimal</text:p>
          </table:table-cell>
          <table:table-cell office:value-type="float" office:value="0.000086982496617" calcext:value-type="float">
            <text:p>0,000086982496617</text:p>
          </table:table-cell>
          <table:table-cell office:value-type="float" office:value="407.738034009934" calcext:value-type="float">
            <text:p>407,738034009934</text:p>
          </table:table-cell>
          <table:table-cell/>
          <table:table-cell table:formula="of:=([.E276]-[.I136])/(0.0000000001+[.E276])" office:value-type="float" office:value="0.0000740174577361586" calcext:value-type="float">
            <text:p>7,40174577361586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612" calcext:value-type="float">
            <text:p>612</text:p>
          </table:table-cell>
          <table:table-cell office:value-type="float" office:value="86049772.634319" calcext:value-type="float">
            <text:p>86049772,63</text:p>
          </table:table-cell>
          <table:table-cell office:value-type="string" calcext:value-type="string">
            <text:p>Optimal</text:p>
          </table:table-cell>
          <table:table-cell office:value-type="float" office:value="0.000096971138144" calcext:value-type="float">
            <text:p>0,000096971138144</text:p>
          </table:table-cell>
          <table:table-cell office:value-type="float" office:value="528.524393081665" calcext:value-type="float">
            <text:p>528,524393081665</text:p>
          </table:table-cell>
          <table:table-cell/>
          <table:table-cell table:formula="of:=([.E277]-[.I137])/(0.0000000001+[.E277])" office:value-type="float" office:value="0.0000747830864738997" calcext:value-type="float">
            <text:p>7,47830864738997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681" calcext:value-type="float">
            <text:p>681</text:p>
          </table:table-cell>
          <table:table-cell office:value-type="float" office:value="86001453.5802925" calcext:value-type="float">
            <text:p>86001453,58</text:p>
          </table:table-cell>
          <table:table-cell office:value-type="string" calcext:value-type="string">
            <text:p>Optimal</text:p>
          </table:table-cell>
          <table:table-cell office:value-type="float" office:value="0.000086334484482" calcext:value-type="float">
            <text:p>0,000086334484482</text:p>
          </table:table-cell>
          <table:table-cell office:value-type="float" office:value="383.019272089005" calcext:value-type="float">
            <text:p>383,019272089005</text:p>
          </table:table-cell>
          <table:table-cell/>
          <table:table-cell table:formula="of:=([.E278]-[.I138])/(0.0000000001+[.E278])" office:value-type="float" office:value="0.0000864122091038404" calcext:value-type="float">
            <text:p>8,64122091038404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749" calcext:value-type="float">
            <text:p>749</text:p>
          </table:table-cell>
          <table:table-cell office:value-type="float" office:value="85998732.3944552" calcext:value-type="float">
            <text:p>85998732,39</text:p>
          </table:table-cell>
          <table:table-cell office:value-type="string" calcext:value-type="string">
            <text:p>Optimal</text:p>
          </table:table-cell>
          <table:table-cell office:value-type="float" office:value="0.000086363300528" calcext:value-type="float">
            <text:p>0,000086363300528</text:p>
          </table:table-cell>
          <table:table-cell office:value-type="float" office:value="313.481973171234" calcext:value-type="float">
            <text:p>313,481973171234</text:p>
          </table:table-cell>
          <table:table-cell/>
          <table:table-cell table:formula="of:=([.E279]-[.I139])/(0.0000000001+[.E279])" office:value-type="float" office:value="0.0000863799352479579" calcext:value-type="float">
            <text:p>8,63799352479579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817" calcext:value-type="float">
            <text:p>817</text:p>
          </table:table-cell>
          <table:table-cell office:value-type="float" office:value="85997796.5305469" calcext:value-type="float">
            <text:p>85997796,53</text:p>
          </table:table-cell>
          <table:table-cell office:value-type="string" calcext:value-type="string">
            <text:p>Optimal</text:p>
          </table:table-cell>
          <table:table-cell office:value-type="float" office:value="0.000088805233333" calcext:value-type="float">
            <text:p>0,000088805233333</text:p>
          </table:table-cell>
          <table:table-cell office:value-type="float" office:value="230.175737142563" calcext:value-type="float">
            <text:p>230,175737142563</text:p>
          </table:table-cell>
          <table:table-cell/>
          <table:table-cell table:formula="of:=([.E280]-[.I140])/(0.0000000001+[.E280])" office:value-type="float" office:value="0.0000889335854460092" calcext:value-type="float">
            <text:p>8,89335854460092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855" calcext:value-type="float">
            <text:p>855</text:p>
          </table:table-cell>
          <table:table-cell office:value-type="float" office:value="85997216.9104794" calcext:value-type="float">
            <text:p>85997216,91</text:p>
          </table:table-cell>
          <table:table-cell office:value-type="string" calcext:value-type="string">
            <text:p>Optimal</text:p>
          </table:table-cell>
          <table:table-cell office:value-type="float" office:value="0.00008953321898" calcext:value-type="float">
            <text:p>0,00008953321898</text:p>
          </table:table-cell>
          <table:table-cell office:value-type="float" office:value="360.909904956818" calcext:value-type="float">
            <text:p>360,909904956818</text:p>
          </table:table-cell>
          <table:table-cell/>
          <table:table-cell table:formula="of:=([.E281]-[.I141])/(0.0000000001+[.E281])" office:value-type="float" office:value="0.0000900078505721383" calcext:value-type="float">
            <text:p>9,00078505721383E-05</text:p>
          </table:table-cell>
          <table:table-cell table:number-columns-repeated="1014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L1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number:percentage-style style:name="N112">
      <number:number number:decimal-places="4" number:min-decimal-places="4" number:min-integer-digits="1"/>
      <number:text> %</number:text>
    </number:percentage-style>
    <number:percentage-style style:name="N111">
      <number:number number:decimal-places="3" number:min-decimal-places="3" number:min-integer-digits="1"/>
      <number:text> %</number:text>
    </number:percentage-style>
    <number:number-style style:name="N110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4:15:34.732133324</meta:creation-date>
    <dc:date>2024-05-22T19:40:24.299802817</dc:date>
    <meta:editing-duration>PT1H56M52S</meta:editing-duration>
    <meta:editing-cycles>10</meta:editing-cycles>
    <meta:generator>LibreOffice/7.3.7.2$Linux_X86_64 LibreOffice_project/30$Build-2</meta:generator>
    <meta:document-statistic meta:table-count="1" meta:cell-count="2532" meta:object-count="0"/>
  </office:meta>
</office:document-meta>
</file>